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701in"/>
    </style:style>
    <style:style style:name="co2" style:family="table-column">
      <style:table-column-properties fo:break-before="auto" style:column-width="1.360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weight-asian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1795in" svg:height="8.1594in" svg:x="5.937in" svg:y="0.165in">
            <draw:object draw:notify-on-update-of-ranges="Sheet1.A3:Sheet1.A502 Sheet1.B2:Sheet1.B2 Sheet1.B3:Sheet1.B5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3563in" svg:height="9.2in" svg:x="5.7213in" svg:y="8.5831in">
            <draw:object draw:notify-on-update-of-ranges="Sheet1.A2:Sheet1.A502 Sheet1.E1:Sheet1.E1 Sheet1.E2:Sheet1.E5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Item Rank</text:p>
          </table:table-cell>
          <table:table-cell table:style-name="ce1" office:value-type="string" calcext:value-type="string">
            <text:p>Number Of Clicks</text:p>
          </table:table-cell>
          <table:table-cell table:style-name="ce1" office:value-type="string" calcext:value-type="string">
            <text:p>Cumulative Number Of Clicks up to this rank</text:p>
          </table:table-cell>
          <table:table-cell table:style-name="ce1" office:value-type="string" calcext:value-type="string">
            <text:p>Percentage Of Overall Clicks</text:p>
          </table:table-cell>
          <table:table-cell table:style-name="ce1" office:value-type="string" calcext:value-type="string">
            <text:p>Cumulative Percentage</text:p>
          </table:table-cell>
          <table:table-cell table:style-name="ce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088" calcext:value-type="float">
            <text:p>8088</text:p>
          </table:table-cell>
          <table:table-cell table:formula="of:=SUM([.B2])" office:value-type="float" office:value="8088" calcext:value-type="float">
            <text:p/>
          </table:table-cell>
          <table:table-cell table:formula="of:=[.B2]/SUM([.B$2:.B$502])" office:value-type="percentage" office:value="0.00041599314660549" calcext:value-type="percentage">
            <text:p/>
          </table:table-cell>
          <table:table-cell table:formula="of:=[.C2]/SUM([.B$2:.B$502])" office:value-type="percentage" office:value="0.0004159931466054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220278" calcext:value-type="float">
            <text:p>8220278</text:p>
          </table:table-cell>
          <table:table-cell table:formula="of:=SUM([.B$2:.B3])" office:value-type="float" office:value="8228366" calcext:value-type="float">
            <text:p/>
          </table:table-cell>
          <table:table-cell table:formula="of:=[.B3]/SUM([.B$2:.B$502])" office:value-type="percentage" office:value="0.422796650740836" calcext:value-type="percentage">
            <text:p/>
          </table:table-cell>
          <table:table-cell table:formula="of:=[.C3]/SUM([.B$2:.B$502])" office:value-type="percentage" office:value="0.4232126438874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16738" calcext:value-type="float">
            <text:p>2316738</text:p>
          </table:table-cell>
          <table:table-cell table:formula="of:=SUM([.B$2:.B4])" office:value-type="float" office:value="10545104" calcext:value-type="float">
            <text:p/>
          </table:table-cell>
          <table:table-cell table:formula="of:=[.B4]/SUM([.B$2:.B$502])" office:value-type="percentage" office:value="0.11915765708216" calcext:value-type="percentage">
            <text:p/>
          </table:table-cell>
          <table:table-cell table:formula="of:=[.C4]/SUM([.B$2:.B$502])" office:value-type="percentage" office:value="0.54237030096960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40751" calcext:value-type="float">
            <text:p>1640751</text:p>
          </table:table-cell>
          <table:table-cell table:formula="of:=SUM([.B$2:.B5])" office:value-type="float" office:value="12185855" calcext:value-type="float">
            <text:p/>
          </table:table-cell>
          <table:table-cell table:formula="of:=[.B5]/SUM([.B$2:.B$502])" office:value-type="percentage" office:value="0.0843893634132176" calcext:value-type="percentage">
            <text:p/>
          </table:table-cell>
          <table:table-cell table:formula="of:=[.C5]/SUM([.B$2:.B$502])" office:value-type="percentage" office:value="0.6267596643828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71642" calcext:value-type="float">
            <text:p>1171642</text:p>
          </table:table-cell>
          <table:table-cell table:formula="of:=SUM([.B$2:.B6])" office:value-type="float" office:value="13357497" calcext:value-type="float">
            <text:p/>
          </table:table-cell>
          <table:table-cell table:formula="of:=[.B6]/SUM([.B$2:.B$502])" office:value-type="percentage" office:value="0.0602615037432183" calcext:value-type="percentage">
            <text:p/>
          </table:table-cell>
          <table:table-cell table:formula="of:=[.C6]/SUM([.B$2:.B$502])" office:value-type="percentage" office:value="0.68702116812603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3667" calcext:value-type="float">
            <text:p>943667</text:p>
          </table:table-cell>
          <table:table-cell table:formula="of:=SUM([.B$2:.B7])" office:value-type="float" office:value="14301164" calcext:value-type="float">
            <text:p/>
          </table:table-cell>
          <table:table-cell table:formula="of:=[.B7]/SUM([.B$2:.B$502])" office:value-type="percentage" office:value="0.048535979806845" calcext:value-type="percentage">
            <text:p/>
          </table:table-cell>
          <table:table-cell table:formula="of:=[.C7]/SUM([.B$2:.B$502])" office:value-type="percentage" office:value="0.73555714793288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74718" calcext:value-type="float">
            <text:p>774718</text:p>
          </table:table-cell>
          <table:table-cell table:formula="of:=SUM([.B$2:.B8])" office:value-type="float" office:value="15075882" calcext:value-type="float">
            <text:p/>
          </table:table-cell>
          <table:table-cell table:formula="of:=[.B8]/SUM([.B$2:.B$502])" office:value-type="percentage" office:value="0.0398463623333224" calcext:value-type="percentage">
            <text:p/>
          </table:table-cell>
          <table:table-cell table:formula="of:=[.C8]/SUM([.B$2:.B$502])" office:value-type="percentage" office:value="0.77540351026620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55914" calcext:value-type="float">
            <text:p>655914</text:p>
          </table:table-cell>
          <table:table-cell table:formula="of:=SUM([.B$2:.B9])" office:value-type="float" office:value="15731796" calcext:value-type="float">
            <text:p/>
          </table:table-cell>
          <table:table-cell table:formula="of:=[.B9]/SUM([.B$2:.B$502])" office:value-type="percentage" office:value="0.0337358715087281" calcext:value-type="percentage">
            <text:p/>
          </table:table-cell>
          <table:table-cell table:formula="of:=[.C9]/SUM([.B$2:.B$502])" office:value-type="percentage" office:value="0.80913938177493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9206" calcext:value-type="float">
            <text:p>579206</text:p>
          </table:table-cell>
          <table:table-cell table:formula="of:=SUM([.B$2:.B10])" office:value-type="float" office:value="16311002" calcext:value-type="float">
            <text:p/>
          </table:table-cell>
          <table:table-cell table:formula="of:=[.B10]/SUM([.B$2:.B$502])" office:value-type="percentage" office:value="0.029790520088128" calcext:value-type="percentage">
            <text:p/>
          </table:table-cell>
          <table:table-cell table:formula="of:=[.C10]/SUM([.B$2:.B$502])" office:value-type="percentage" office:value="0.83892990186306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9196" calcext:value-type="float">
            <text:p>549196</text:p>
          </table:table-cell>
          <table:table-cell table:formula="of:=SUM([.B$2:.B11])" office:value-type="float" office:value="16860198" calcext:value-type="float">
            <text:p/>
          </table:table-cell>
          <table:table-cell table:formula="of:=[.B11]/SUM([.B$2:.B$502])" office:value-type="percentage" office:value="0.0282470044687375" calcext:value-type="percentage">
            <text:p/>
          </table:table-cell>
          <table:table-cell table:formula="of:=[.C11]/SUM([.B$2:.B$502])" office:value-type="percentage" office:value="0.86717690633179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77325" calcext:value-type="float">
            <text:p>577325</text:p>
          </table:table-cell>
          <table:table-cell table:formula="of:=SUM([.B$2:.B12])" office:value-type="float" office:value="17437523" calcext:value-type="float">
            <text:p/>
          </table:table-cell>
          <table:table-cell table:formula="of:=[.B12]/SUM([.B$2:.B$502])" office:value-type="percentage" office:value="0.0296937739075191" calcext:value-type="percentage">
            <text:p/>
          </table:table-cell>
          <table:table-cell table:formula="of:=[.C12]/SUM([.B$2:.B$502])" office:value-type="percentage" office:value="0.89687068023931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7688" calcext:value-type="float">
            <text:p>127688</text:p>
          </table:table-cell>
          <table:table-cell table:formula="of:=SUM([.B$2:.B13])" office:value-type="float" office:value="17565211" calcext:value-type="float">
            <text:p/>
          </table:table-cell>
          <table:table-cell table:formula="of:=[.B13]/SUM([.B$2:.B$502])" office:value-type="percentage" office:value="0.00656742493864513" calcext:value-type="percentage">
            <text:p/>
          </table:table-cell>
          <table:table-cell table:formula="of:=[.C13]/SUM([.B$2:.B$502])" office:value-type="percentage" office:value="0.90343810517796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8555" calcext:value-type="float">
            <text:p>108555</text:p>
          </table:table-cell>
          <table:table-cell table:formula="of:=SUM([.B$2:.B14])" office:value-type="float" office:value="17673766" calcext:value-type="float">
            <text:p/>
          </table:table-cell>
          <table:table-cell table:formula="of:=[.B14]/SUM([.B$2:.B$502])" office:value-type="percentage" office:value="0.00558335015204735" calcext:value-type="percentage">
            <text:p/>
          </table:table-cell>
          <table:table-cell table:formula="of:=[.C14]/SUM([.B$2:.B$502])" office:value-type="percentage" office:value="0.9090214553300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1802" calcext:value-type="float">
            <text:p>101802</text:p>
          </table:table-cell>
          <table:table-cell table:formula="of:=SUM([.B$2:.B15])" office:value-type="float" office:value="17775568" calcext:value-type="float">
            <text:p/>
          </table:table-cell>
          <table:table-cell table:formula="of:=[.B15]/SUM([.B$2:.B$502])" office:value-type="percentage" office:value="0.00523602056265233" calcext:value-type="percentage">
            <text:p/>
          </table:table-cell>
          <table:table-cell table:formula="of:=[.C15]/SUM([.B$2:.B$502])" office:value-type="percentage" office:value="0.91425747589266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4221" calcext:value-type="float">
            <text:p>94221</text:p>
          </table:table-cell>
          <table:table-cell table:formula="of:=SUM([.B$2:.B16])" office:value-type="float" office:value="17869789" calcext:value-type="float">
            <text:p/>
          </table:table-cell>
          <table:table-cell table:formula="of:=[.B16]/SUM([.B$2:.B$502])" office:value-type="percentage" office:value="0.00484610413777397" calcext:value-type="percentage">
            <text:p/>
          </table:table-cell>
          <table:table-cell table:formula="of:=[.C16]/SUM([.B$2:.B$502])" office:value-type="percentage" office:value="0.91910358003043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1020" calcext:value-type="float">
            <text:p>91020</text:p>
          </table:table-cell>
          <table:table-cell table:formula="of:=SUM([.B$2:.B17])" office:value-type="float" office:value="17960809" calcext:value-type="float">
            <text:p/>
          </table:table-cell>
          <table:table-cell table:formula="of:=[.B17]/SUM([.B$2:.B$502])" office:value-type="percentage" office:value="0.00468146590059739" calcext:value-type="percentage">
            <text:p/>
          </table:table-cell>
          <table:table-cell table:formula="of:=[.C17]/SUM([.B$2:.B$502])" office:value-type="percentage" office:value="0.92378504593103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5006" calcext:value-type="float">
            <text:p>75006</text:p>
          </table:table-cell>
          <table:table-cell table:formula="of:=SUM([.B$2:.B18])" office:value-type="float" office:value="18035815" calcext:value-type="float">
            <text:p/>
          </table:table-cell>
          <table:table-cell table:formula="of:=[.B18]/SUM([.B$2:.B$502])" office:value-type="percentage" office:value="0.0038578118143288" calcext:value-type="percentage">
            <text:p/>
          </table:table-cell>
          <table:table-cell table:formula="of:=[.C18]/SUM([.B$2:.B$502])" office:value-type="percentage" office:value="0.92764285774536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0054" calcext:value-type="float">
            <text:p>70054</text:p>
          </table:table-cell>
          <table:table-cell table:formula="of:=SUM([.B$2:.B19])" office:value-type="float" office:value="18105869" calcext:value-type="float">
            <text:p/>
          </table:table-cell>
          <table:table-cell table:formula="of:=[.B19]/SUM([.B$2:.B$502])" office:value-type="percentage" office:value="0.0036031137354477" calcext:value-type="percentage">
            <text:p/>
          </table:table-cell>
          <table:table-cell table:formula="of:=[.C19]/SUM([.B$2:.B$502])" office:value-type="percentage" office:value="0.9312459714808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5832" calcext:value-type="float">
            <text:p>65832</text:p>
          </table:table-cell>
          <table:table-cell table:formula="of:=SUM([.B$2:.B20])" office:value-type="float" office:value="18171701" calcext:value-type="float">
            <text:p/>
          </table:table-cell>
          <table:table-cell table:formula="of:=[.B20]/SUM([.B$2:.B$502])" office:value-type="percentage" office:value="0.00338596202118356" calcext:value-type="percentage">
            <text:p/>
          </table:table-cell>
          <table:table-cell table:formula="of:=[.C20]/SUM([.B$2:.B$502])" office:value-type="percentage" office:value="0.93463193350199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2141" calcext:value-type="float">
            <text:p>62141</text:p>
          </table:table-cell>
          <table:table-cell table:formula="of:=SUM([.B$2:.B21])" office:value-type="float" office:value="18233842" calcext:value-type="float">
            <text:p/>
          </table:table-cell>
          <table:table-cell table:formula="of:=[.B21]/SUM([.B$2:.B$502])" office:value-type="percentage" office:value="0.00319612142967504" calcext:value-type="percentage">
            <text:p/>
          </table:table-cell>
          <table:table-cell table:formula="of:=[.C21]/SUM([.B$2:.B$502])" office:value-type="percentage" office:value="0.93782805493166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8384" calcext:value-type="float">
            <text:p>58384</text:p>
          </table:table-cell>
          <table:table-cell table:formula="of:=SUM([.B$2:.B22])" office:value-type="float" office:value="18292226" calcext:value-type="float">
            <text:p/>
          </table:table-cell>
          <table:table-cell table:formula="of:=[.B22]/SUM([.B$2:.B$502])" office:value-type="percentage" office:value="0.00300288623533814" calcext:value-type="percentage">
            <text:p/>
          </table:table-cell>
          <table:table-cell table:formula="of:=[.C22]/SUM([.B$2:.B$502])" office:value-type="percentage" office:value="0.94083094116700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5471" calcext:value-type="float">
            <text:p>55471</text:p>
          </table:table-cell>
          <table:table-cell table:formula="of:=SUM([.B$2:.B23])" office:value-type="float" office:value="18347697" calcext:value-type="float">
            <text:p/>
          </table:table-cell>
          <table:table-cell table:formula="of:=[.B23]/SUM([.B$2:.B$502])" office:value-type="percentage" office:value="0.0028530608105036" calcext:value-type="percentage">
            <text:p/>
          </table:table-cell>
          <table:table-cell table:formula="of:=[.C23]/SUM([.B$2:.B$502])" office:value-type="percentage" office:value="0.943684001977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3273" calcext:value-type="float">
            <text:p>53273</text:p>
          </table:table-cell>
          <table:table-cell table:formula="of:=SUM([.B$2:.B24])" office:value-type="float" office:value="18400970" calcext:value-type="float">
            <text:p/>
          </table:table-cell>
          <table:table-cell table:formula="of:=[.B24]/SUM([.B$2:.B$502])" office:value-type="percentage" office:value="0.00274001024964321" calcext:value-type="percentage">
            <text:p/>
          </table:table-cell>
          <table:table-cell table:formula="of:=[.C24]/SUM([.B$2:.B$502])" office:value-type="percentage" office:value="0.9464240122271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2538" calcext:value-type="float">
            <text:p>52538</text:p>
          </table:table-cell>
          <table:table-cell table:formula="of:=SUM([.B$2:.B25])" office:value-type="float" office:value="18453508" calcext:value-type="float">
            <text:p/>
          </table:table-cell>
          <table:table-cell table:formula="of:=[.B25]/SUM([.B$2:.B$502])" office:value-type="percentage" office:value="0.0027022067181453" calcext:value-type="percentage">
            <text:p/>
          </table:table-cell>
          <table:table-cell table:formula="of:=[.C25]/SUM([.B$2:.B$502])" office:value-type="percentage" office:value="0.94912621894529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5048" calcext:value-type="float">
            <text:p>55048</text:p>
          </table:table-cell>
          <table:table-cell table:formula="of:=SUM([.B$2:.B26])" office:value-type="float" office:value="18508556" calcext:value-type="float">
            <text:p/>
          </table:table-cell>
          <table:table-cell table:formula="of:=[.B26]/SUM([.B$2:.B$502])" office:value-type="percentage" office:value="0.00283130449237624" calcext:value-type="percentage">
            <text:p/>
          </table:table-cell>
          <table:table-cell table:formula="of:=[.C26]/SUM([.B$2:.B$502])" office:value-type="percentage" office:value="0.95195752343767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5641" calcext:value-type="float">
            <text:p>65641</text:p>
          </table:table-cell>
          <table:table-cell table:formula="of:=SUM([.B$2:.B27])" office:value-type="float" office:value="18574197" calcext:value-type="float">
            <text:p/>
          </table:table-cell>
          <table:table-cell table:formula="of:=[.B27]/SUM([.B$2:.B$502])" office:value-type="percentage" office:value="0.00337613824633172" calcext:value-type="percentage">
            <text:p/>
          </table:table-cell>
          <table:table-cell table:formula="of:=[.C27]/SUM([.B$2:.B$502])" office:value-type="percentage" office:value="0.95533366168400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1423" calcext:value-type="float">
            <text:p>31423</text:p>
          </table:table-cell>
          <table:table-cell table:formula="of:=SUM([.B$2:.B28])" office:value-type="float" office:value="18605620" calcext:value-type="float">
            <text:p/>
          </table:table-cell>
          <table:table-cell table:formula="of:=[.B28]/SUM([.B$2:.B$502])" office:value-type="percentage" office:value="0.00161619097994366" calcext:value-type="percentage">
            <text:p/>
          </table:table-cell>
          <table:table-cell table:formula="of:=[.C28]/SUM([.B$2:.B$502])" office:value-type="percentage" office:value="0.9569498526639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7494" calcext:value-type="float">
            <text:p>27494</text:p>
          </table:table-cell>
          <table:table-cell table:formula="of:=SUM([.B$2:.B29])" office:value-type="float" office:value="18633114" calcext:value-type="float">
            <text:p/>
          </table:table-cell>
          <table:table-cell table:formula="of:=[.B29]/SUM([.B$2:.B$502])" office:value-type="percentage" office:value="0.00141410924490249" calcext:value-type="percentage">
            <text:p/>
          </table:table-cell>
          <table:table-cell table:formula="of:=[.C29]/SUM([.B$2:.B$502])" office:value-type="percentage" office:value="0.95836396190885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6269" calcext:value-type="float">
            <text:p>26269</text:p>
          </table:table-cell>
          <table:table-cell table:formula="of:=SUM([.B$2:.B30])" office:value-type="float" office:value="18659383" calcext:value-type="float">
            <text:p/>
          </table:table-cell>
          <table:table-cell table:formula="of:=[.B30]/SUM([.B$2:.B$502])" office:value-type="percentage" office:value="0.00135110335907265" calcext:value-type="percentage">
            <text:p/>
          </table:table-cell>
          <table:table-cell table:formula="of:=[.C30]/SUM([.B$2:.B$502])" office:value-type="percentage" office:value="0.95971506526792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4917" calcext:value-type="float">
            <text:p>24917</text:p>
          </table:table-cell>
          <table:table-cell table:formula="of:=SUM([.B$2:.B31])" office:value-type="float" office:value="18684300" calcext:value-type="float">
            <text:p/>
          </table:table-cell>
          <table:table-cell table:formula="of:=[.B31]/SUM([.B$2:.B$502])" office:value-type="percentage" office:value="0.00128156543446699" calcext:value-type="percentage">
            <text:p/>
          </table:table-cell>
          <table:table-cell table:formula="of:=[.C31]/SUM([.B$2:.B$502])" office:value-type="percentage" office:value="0.96099663070239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3951" calcext:value-type="float">
            <text:p>23951</text:p>
          </table:table-cell>
          <table:table-cell table:formula="of:=SUM([.B$2:.B32])" office:value-type="float" office:value="18708251" calcext:value-type="float">
            <text:p/>
          </table:table-cell>
          <table:table-cell table:formula="of:=[.B32]/SUM([.B$2:.B$502])" office:value-type="percentage" office:value="0.00123188079306974" calcext:value-type="percentage">
            <text:p/>
          </table:table-cell>
          <table:table-cell table:formula="of:=[.C32]/SUM([.B$2:.B$502])" office:value-type="percentage" office:value="0.96222851149546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3041" calcext:value-type="float">
            <text:p>23041</text:p>
          </table:table-cell>
          <table:table-cell table:formula="of:=SUM([.B$2:.B33])" office:value-type="float" office:value="18731292" calcext:value-type="float">
            <text:p/>
          </table:table-cell>
          <table:table-cell table:formula="of:=[.B33]/SUM([.B$2:.B$502])" office:value-type="percentage" office:value="0.00118507642073901" calcext:value-type="percentage">
            <text:p/>
          </table:table-cell>
          <table:table-cell table:formula="of:=[.C33]/SUM([.B$2:.B$502])" office:value-type="percentage" office:value="0.96341358791620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2099" calcext:value-type="float">
            <text:p>22099</text:p>
          </table:table-cell>
          <table:table-cell table:formula="of:=SUM([.B$2:.B34])" office:value-type="float" office:value="18753391" calcext:value-type="float">
            <text:p/>
          </table:table-cell>
          <table:table-cell table:formula="of:=[.B34]/SUM([.B$2:.B$502])" office:value-type="percentage" office:value="0.00113662618037027" calcext:value-type="percentage">
            <text:p/>
          </table:table-cell>
          <table:table-cell table:formula="of:=[.C34]/SUM([.B$2:.B$502])" office:value-type="percentage" office:value="0.9645502140965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1175" calcext:value-type="float">
            <text:p>21175</text:p>
          </table:table-cell>
          <table:table-cell table:formula="of:=SUM([.B$2:.B35])" office:value-type="float" office:value="18774566" calcext:value-type="float">
            <text:p/>
          </table:table-cell>
          <table:table-cell table:formula="of:=[.B35]/SUM([.B$2:.B$502])" office:value-type="percentage" office:value="0.0010891017407729" calcext:value-type="percentage">
            <text:p/>
          </table:table-cell>
          <table:table-cell table:formula="of:=[.C35]/SUM([.B$2:.B$502])" office:value-type="percentage" office:value="0.96563931583734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0492" calcext:value-type="float">
            <text:p>20492</text:p>
          </table:table-cell>
          <table:table-cell table:formula="of:=SUM([.B$2:.B36])" office:value-type="float" office:value="18795058" calcext:value-type="float">
            <text:p/>
          </table:table-cell>
          <table:table-cell table:formula="of:=[.B36]/SUM([.B$2:.B$502])" office:value-type="percentage" office:value="0.00105397274483676" calcext:value-type="percentage">
            <text:p/>
          </table:table-cell>
          <table:table-cell table:formula="of:=[.C36]/SUM([.B$2:.B$502])" office:value-type="percentage" office:value="0.96669328858218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9951" calcext:value-type="float">
            <text:p>19951</text:p>
          </table:table-cell>
          <table:table-cell table:formula="of:=SUM([.B$2:.B37])" office:value-type="float" office:value="18815009" calcext:value-type="float">
            <text:p/>
          </table:table-cell>
          <table:table-cell table:formula="of:=[.B37]/SUM([.B$2:.B$502])" office:value-type="percentage" office:value="0.00102614728831925" calcext:value-type="percentage">
            <text:p/>
          </table:table-cell>
          <table:table-cell table:formula="of:=[.C37]/SUM([.B$2:.B$502])" office:value-type="percentage" office:value="0.96771943587050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9418" calcext:value-type="float">
            <text:p>19418</text:p>
          </table:table-cell>
          <table:table-cell table:formula="of:=SUM([.B$2:.B38])" office:value-type="float" office:value="18834427" calcext:value-type="float">
            <text:p/>
          </table:table-cell>
          <table:table-cell table:formula="of:=[.B38]/SUM([.B$2:.B$502])" office:value-type="percentage" office:value="0.000998733298811251" calcext:value-type="percentage">
            <text:p/>
          </table:table-cell>
          <table:table-cell table:formula="of:=[.C38]/SUM([.B$2:.B$502])" office:value-type="percentage" office:value="0.96871816916931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675" calcext:value-type="float">
            <text:p>18675</text:p>
          </table:table-cell>
          <table:table-cell table:formula="of:=SUM([.B$2:.B39])" office:value-type="float" office:value="18853102" calcext:value-type="float">
            <text:p/>
          </table:table-cell>
          <table:table-cell table:formula="of:=[.B39]/SUM([.B$2:.B$502])" office:value-type="percentage" office:value="0.000960518300303848" calcext:value-type="percentage">
            <text:p/>
          </table:table-cell>
          <table:table-cell table:formula="of:=[.C39]/SUM([.B$2:.B$502])" office:value-type="percentage" office:value="0.96967868746961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8972" calcext:value-type="float">
            <text:p>18972</text:p>
          </table:table-cell>
          <table:table-cell table:formula="of:=SUM([.B$2:.B40])" office:value-type="float" office:value="18872074" calcext:value-type="float">
            <text:p/>
          </table:table-cell>
          <table:table-cell table:formula="of:=[.B40]/SUM([.B$2:.B$502])" office:value-type="percentage" office:value="0.000975794013031572" calcext:value-type="percentage">
            <text:p/>
          </table:table-cell>
          <table:table-cell table:formula="of:=[.C40]/SUM([.B$2:.B$502])" office:value-type="percentage" office:value="0.97065448148264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181" calcext:value-type="float">
            <text:p>20181</text:p>
          </table:table-cell>
          <table:table-cell table:formula="of:=SUM([.B$2:.B41])" office:value-type="float" office:value="18892255" calcext:value-type="float">
            <text:p/>
          </table:table-cell>
          <table:table-cell table:formula="of:=[.B41]/SUM([.B$2:.B$502])" office:value-type="percentage" office:value="0.00103797696484241" calcext:value-type="percentage">
            <text:p/>
          </table:table-cell>
          <table:table-cell table:formula="of:=[.C41]/SUM([.B$2:.B$502])" office:value-type="percentage" office:value="0.9716924584474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4946" calcext:value-type="float">
            <text:p>24946</text:p>
          </table:table-cell>
          <table:table-cell table:formula="of:=SUM([.B$2:.B42])" office:value-type="float" office:value="18917201" calcext:value-type="float">
            <text:p/>
          </table:table-cell>
          <table:table-cell table:formula="of:=[.B42]/SUM([.B$2:.B$502])" office:value-type="percentage" office:value="0.00128305700237643" calcext:value-type="percentage">
            <text:p/>
          </table:table-cell>
          <table:table-cell table:formula="of:=[.C42]/SUM([.B$2:.B$502])" office:value-type="percentage" office:value="0.97297551544986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4024" calcext:value-type="float">
            <text:p>14024</text:p>
          </table:table-cell>
          <table:table-cell table:formula="of:=SUM([.B$2:.B43])" office:value-type="float" office:value="18931225" calcext:value-type="float">
            <text:p/>
          </table:table-cell>
          <table:table-cell table:formula="of:=[.B43]/SUM([.B$2:.B$502])" office:value-type="percentage" office:value="0.000721301667655216" calcext:value-type="percentage">
            <text:p/>
          </table:table-cell>
          <table:table-cell table:formula="of:=[.C43]/SUM([.B$2:.B$502])" office:value-type="percentage" office:value="0.97369681711752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492" calcext:value-type="float">
            <text:p>12492</text:p>
          </table:table-cell>
          <table:table-cell table:formula="of:=SUM([.B$2:.B44])" office:value-type="float" office:value="18943717" calcext:value-type="float">
            <text:p/>
          </table:table-cell>
          <table:table-cell table:formula="of:=[.B44]/SUM([.B$2:.B$502])" office:value-type="percentage" office:value="0.000642505735335779" calcext:value-type="percentage">
            <text:p/>
          </table:table-cell>
          <table:table-cell table:formula="of:=[.C44]/SUM([.B$2:.B$502])" office:value-type="percentage" office:value="0.97433932285285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1889" calcext:value-type="float">
            <text:p>11889</text:p>
          </table:table-cell>
          <table:table-cell table:formula="of:=SUM([.B$2:.B45])" office:value-type="float" office:value="18955606" calcext:value-type="float">
            <text:p/>
          </table:table-cell>
          <table:table-cell table:formula="of:=[.B45]/SUM([.B$2:.B$502])" office:value-type="percentage" office:value="0.000611491409494642" calcext:value-type="percentage">
            <text:p/>
          </table:table-cell>
          <table:table-cell table:formula="of:=[.C45]/SUM([.B$2:.B$502])" office:value-type="percentage" office:value="0.97495081426235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1245" calcext:value-type="float">
            <text:p>11245</text:p>
          </table:table-cell>
          <table:table-cell table:formula="of:=SUM([.B$2:.B46])" office:value-type="float" office:value="18966851" calcext:value-type="float">
            <text:p/>
          </table:table-cell>
          <table:table-cell table:formula="of:=[.B46]/SUM([.B$2:.B$502])" office:value-type="percentage" office:value="0.000578368315229814" calcext:value-type="percentage">
            <text:p/>
          </table:table-cell>
          <table:table-cell table:formula="of:=[.C46]/SUM([.B$2:.B$502])" office:value-type="percentage" office:value="0.97552918257758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179" calcext:value-type="float">
            <text:p>11179</text:p>
          </table:table-cell>
          <table:table-cell table:formula="of:=SUM([.B$2:.B47])" office:value-type="float" office:value="18978030" calcext:value-type="float">
            <text:p/>
          </table:table-cell>
          <table:table-cell table:formula="of:=[.B47]/SUM([.B$2:.B$502])" office:value-type="percentage" office:value="0.00057497371240143" calcext:value-type="percentage">
            <text:p/>
          </table:table-cell>
          <table:table-cell table:formula="of:=[.C47]/SUM([.B$2:.B$502])" office:value-type="percentage" office:value="0.97610415628998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0709" calcext:value-type="float">
            <text:p>10709</text:p>
          </table:table-cell>
          <table:table-cell table:formula="of:=SUM([.B$2:.B48])" office:value-type="float" office:value="18988739" calcext:value-type="float">
            <text:p/>
          </table:table-cell>
          <table:table-cell table:formula="of:=[.B48]/SUM([.B$2:.B$502])" office:value-type="percentage" office:value="0.000550800025593248" calcext:value-type="percentage">
            <text:p/>
          </table:table-cell>
          <table:table-cell table:formula="of:=[.C48]/SUM([.B$2:.B$502])" office:value-type="percentage" office:value="0.97665495631557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328" calcext:value-type="float">
            <text:p>10328</text:p>
          </table:table-cell>
          <table:table-cell table:formula="of:=SUM([.B$2:.B49])" office:value-type="float" office:value="18999067" calcext:value-type="float">
            <text:p/>
          </table:table-cell>
          <table:table-cell table:formula="of:=[.B49]/SUM([.B$2:.B$502])" office:value-type="percentage" office:value="0.000531203909265764" calcext:value-type="percentage">
            <text:p/>
          </table:table-cell>
          <table:table-cell table:formula="of:=[.C49]/SUM([.B$2:.B$502])" office:value-type="percentage" office:value="0.9771861602248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0193" calcext:value-type="float">
            <text:p>10193</text:p>
          </table:table-cell>
          <table:table-cell table:formula="of:=SUM([.B$2:.B50])" office:value-type="float" office:value="19009260" calcext:value-type="float">
            <text:p/>
          </table:table-cell>
          <table:table-cell table:formula="of:=[.B50]/SUM([.B$2:.B$502])" office:value-type="percentage" office:value="0.000524260403480435" calcext:value-type="percentage">
            <text:p/>
          </table:table-cell>
          <table:table-cell table:formula="of:=[.C50]/SUM([.B$2:.B$502])" office:value-type="percentage" office:value="0.97771042062832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9826" calcext:value-type="float">
            <text:p>9826</text:p>
          </table:table-cell>
          <table:table-cell table:formula="of:=SUM([.B$2:.B51])" office:value-type="float" office:value="19019086" calcext:value-type="float">
            <text:p/>
          </table:table-cell>
          <table:table-cell table:formula="of:=[.B51]/SUM([.B$2:.B$502])" office:value-type="percentage" office:value="0.000505384354419577" calcext:value-type="percentage">
            <text:p/>
          </table:table-cell>
          <table:table-cell table:formula="of:=[.C51]/SUM([.B$2:.B$502])" office:value-type="percentage" office:value="0.9782158049827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722" calcext:value-type="float">
            <text:p>9722</text:p>
          </table:table-cell>
          <table:table-cell table:formula="of:=SUM([.B$2:.B52])" office:value-type="float" office:value="19028808" calcext:value-type="float">
            <text:p/>
          </table:table-cell>
          <table:table-cell table:formula="of:=[.B52]/SUM([.B$2:.B$502])" office:value-type="percentage" office:value="0.000500035283296065" calcext:value-type="percentage">
            <text:p/>
          </table:table-cell>
          <table:table-cell table:formula="of:=[.C52]/SUM([.B$2:.B$502])" office:value-type="percentage" office:value="0.97871584026603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493" calcext:value-type="float">
            <text:p>9493</text:p>
          </table:table-cell>
          <table:table-cell table:formula="of:=SUM([.B$2:.B53])" office:value-type="float" office:value="19038301" calcext:value-type="float">
            <text:p/>
          </table:table-cell>
          <table:table-cell table:formula="of:=[.B53]/SUM([.B$2:.B$502])" office:value-type="percentage" office:value="0.000488257040149099" calcext:value-type="percentage">
            <text:p/>
          </table:table-cell>
          <table:table-cell table:formula="of:=[.C53]/SUM([.B$2:.B$502])" office:value-type="percentage" office:value="0.97920409730618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9036" calcext:value-type="float">
            <text:p>9036</text:p>
          </table:table-cell>
          <table:table-cell table:formula="of:=SUM([.B$2:.B54])" office:value-type="float" office:value="19047337" calcext:value-type="float">
            <text:p/>
          </table:table-cell>
          <table:table-cell table:formula="of:=[.B54]/SUM([.B$2:.B$502])" office:value-type="percentage" office:value="0.000464751987231356" calcext:value-type="percentage">
            <text:p/>
          </table:table-cell>
          <table:table-cell table:formula="of:=[.C54]/SUM([.B$2:.B$502])" office:value-type="percentage" office:value="0.9796688492934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9220" calcext:value-type="float">
            <text:p>9220</text:p>
          </table:table-cell>
          <table:table-cell table:formula="of:=SUM([.B$2:.B55])" office:value-type="float" office:value="19056557" calcext:value-type="float">
            <text:p/>
          </table:table-cell>
          <table:table-cell table:formula="of:=[.B55]/SUM([.B$2:.B$502])" office:value-type="percentage" office:value="0.000474215728449878" calcext:value-type="percentage">
            <text:p/>
          </table:table-cell>
          <table:table-cell table:formula="of:=[.C55]/SUM([.B$2:.B$502])" office:value-type="percentage" office:value="0.98014306502186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0071" calcext:value-type="float">
            <text:p>10071</text:p>
          </table:table-cell>
          <table:table-cell table:formula="of:=SUM([.B$2:.B56])" office:value-type="float" office:value="19066628" calcext:value-type="float">
            <text:p/>
          </table:table-cell>
          <table:table-cell table:formula="of:=[.B56]/SUM([.B$2:.B$502])" office:value-type="percentage" office:value="0.000517985531585545" calcext:value-type="percentage">
            <text:p/>
          </table:table-cell>
          <table:table-cell table:formula="of:=[.C56]/SUM([.B$2:.B$502])" office:value-type="percentage" office:value="0.9806610505534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555" calcext:value-type="float">
            <text:p>12555</text:p>
          </table:table-cell>
          <table:table-cell table:formula="of:=SUM([.B$2:.B57])" office:value-type="float" office:value="19079183" calcext:value-type="float">
            <text:p/>
          </table:table-cell>
          <table:table-cell table:formula="of:=[.B57]/SUM([.B$2:.B$502])" office:value-type="percentage" office:value="0.000645746038035599" calcext:value-type="percentage">
            <text:p/>
          </table:table-cell>
          <table:table-cell table:formula="of:=[.C57]/SUM([.B$2:.B$502])" office:value-type="percentage" office:value="0.9813067965914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682" calcext:value-type="float">
            <text:p>7682</text:p>
          </table:table-cell>
          <table:table-cell table:formula="of:=SUM([.B$2:.B58])" office:value-type="float" office:value="19086865" calcext:value-type="float">
            <text:p/>
          </table:table-cell>
          <table:table-cell table:formula="of:=[.B58]/SUM([.B$2:.B$502])" office:value-type="percentage" office:value="0.000395111195873315" calcext:value-type="percentage">
            <text:p/>
          </table:table-cell>
          <table:table-cell table:formula="of:=[.C58]/SUM([.B$2:.B$502])" office:value-type="percentage" office:value="0.98170190778736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7051" calcext:value-type="float">
            <text:p>7051</text:p>
          </table:table-cell>
          <table:table-cell table:formula="of:=SUM([.B$2:.B59])" office:value-type="float" office:value="19093916" calcext:value-type="float">
            <text:p/>
          </table:table-cell>
          <table:table-cell table:formula="of:=[.B59]/SUM([.B$2:.B$502])" office:value-type="percentage" office:value="0.000362656735498925" calcext:value-type="percentage">
            <text:p/>
          </table:table-cell>
          <table:table-cell table:formula="of:=[.C59]/SUM([.B$2:.B$502])" office:value-type="percentage" office:value="0.98206456452286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743" calcext:value-type="float">
            <text:p>6743</text:p>
          </table:table-cell>
          <table:table-cell table:formula="of:=SUM([.B$2:.B60])" office:value-type="float" office:value="19100659" calcext:value-type="float">
            <text:p/>
          </table:table-cell>
          <table:table-cell table:formula="of:=[.B60]/SUM([.B$2:.B$502])" office:value-type="percentage" office:value="0.000346815255633138" calcext:value-type="percentage">
            <text:p/>
          </table:table-cell>
          <table:table-cell table:formula="of:=[.C60]/SUM([.B$2:.B$502])" office:value-type="percentage" office:value="0.98241137977849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485" calcext:value-type="float">
            <text:p>6485</text:p>
          </table:table-cell>
          <table:table-cell table:formula="of:=SUM([.B$2:.B61])" office:value-type="float" office:value="19107144" calcext:value-type="float">
            <text:p/>
          </table:table-cell>
          <table:table-cell table:formula="of:=[.B61]/SUM([.B$2:.B$502])" office:value-type="percentage" office:value="0.000333545444576731" calcext:value-type="percentage">
            <text:p/>
          </table:table-cell>
          <table:table-cell table:formula="of:=[.C61]/SUM([.B$2:.B$502])" office:value-type="percentage" office:value="0.9827449252230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474" calcext:value-type="float">
            <text:p>6474</text:p>
          </table:table-cell>
          <table:table-cell table:formula="of:=SUM([.B$2:.B62])" office:value-type="float" office:value="19113618" calcext:value-type="float">
            <text:p/>
          </table:table-cell>
          <table:table-cell table:formula="of:=[.B62]/SUM([.B$2:.B$502])" office:value-type="percentage" office:value="0.000332979677438667" calcext:value-type="percentage">
            <text:p/>
          </table:table-cell>
          <table:table-cell table:formula="of:=[.C62]/SUM([.B$2:.B$502])" office:value-type="percentage" office:value="0.983077904900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149" calcext:value-type="float">
            <text:p>6149</text:p>
          </table:table-cell>
          <table:table-cell table:formula="of:=SUM([.B$2:.B63])" office:value-type="float" office:value="19119767" calcext:value-type="float">
            <text:p/>
          </table:table-cell>
          <table:table-cell table:formula="of:=[.B63]/SUM([.B$2:.B$502])" office:value-type="percentage" office:value="0.00031626383017769" calcext:value-type="percentage">
            <text:p/>
          </table:table-cell>
          <table:table-cell table:formula="of:=[.C63]/SUM([.B$2:.B$502])" office:value-type="percentage" office:value="0.98339416873068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008" calcext:value-type="float">
            <text:p>6008</text:p>
          </table:table-cell>
          <table:table-cell table:formula="of:=SUM([.B$2:.B64])" office:value-type="float" office:value="19125775" calcext:value-type="float">
            <text:p/>
          </table:table-cell>
          <table:table-cell table:formula="of:=[.B64]/SUM([.B$2:.B$502])" office:value-type="percentage" office:value="0.000309011724135235" calcext:value-type="percentage">
            <text:p/>
          </table:table-cell>
          <table:table-cell table:formula="of:=[.C64]/SUM([.B$2:.B$502])" office:value-type="percentage" office:value="0.98370318045482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999" calcext:value-type="float">
            <text:p>5999</text:p>
          </table:table-cell>
          <table:table-cell table:formula="of:=SUM([.B$2:.B65])" office:value-type="float" office:value="19131774" calcext:value-type="float">
            <text:p/>
          </table:table-cell>
          <table:table-cell table:formula="of:=[.B65]/SUM([.B$2:.B$502])" office:value-type="percentage" office:value="0.000308548823749547" calcext:value-type="percentage">
            <text:p/>
          </table:table-cell>
          <table:table-cell table:formula="of:=[.C65]/SUM([.B$2:.B$502])" office:value-type="percentage" office:value="0.98401172927857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647" calcext:value-type="float">
            <text:p>5647</text:p>
          </table:table-cell>
          <table:table-cell table:formula="of:=SUM([.B$2:.B66])" office:value-type="float" office:value="19137421" calcext:value-type="float">
            <text:p/>
          </table:table-cell>
          <table:table-cell table:formula="of:=[.B66]/SUM([.B$2:.B$502])" office:value-type="percentage" office:value="0.000290444275331504" calcext:value-type="percentage">
            <text:p/>
          </table:table-cell>
          <table:table-cell table:formula="of:=[.C66]/SUM([.B$2:.B$502])" office:value-type="percentage" office:value="0.98430217355390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536" calcext:value-type="float">
            <text:p>5536</text:p>
          </table:table-cell>
          <table:table-cell table:formula="of:=SUM([.B$2:.B67])" office:value-type="float" office:value="19142957" calcext:value-type="float">
            <text:p/>
          </table:table-cell>
          <table:table-cell table:formula="of:=[.B67]/SUM([.B$2:.B$502])" office:value-type="percentage" office:value="0.000284735170574677" calcext:value-type="percentage">
            <text:p/>
          </table:table-cell>
          <table:table-cell table:formula="of:=[.C67]/SUM([.B$2:.B$502])" office:value-type="percentage" office:value="0.9845869087244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475" calcext:value-type="float">
            <text:p>5475</text:p>
          </table:table-cell>
          <table:table-cell table:formula="of:=SUM([.B$2:.B68])" office:value-type="float" office:value="19148432" calcext:value-type="float">
            <text:p/>
          </table:table-cell>
          <table:table-cell table:formula="of:=[.B68]/SUM([.B$2:.B$502])" office:value-type="percentage" office:value="0.000281597734627232" calcext:value-type="percentage">
            <text:p/>
          </table:table-cell>
          <table:table-cell table:formula="of:=[.C68]/SUM([.B$2:.B$502])" office:value-type="percentage" office:value="0.98486850645910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426" calcext:value-type="float">
            <text:p>5426</text:p>
          </table:table-cell>
          <table:table-cell table:formula="of:=SUM([.B$2:.B69])" office:value-type="float" office:value="19153858" calcext:value-type="float">
            <text:p/>
          </table:table-cell>
          <table:table-cell table:formula="of:=[.B69]/SUM([.B$2:.B$502])" office:value-type="percentage" office:value="0.000279077499194039" calcext:value-type="percentage">
            <text:p/>
          </table:table-cell>
          <table:table-cell table:formula="of:=[.C69]/SUM([.B$2:.B$502])" office:value-type="percentage" office:value="0.985147583958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463" calcext:value-type="float">
            <text:p>5463</text:p>
          </table:table-cell>
          <table:table-cell table:formula="of:=SUM([.B$2:.B70])" office:value-type="float" office:value="19159321" calcext:value-type="float">
            <text:p/>
          </table:table-cell>
          <table:table-cell table:formula="of:=[.B70]/SUM([.B$2:.B$502])" office:value-type="percentage" office:value="0.000280980534112981" calcext:value-type="percentage">
            <text:p/>
          </table:table-cell>
          <table:table-cell table:formula="of:=[.C70]/SUM([.B$2:.B$502])" office:value-type="percentage" office:value="0.98542856449241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968" calcext:value-type="float">
            <text:p>5968</text:p>
          </table:table-cell>
          <table:table-cell table:formula="of:=SUM([.B$2:.B71])" office:value-type="float" office:value="19165289" calcext:value-type="float">
            <text:p/>
          </table:table-cell>
          <table:table-cell table:formula="of:=[.B71]/SUM([.B$2:.B$502])" office:value-type="percentage" office:value="0.00030695438908773" calcext:value-type="percentage">
            <text:p/>
          </table:table-cell>
          <table:table-cell table:formula="of:=[.C71]/SUM([.B$2:.B$502])" office:value-type="percentage" office:value="0.98573551888150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198" calcext:value-type="float">
            <text:p>7198</text:p>
          </table:table-cell>
          <table:table-cell table:formula="of:=SUM([.B$2:.B72])" office:value-type="float" office:value="19172487" calcext:value-type="float">
            <text:p/>
          </table:table-cell>
          <table:table-cell table:formula="of:=[.B72]/SUM([.B$2:.B$502])" office:value-type="percentage" office:value="0.000370217441798506" calcext:value-type="percentage">
            <text:p/>
          </table:table-cell>
          <table:table-cell table:formula="of:=[.C72]/SUM([.B$2:.B$502])" office:value-type="percentage" office:value="0.98610573632329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026" calcext:value-type="float">
            <text:p>5026</text:p>
          </table:table-cell>
          <table:table-cell table:formula="of:=SUM([.B$2:.B73])" office:value-type="float" office:value="19177513" calcext:value-type="float">
            <text:p/>
          </table:table-cell>
          <table:table-cell table:formula="of:=[.B73]/SUM([.B$2:.B$502])" office:value-type="percentage" office:value="0.00025850414871899" calcext:value-type="percentage">
            <text:p/>
          </table:table-cell>
          <table:table-cell table:formula="of:=[.C73]/SUM([.B$2:.B$502])" office:value-type="percentage" office:value="0.9863642404720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4555" calcext:value-type="float">
            <text:p>4555</text:p>
          </table:table-cell>
          <table:table-cell table:formula="of:=SUM([.B$2:.B74])" office:value-type="float" office:value="19182068" calcext:value-type="float">
            <text:p/>
          </table:table-cell>
          <table:table-cell table:formula="of:=[.B74]/SUM([.B$2:.B$502])" office:value-type="percentage" office:value="0.00023427902853462" calcext:value-type="percentage">
            <text:p/>
          </table:table-cell>
          <table:table-cell table:formula="of:=[.C74]/SUM([.B$2:.B$502])" office:value-type="percentage" office:value="0.98659851950055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146" calcext:value-type="float">
            <text:p>4146</text:p>
          </table:table-cell>
          <table:table-cell table:formula="of:=SUM([.B$2:.B75])" office:value-type="float" office:value="19186214" calcext:value-type="float">
            <text:p/>
          </table:table-cell>
          <table:table-cell table:formula="of:=[.B75]/SUM([.B$2:.B$502])" office:value-type="percentage" office:value="0.000213242777673882" calcext:value-type="percentage">
            <text:p/>
          </table:table-cell>
          <table:table-cell table:formula="of:=[.C75]/SUM([.B$2:.B$502])" office:value-type="percentage" office:value="0.98681176227822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4048" calcext:value-type="float">
            <text:p>4048</text:p>
          </table:table-cell>
          <table:table-cell table:formula="of:=SUM([.B$2:.B76])" office:value-type="float" office:value="19190262" calcext:value-type="float">
            <text:p/>
          </table:table-cell>
          <table:table-cell table:formula="of:=[.B76]/SUM([.B$2:.B$502])" office:value-type="percentage" office:value="0.000208202306807495" calcext:value-type="percentage">
            <text:p/>
          </table:table-cell>
          <table:table-cell table:formula="of:=[.C76]/SUM([.B$2:.B$502])" office:value-type="percentage" office:value="0.98701996458503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4094" calcext:value-type="float">
            <text:p>4094</text:p>
          </table:table-cell>
          <table:table-cell table:formula="of:=SUM([.B$2:.B77])" office:value-type="float" office:value="19194356" calcext:value-type="float">
            <text:p/>
          </table:table-cell>
          <table:table-cell table:formula="of:=[.B77]/SUM([.B$2:.B$502])" office:value-type="percentage" office:value="0.000210568242112126" calcext:value-type="percentage">
            <text:p/>
          </table:table-cell>
          <table:table-cell table:formula="of:=[.C77]/SUM([.B$2:.B$502])" office:value-type="percentage" office:value="0.98723053282714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924" calcext:value-type="float">
            <text:p>3924</text:p>
          </table:table-cell>
          <table:table-cell table:formula="of:=SUM([.B$2:.B78])" office:value-type="float" office:value="19198280" calcext:value-type="float">
            <text:p/>
          </table:table-cell>
          <table:table-cell table:formula="of:=[.B78]/SUM([.B$2:.B$502])" office:value-type="percentage" office:value="0.00020182456816023" calcext:value-type="percentage">
            <text:p/>
          </table:table-cell>
          <table:table-cell table:formula="of:=[.C78]/SUM([.B$2:.B$502])" office:value-type="percentage" office:value="0.98743235739530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886" calcext:value-type="float">
            <text:p>3886</text:p>
          </table:table-cell>
          <table:table-cell table:formula="of:=SUM([.B$2:.B79])" office:value-type="float" office:value="19202166" calcext:value-type="float">
            <text:p/>
          </table:table-cell>
          <table:table-cell table:formula="of:=[.B79]/SUM([.B$2:.B$502])" office:value-type="percentage" office:value="0.000199870099865101" calcext:value-type="percentage">
            <text:p/>
          </table:table-cell>
          <table:table-cell table:formula="of:=[.C79]/SUM([.B$2:.B$502])" office:value-type="percentage" office:value="0.9876322274951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648" calcext:value-type="float">
            <text:p>3648</text:p>
          </table:table-cell>
          <table:table-cell table:formula="of:=SUM([.B$2:.B80])" office:value-type="float" office:value="19205814" calcext:value-type="float">
            <text:p/>
          </table:table-cell>
          <table:table-cell table:formula="of:=[.B80]/SUM([.B$2:.B$502])" office:value-type="percentage" office:value="0.000187628956332446" calcext:value-type="percentage">
            <text:p/>
          </table:table-cell>
          <table:table-cell table:formula="of:=[.C80]/SUM([.B$2:.B$502])" office:value-type="percentage" office:value="0.98781985645150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530" calcext:value-type="float">
            <text:p>3530</text:p>
          </table:table-cell>
          <table:table-cell table:formula="of:=SUM([.B$2:.B81])" office:value-type="float" office:value="19209344" calcext:value-type="float">
            <text:p/>
          </table:table-cell>
          <table:table-cell table:formula="of:=[.B81]/SUM([.B$2:.B$502])" office:value-type="percentage" office:value="0.000181559817942307" calcext:value-type="percentage">
            <text:p/>
          </table:table-cell>
          <table:table-cell table:formula="of:=[.C81]/SUM([.B$2:.B$502])" office:value-type="percentage" office:value="0.98800141626944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602" calcext:value-type="float">
            <text:p>3602</text:p>
          </table:table-cell>
          <table:table-cell table:formula="of:=SUM([.B$2:.B82])" office:value-type="float" office:value="19212946" calcext:value-type="float">
            <text:p/>
          </table:table-cell>
          <table:table-cell table:formula="of:=[.B82]/SUM([.B$2:.B$502])" office:value-type="percentage" office:value="0.000185263021027816" calcext:value-type="percentage">
            <text:p/>
          </table:table-cell>
          <table:table-cell table:formula="of:=[.C82]/SUM([.B$2:.B$502])" office:value-type="percentage" office:value="0.98818667929047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486" calcext:value-type="float">
            <text:p>3486</text:p>
          </table:table-cell>
          <table:table-cell table:formula="of:=SUM([.B$2:.B83])" office:value-type="float" office:value="19216432" calcext:value-type="float">
            <text:p/>
          </table:table-cell>
          <table:table-cell table:formula="of:=[.B83]/SUM([.B$2:.B$502])" office:value-type="percentage" office:value="0.000179296749390052" calcext:value-type="percentage">
            <text:p/>
          </table:table-cell>
          <table:table-cell table:formula="of:=[.C83]/SUM([.B$2:.B$502])" office:value-type="percentage" office:value="0.98836597603986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477" calcext:value-type="float">
            <text:p>3477</text:p>
          </table:table-cell>
          <table:table-cell table:formula="of:=SUM([.B$2:.B84])" office:value-type="float" office:value="19219909" calcext:value-type="float">
            <text:p/>
          </table:table-cell>
          <table:table-cell table:formula="of:=[.B84]/SUM([.B$2:.B$502])" office:value-type="percentage" office:value="0.000178833849004363" calcext:value-type="percentage">
            <text:p/>
          </table:table-cell>
          <table:table-cell table:formula="of:=[.C84]/SUM([.B$2:.B$502])" office:value-type="percentage" office:value="0.98854480988886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568" calcext:value-type="float">
            <text:p>3568</text:p>
          </table:table-cell>
          <table:table-cell table:formula="of:=SUM([.B$2:.B85])" office:value-type="float" office:value="19223477" calcext:value-type="float">
            <text:p/>
          </table:table-cell>
          <table:table-cell table:formula="of:=[.B85]/SUM([.B$2:.B$502])" office:value-type="percentage" office:value="0.000183514286237437" calcext:value-type="percentage">
            <text:p/>
          </table:table-cell>
          <table:table-cell table:formula="of:=[.C85]/SUM([.B$2:.B$502])" office:value-type="percentage" office:value="0.98872832417510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862" calcext:value-type="float">
            <text:p>3862</text:p>
          </table:table-cell>
          <table:table-cell table:formula="of:=SUM([.B$2:.B86])" office:value-type="float" office:value="19227339" calcext:value-type="float">
            <text:p/>
          </table:table-cell>
          <table:table-cell table:formula="of:=[.B86]/SUM([.B$2:.B$502])" office:value-type="percentage" office:value="0.000198635698836598" calcext:value-type="percentage">
            <text:p/>
          </table:table-cell>
          <table:table-cell table:formula="of:=[.C86]/SUM([.B$2:.B$502])" office:value-type="percentage" office:value="0.98892695987394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850" calcext:value-type="float">
            <text:p>4850</text:p>
          </table:table-cell>
          <table:table-cell table:formula="of:=SUM([.B$2:.B87])" office:value-type="float" office:value="19232189" calcext:value-type="float">
            <text:p/>
          </table:table-cell>
          <table:table-cell table:formula="of:=[.B87]/SUM([.B$2:.B$502])" office:value-type="percentage" office:value="0.000249451874509968" calcext:value-type="percentage">
            <text:p/>
          </table:table-cell>
          <table:table-cell table:formula="of:=[.C87]/SUM([.B$2:.B$502])" office:value-type="percentage" office:value="0.98917641174845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291" calcext:value-type="float">
            <text:p>3291</text:p>
          </table:table-cell>
          <table:table-cell table:formula="of:=SUM([.B$2:.B88])" office:value-type="float" office:value="19235480" calcext:value-type="float">
            <text:p/>
          </table:table-cell>
          <table:table-cell table:formula="of:=[.B88]/SUM([.B$2:.B$502])" office:value-type="percentage" office:value="0.000169267241033465" calcext:value-type="percentage">
            <text:p/>
          </table:table-cell>
          <table:table-cell table:formula="of:=[.C88]/SUM([.B$2:.B$502])" office:value-type="percentage" office:value="0.98934567898948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039" calcext:value-type="float">
            <text:p>3039</text:p>
          </table:table-cell>
          <table:table-cell table:formula="of:=SUM([.B$2:.B89])" office:value-type="float" office:value="19238519" calcext:value-type="float">
            <text:p/>
          </table:table-cell>
          <table:table-cell table:formula="of:=[.B89]/SUM([.B$2:.B$502])" office:value-type="percentage" office:value="0.000156306030234184" calcext:value-type="percentage">
            <text:p/>
          </table:table-cell>
          <table:table-cell table:formula="of:=[.C89]/SUM([.B$2:.B$502])" office:value-type="percentage" office:value="0.989501985019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863" calcext:value-type="float">
            <text:p>2863</text:p>
          </table:table-cell>
          <table:table-cell table:formula="of:=SUM([.B$2:.B90])" office:value-type="float" office:value="19241382" calcext:value-type="float">
            <text:p/>
          </table:table-cell>
          <table:table-cell table:formula="of:=[.B90]/SUM([.B$2:.B$502])" office:value-type="percentage" office:value="0.000147253756025163" calcext:value-type="percentage">
            <text:p/>
          </table:table-cell>
          <table:table-cell table:formula="of:=[.C90]/SUM([.B$2:.B$502])" office:value-type="percentage" office:value="0.98964923877574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862" calcext:value-type="float">
            <text:p>2862</text:p>
          </table:table-cell>
          <table:table-cell table:formula="of:=SUM([.B$2:.B91])" office:value-type="float" office:value="19244244" calcext:value-type="float">
            <text:p/>
          </table:table-cell>
          <table:table-cell table:formula="of:=[.B91]/SUM([.B$2:.B$502])" office:value-type="percentage" office:value="0.000147202322648975" calcext:value-type="percentage">
            <text:p/>
          </table:table-cell>
          <table:table-cell table:formula="of:=[.C91]/SUM([.B$2:.B$502])" office:value-type="percentage" office:value="0.98979644109839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781" calcext:value-type="float">
            <text:p>2781</text:p>
          </table:table-cell>
          <table:table-cell table:formula="of:=SUM([.B$2:.B92])" office:value-type="float" office:value="19247025" calcext:value-type="float">
            <text:p/>
          </table:table-cell>
          <table:table-cell table:formula="of:=[.B92]/SUM([.B$2:.B$502])" office:value-type="percentage" office:value="0.000143036219177778" calcext:value-type="percentage">
            <text:p/>
          </table:table-cell>
          <table:table-cell table:formula="of:=[.C92]/SUM([.B$2:.B$502])" office:value-type="percentage" office:value="0.9899394773175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2595" calcext:value-type="float">
            <text:p>2595</text:p>
          </table:table-cell>
          <table:table-cell table:formula="of:=SUM([.B$2:.B93])" office:value-type="float" office:value="19249620" calcext:value-type="float">
            <text:p/>
          </table:table-cell>
          <table:table-cell table:formula="of:=[.B93]/SUM([.B$2:.B$502])" office:value-type="percentage" office:value="0.00013346961120688" calcext:value-type="percentage">
            <text:p/>
          </table:table-cell>
          <table:table-cell table:formula="of:=[.C93]/SUM([.B$2:.B$502])" office:value-type="percentage" office:value="0.9900729469287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591" calcext:value-type="float">
            <text:p>2591</text:p>
          </table:table-cell>
          <table:table-cell table:formula="of:=SUM([.B$2:.B94])" office:value-type="float" office:value="19252211" calcext:value-type="float">
            <text:p/>
          </table:table-cell>
          <table:table-cell table:formula="of:=[.B94]/SUM([.B$2:.B$502])" office:value-type="percentage" office:value="0.00013326387770213" calcext:value-type="percentage">
            <text:p/>
          </table:table-cell>
          <table:table-cell table:formula="of:=[.C94]/SUM([.B$2:.B$502])" office:value-type="percentage" office:value="0.99020621080648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519" calcext:value-type="float">
            <text:p>2519</text:p>
          </table:table-cell>
          <table:table-cell table:formula="of:=SUM([.B$2:.B95])" office:value-type="float" office:value="19254730" calcext:value-type="float">
            <text:p/>
          </table:table-cell>
          <table:table-cell table:formula="of:=[.B95]/SUM([.B$2:.B$502])" office:value-type="percentage" office:value="0.000129560674616621" calcext:value-type="percentage">
            <text:p/>
          </table:table-cell>
          <table:table-cell table:formula="of:=[.C95]/SUM([.B$2:.B$502])" office:value-type="percentage" office:value="0.99033577148109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577" calcext:value-type="float">
            <text:p>2577</text:p>
          </table:table-cell>
          <table:table-cell table:formula="of:=SUM([.B$2:.B96])" office:value-type="float" office:value="19257307" calcext:value-type="float">
            <text:p/>
          </table:table-cell>
          <table:table-cell table:formula="of:=[.B96]/SUM([.B$2:.B$502])" office:value-type="percentage" office:value="0.000132543810435503" calcext:value-type="percentage">
            <text:p/>
          </table:table-cell>
          <table:table-cell table:formula="of:=[.C96]/SUM([.B$2:.B$502])" office:value-type="percentage" office:value="0.99046831529153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436" calcext:value-type="float">
            <text:p>2436</text:p>
          </table:table-cell>
          <table:table-cell table:formula="of:=SUM([.B$2:.B97])" office:value-type="float" office:value="19259743" calcext:value-type="float">
            <text:p/>
          </table:table-cell>
          <table:table-cell table:formula="of:=[.B97]/SUM([.B$2:.B$502])" office:value-type="percentage" office:value="0.000125291704393048" calcext:value-type="percentage">
            <text:p/>
          </table:table-cell>
          <table:table-cell table:formula="of:=[.C97]/SUM([.B$2:.B$502])" office:value-type="percentage" office:value="0.99059360699592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413" calcext:value-type="float">
            <text:p>2413</text:p>
          </table:table-cell>
          <table:table-cell table:formula="of:=SUM([.B$2:.B98])" office:value-type="float" office:value="19262156" calcext:value-type="float">
            <text:p/>
          </table:table-cell>
          <table:table-cell table:formula="of:=[.B98]/SUM([.B$2:.B$502])" office:value-type="percentage" office:value="0.000124108736740733" calcext:value-type="percentage">
            <text:p/>
          </table:table-cell>
          <table:table-cell table:formula="of:=[.C98]/SUM([.B$2:.B$502])" office:value-type="percentage" office:value="0.99071771573266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2424" calcext:value-type="float">
            <text:p>2424</text:p>
          </table:table-cell>
          <table:table-cell table:formula="of:=SUM([.B$2:.B99])" office:value-type="float" office:value="19264580" calcext:value-type="float">
            <text:p/>
          </table:table-cell>
          <table:table-cell table:formula="of:=[.B99]/SUM([.B$2:.B$502])" office:value-type="percentage" office:value="0.000124674503878797" calcext:value-type="percentage">
            <text:p/>
          </table:table-cell>
          <table:table-cell table:formula="of:=[.C99]/SUM([.B$2:.B$502])" office:value-type="percentage" office:value="0.99084239023654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377" calcext:value-type="float">
            <text:p>2377</text:p>
          </table:table-cell>
          <table:table-cell table:formula="of:=SUM([.B$2:.B100])" office:value-type="float" office:value="19266957" calcext:value-type="float">
            <text:p/>
          </table:table-cell>
          <table:table-cell table:formula="of:=[.B100]/SUM([.B$2:.B$502])" office:value-type="percentage" office:value="0.000122257135197978" calcext:value-type="percentage">
            <text:p/>
          </table:table-cell>
          <table:table-cell table:formula="of:=[.C100]/SUM([.B$2:.B$502])" office:value-type="percentage" office:value="0.99096464737174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660" calcext:value-type="float">
            <text:p>2660</text:p>
          </table:table-cell>
          <table:table-cell table:formula="of:=SUM([.B$2:.B101])" office:value-type="float" office:value="19269617" calcext:value-type="float">
            <text:p/>
          </table:table-cell>
          <table:table-cell table:formula="of:=[.B101]/SUM([.B$2:.B$502])" office:value-type="percentage" office:value="0.000136812780659076" calcext:value-type="percentage">
            <text:p/>
          </table:table-cell>
          <table:table-cell table:formula="of:=[.C101]/SUM([.B$2:.B$502])" office:value-type="percentage" office:value="0.99110146015240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309" calcext:value-type="float">
            <text:p>3309</text:p>
          </table:table-cell>
          <table:table-cell table:formula="of:=SUM([.B$2:.B102])" office:value-type="float" office:value="19272926" calcext:value-type="float">
            <text:p/>
          </table:table-cell>
          <table:table-cell table:formula="of:=[.B102]/SUM([.B$2:.B$502])" office:value-type="percentage" office:value="0.000170193041804842" calcext:value-type="percentage">
            <text:p/>
          </table:table-cell>
          <table:table-cell table:formula="of:=[.C102]/SUM([.B$2:.B$502])" office:value-type="percentage" office:value="0.99127165319420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2519" calcext:value-type="float">
            <text:p>2519</text:p>
          </table:table-cell>
          <table:table-cell table:formula="of:=SUM([.B$2:.B103])" office:value-type="float" office:value="19275445" calcext:value-type="float">
            <text:p/>
          </table:table-cell>
          <table:table-cell table:formula="of:=[.B103]/SUM([.B$2:.B$502])" office:value-type="percentage" office:value="0.000129560674616621" calcext:value-type="percentage">
            <text:p/>
          </table:table-cell>
          <table:table-cell table:formula="of:=[.C103]/SUM([.B$2:.B$502])" office:value-type="percentage" office:value="0.99140121386882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2464" calcext:value-type="float">
            <text:p>2464</text:p>
          </table:table-cell>
          <table:table-cell table:formula="of:=SUM([.B$2:.B104])" office:value-type="float" office:value="19277909" calcext:value-type="float">
            <text:p/>
          </table:table-cell>
          <table:table-cell table:formula="of:=[.B104]/SUM([.B$2:.B$502])" office:value-type="percentage" office:value="0.000126731838926302" calcext:value-type="percentage">
            <text:p/>
          </table:table-cell>
          <table:table-cell table:formula="of:=[.C104]/SUM([.B$2:.B$502])" office:value-type="percentage" office:value="0.9915279457077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268" calcext:value-type="float">
            <text:p>2268</text:p>
          </table:table-cell>
          <table:table-cell table:formula="of:=SUM([.B$2:.B105])" office:value-type="float" office:value="19280177" calcext:value-type="float">
            <text:p/>
          </table:table-cell>
          <table:table-cell table:formula="of:=[.B105]/SUM([.B$2:.B$502])" office:value-type="percentage" office:value="0.000116650897193528" calcext:value-type="percentage">
            <text:p/>
          </table:table-cell>
          <table:table-cell table:formula="of:=[.C105]/SUM([.B$2:.B$502])" office:value-type="percentage" office:value="0.99164459660494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072" calcext:value-type="float">
            <text:p>2072</text:p>
          </table:table-cell>
          <table:table-cell table:formula="of:=SUM([.B$2:.B106])" office:value-type="float" office:value="19282249" calcext:value-type="float">
            <text:p/>
          </table:table-cell>
          <table:table-cell table:formula="of:=[.B106]/SUM([.B$2:.B$502])" office:value-type="percentage" office:value="0.000106569955460754" calcext:value-type="percentage">
            <text:p/>
          </table:table-cell>
          <table:table-cell table:formula="of:=[.C106]/SUM([.B$2:.B$502])" office:value-type="percentage" office:value="0.99175116656040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2134" calcext:value-type="float">
            <text:p>2134</text:p>
          </table:table-cell>
          <table:table-cell table:formula="of:=SUM([.B$2:.B107])" office:value-type="float" office:value="19284383" calcext:value-type="float">
            <text:p/>
          </table:table-cell>
          <table:table-cell table:formula="of:=[.B107]/SUM([.B$2:.B$502])" office:value-type="percentage" office:value="0.000109758824784386" calcext:value-type="percentage">
            <text:p/>
          </table:table-cell>
          <table:table-cell table:formula="of:=[.C107]/SUM([.B$2:.B$502])" office:value-type="percentage" office:value="0.991860925385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2082" calcext:value-type="float">
            <text:p>2082</text:p>
          </table:table-cell>
          <table:table-cell table:formula="of:=SUM([.B$2:.B108])" office:value-type="float" office:value="19286465" calcext:value-type="float">
            <text:p/>
          </table:table-cell>
          <table:table-cell table:formula="of:=[.B108]/SUM([.B$2:.B$502])" office:value-type="percentage" office:value="0.00010708428922263" calcext:value-type="percentage">
            <text:p/>
          </table:table-cell>
          <table:table-cell table:formula="of:=[.C108]/SUM([.B$2:.B$502])" office:value-type="percentage" office:value="0.99196800967441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972" calcext:value-type="float">
            <text:p>1972</text:p>
          </table:table-cell>
          <table:table-cell table:formula="of:=SUM([.B$2:.B109])" office:value-type="float" office:value="19288437" calcext:value-type="float">
            <text:p/>
          </table:table-cell>
          <table:table-cell table:formula="of:=[.B109]/SUM([.B$2:.B$502])" office:value-type="percentage" office:value="0.000101426617841991" calcext:value-type="percentage">
            <text:p/>
          </table:table-cell>
          <table:table-cell table:formula="of:=[.C109]/SUM([.B$2:.B$502])" office:value-type="percentage" office:value="0.9920694362922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932" calcext:value-type="float">
            <text:p>1932</text:p>
          </table:table-cell>
          <table:table-cell table:formula="of:=SUM([.B$2:.B110])" office:value-type="float" office:value="19290369" calcext:value-type="float">
            <text:p/>
          </table:table-cell>
          <table:table-cell table:formula="of:=[.B110]/SUM([.B$2:.B$502])" office:value-type="percentage" office:value="0.0000993692827944864" calcext:value-type="percentage">
            <text:p/>
          </table:table-cell>
          <table:table-cell table:formula="of:=[.C110]/SUM([.B$2:.B$502])" office:value-type="percentage" office:value="0.99216880557504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903" calcext:value-type="float">
            <text:p>1903</text:p>
          </table:table-cell>
          <table:table-cell table:formula="of:=SUM([.B$2:.B111])" office:value-type="float" office:value="19292272" calcext:value-type="float">
            <text:p/>
          </table:table-cell>
          <table:table-cell table:formula="of:=[.B111]/SUM([.B$2:.B$502])" office:value-type="percentage" office:value="0.0000978777148850454" calcext:value-type="percentage">
            <text:p/>
          </table:table-cell>
          <table:table-cell table:formula="of:=[.C111]/SUM([.B$2:.B$502])" office:value-type="percentage" office:value="0.99226668328993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872" calcext:value-type="float">
            <text:p>1872</text:p>
          </table:table-cell>
          <table:table-cell table:formula="of:=SUM([.B$2:.B112])" office:value-type="float" office:value="19294144" calcext:value-type="float">
            <text:p/>
          </table:table-cell>
          <table:table-cell table:formula="of:=[.B112]/SUM([.B$2:.B$502])" office:value-type="percentage" office:value="0.0000962832802232291" calcext:value-type="percentage">
            <text:p/>
          </table:table-cell>
          <table:table-cell table:formula="of:=[.C112]/SUM([.B$2:.B$502])" office:value-type="percentage" office:value="0.99236296657015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78" calcext:value-type="float">
            <text:p>1878</text:p>
          </table:table-cell>
          <table:table-cell table:formula="of:=SUM([.B$2:.B113])" office:value-type="float" office:value="19296022" calcext:value-type="float">
            <text:p/>
          </table:table-cell>
          <table:table-cell table:formula="of:=[.B113]/SUM([.B$2:.B$502])" office:value-type="percentage" office:value="0.0000965918804803548" calcext:value-type="percentage">
            <text:p/>
          </table:table-cell>
          <table:table-cell table:formula="of:=[.C113]/SUM([.B$2:.B$502])" office:value-type="percentage" office:value="0.99245955845063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842" calcext:value-type="float">
            <text:p>1842</text:p>
          </table:table-cell>
          <table:table-cell table:formula="of:=SUM([.B$2:.B114])" office:value-type="float" office:value="19297864" calcext:value-type="float">
            <text:p/>
          </table:table-cell>
          <table:table-cell table:formula="of:=[.B114]/SUM([.B$2:.B$502])" office:value-type="percentage" office:value="0.0000947402789376004" calcext:value-type="percentage">
            <text:p/>
          </table:table-cell>
          <table:table-cell table:formula="of:=[.C114]/SUM([.B$2:.B$502])" office:value-type="percentage" office:value="0.99255429872957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894" calcext:value-type="float">
            <text:p>1894</text:p>
          </table:table-cell>
          <table:table-cell table:formula="of:=SUM([.B$2:.B115])" office:value-type="float" office:value="19299758" calcext:value-type="float">
            <text:p/>
          </table:table-cell>
          <table:table-cell table:formula="of:=[.B115]/SUM([.B$2:.B$502])" office:value-type="percentage" office:value="0.0000974148144993568" calcext:value-type="percentage">
            <text:p/>
          </table:table-cell>
          <table:table-cell table:formula="of:=[.C115]/SUM([.B$2:.B$502])" office:value-type="percentage" office:value="0.99265171354407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053" calcext:value-type="float">
            <text:p>2053</text:p>
          </table:table-cell>
          <table:table-cell table:formula="of:=SUM([.B$2:.B116])" office:value-type="float" office:value="19301811" calcext:value-type="float">
            <text:p/>
          </table:table-cell>
          <table:table-cell table:formula="of:=[.B116]/SUM([.B$2:.B$502])" office:value-type="percentage" office:value="0.000105592721313189" calcext:value-type="percentage">
            <text:p/>
          </table:table-cell>
          <table:table-cell table:formula="of:=[.C116]/SUM([.B$2:.B$502])" office:value-type="percentage" office:value="0.99275730626538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520" calcext:value-type="float">
            <text:p>2520</text:p>
          </table:table-cell>
          <table:table-cell table:formula="of:=SUM([.B$2:.B117])" office:value-type="float" office:value="19304331" calcext:value-type="float">
            <text:p/>
          </table:table-cell>
          <table:table-cell table:formula="of:=[.B117]/SUM([.B$2:.B$502])" office:value-type="percentage" office:value="0.000129612107992808" calcext:value-type="percentage">
            <text:p/>
          </table:table-cell>
          <table:table-cell table:formula="of:=[.C117]/SUM([.B$2:.B$502])" office:value-type="percentage" office:value="0.9928869183733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863" calcext:value-type="float">
            <text:p>1863</text:p>
          </table:table-cell>
          <table:table-cell table:formula="of:=SUM([.B$2:.B118])" office:value-type="float" office:value="19306194" calcext:value-type="float">
            <text:p/>
          </table:table-cell>
          <table:table-cell table:formula="of:=[.B118]/SUM([.B$2:.B$502])" office:value-type="percentage" office:value="0.0000958203798375405" calcext:value-type="percentage">
            <text:p/>
          </table:table-cell>
          <table:table-cell table:formula="of:=[.C118]/SUM([.B$2:.B$502])" office:value-type="percentage" office:value="0.99298273875321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724" calcext:value-type="float">
            <text:p>1724</text:p>
          </table:table-cell>
          <table:table-cell table:formula="of:=SUM([.B$2:.B119])" office:value-type="float" office:value="19307918" calcext:value-type="float">
            <text:p/>
          </table:table-cell>
          <table:table-cell table:formula="of:=[.B119]/SUM([.B$2:.B$502])" office:value-type="percentage" office:value="0.000088671140547461" calcext:value-type="percentage">
            <text:p/>
          </table:table-cell>
          <table:table-cell table:formula="of:=[.C119]/SUM([.B$2:.B$502])" office:value-type="percentage" office:value="0.99307140989376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719" calcext:value-type="float">
            <text:p>1719</text:p>
          </table:table-cell>
          <table:table-cell table:formula="of:=SUM([.B$2:.B120])" office:value-type="float" office:value="19309637" calcext:value-type="float">
            <text:p/>
          </table:table-cell>
          <table:table-cell table:formula="of:=[.B120]/SUM([.B$2:.B$502])" office:value-type="percentage" office:value="0.0000884139736665229" calcext:value-type="percentage">
            <text:p/>
          </table:table-cell>
          <table:table-cell table:formula="of:=[.C120]/SUM([.B$2:.B$502])" office:value-type="percentage" office:value="0.99315982386743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566" calcext:value-type="float">
            <text:p>1566</text:p>
          </table:table-cell>
          <table:table-cell table:formula="of:=SUM([.B$2:.B121])" office:value-type="float" office:value="19311203" calcext:value-type="float">
            <text:p/>
          </table:table-cell>
          <table:table-cell table:formula="of:=[.B121]/SUM([.B$2:.B$502])" office:value-type="percentage" office:value="0.0000805446671098166" calcext:value-type="percentage">
            <text:p/>
          </table:table-cell>
          <table:table-cell table:formula="of:=[.C121]/SUM([.B$2:.B$502])" office:value-type="percentage" office:value="0.9932403685345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584" calcext:value-type="float">
            <text:p>1584</text:p>
          </table:table-cell>
          <table:table-cell table:formula="of:=SUM([.B$2:.B122])" office:value-type="float" office:value="19312787" calcext:value-type="float">
            <text:p/>
          </table:table-cell>
          <table:table-cell table:formula="of:=[.B122]/SUM([.B$2:.B$502])" office:value-type="percentage" office:value="0.0000814704678811938" calcext:value-type="percentage">
            <text:p/>
          </table:table-cell>
          <table:table-cell table:formula="of:=[.C122]/SUM([.B$2:.B$502])" office:value-type="percentage" office:value="0.99332183900242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532" calcext:value-type="float">
            <text:p>1532</text:p>
          </table:table-cell>
          <table:table-cell table:formula="of:=SUM([.B$2:.B123])" office:value-type="float" office:value="19314319" calcext:value-type="float">
            <text:p/>
          </table:table-cell>
          <table:table-cell table:formula="of:=[.B123]/SUM([.B$2:.B$502])" office:value-type="percentage" office:value="0.0000787959323194375" calcext:value-type="percentage">
            <text:p/>
          </table:table-cell>
          <table:table-cell table:formula="of:=[.C123]/SUM([.B$2:.B$502])" office:value-type="percentage" office:value="0.9934006349347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539" calcext:value-type="float">
            <text:p>1539</text:p>
          </table:table-cell>
          <table:table-cell table:formula="of:=SUM([.B$2:.B124])" office:value-type="float" office:value="19315858" calcext:value-type="float">
            <text:p/>
          </table:table-cell>
          <table:table-cell table:formula="of:=[.B124]/SUM([.B$2:.B$502])" office:value-type="percentage" office:value="0.0000791559659527508" calcext:value-type="percentage">
            <text:p/>
          </table:table-cell>
          <table:table-cell table:formula="of:=[.C124]/SUM([.B$2:.B$502])" office:value-type="percentage" office:value="0.99347979090069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432" calcext:value-type="float">
            <text:p>1432</text:p>
          </table:table-cell>
          <table:table-cell table:formula="of:=SUM([.B$2:.B125])" office:value-type="float" office:value="19317290" calcext:value-type="float">
            <text:p/>
          </table:table-cell>
          <table:table-cell table:formula="of:=[.B125]/SUM([.B$2:.B$502])" office:value-type="percentage" office:value="0.0000736525947006752" calcext:value-type="percentage">
            <text:p/>
          </table:table-cell>
          <table:table-cell table:formula="of:=[.C125]/SUM([.B$2:.B$502])" office:value-type="percentage" office:value="0.99355344349539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448" calcext:value-type="float">
            <text:p>1448</text:p>
          </table:table-cell>
          <table:table-cell table:formula="of:=SUM([.B$2:.B126])" office:value-type="float" office:value="19318738" calcext:value-type="float">
            <text:p/>
          </table:table-cell>
          <table:table-cell table:formula="of:=[.B126]/SUM([.B$2:.B$502])" office:value-type="percentage" office:value="0.0000744755287196772" calcext:value-type="percentage">
            <text:p/>
          </table:table-cell>
          <table:table-cell table:formula="of:=[.C126]/SUM([.B$2:.B$502])" office:value-type="percentage" office:value="0.99362791902411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391" calcext:value-type="float">
            <text:p>1391</text:p>
          </table:table-cell>
          <table:table-cell table:formula="of:=SUM([.B$2:.B127])" office:value-type="float" office:value="19320129" calcext:value-type="float">
            <text:p/>
          </table:table-cell>
          <table:table-cell table:formula="of:=[.B127]/SUM([.B$2:.B$502])" office:value-type="percentage" office:value="0.0000715438262769827" calcext:value-type="percentage">
            <text:p/>
          </table:table-cell>
          <table:table-cell table:formula="of:=[.C127]/SUM([.B$2:.B$502])" office:value-type="percentage" office:value="0.99369946285039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398" calcext:value-type="float">
            <text:p>1398</text:p>
          </table:table-cell>
          <table:table-cell table:formula="of:=SUM([.B$2:.B128])" office:value-type="float" office:value="19321527" calcext:value-type="float">
            <text:p/>
          </table:table-cell>
          <table:table-cell table:formula="of:=[.B128]/SUM([.B$2:.B$502])" office:value-type="percentage" office:value="0.0000719038599102961" calcext:value-type="percentage">
            <text:p/>
          </table:table-cell>
          <table:table-cell table:formula="of:=[.C128]/SUM([.B$2:.B$502])" office:value-type="percentage" office:value="0.99377136671030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437" calcext:value-type="float">
            <text:p>1437</text:p>
          </table:table-cell>
          <table:table-cell table:formula="of:=SUM([.B$2:.B129])" office:value-type="float" office:value="19322964" calcext:value-type="float">
            <text:p/>
          </table:table-cell>
          <table:table-cell table:formula="of:=[.B129]/SUM([.B$2:.B$502])" office:value-type="percentage" office:value="0.0000739097615816134" calcext:value-type="percentage">
            <text:p/>
          </table:table-cell>
          <table:table-cell table:formula="of:=[.C129]/SUM([.B$2:.B$502])" office:value-type="percentage" office:value="0.99384527647188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394" calcext:value-type="float">
            <text:p>1394</text:p>
          </table:table-cell>
          <table:table-cell table:formula="of:=SUM([.B$2:.B130])" office:value-type="float" office:value="19324358" calcext:value-type="float">
            <text:p/>
          </table:table-cell>
          <table:table-cell table:formula="of:=[.B130]/SUM([.B$2:.B$502])" office:value-type="percentage" office:value="0.0000716981264055456" calcext:value-type="percentage">
            <text:p/>
          </table:table-cell>
          <table:table-cell table:formula="of:=[.C130]/SUM([.B$2:.B$502])" office:value-type="percentage" office:value="0.9939169745982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560" calcext:value-type="float">
            <text:p>1560</text:p>
          </table:table-cell>
          <table:table-cell table:formula="of:=SUM([.B$2:.B131])" office:value-type="float" office:value="19325918" calcext:value-type="float">
            <text:p/>
          </table:table-cell>
          <table:table-cell table:formula="of:=[.B131]/SUM([.B$2:.B$502])" office:value-type="percentage" office:value="0.0000802360668526909" calcext:value-type="percentage">
            <text:p/>
          </table:table-cell>
          <table:table-cell table:formula="of:=[.C131]/SUM([.B$2:.B$502])" office:value-type="percentage" office:value="0.9939972106651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905" calcext:value-type="float">
            <text:p>1905</text:p>
          </table:table-cell>
          <table:table-cell table:formula="of:=SUM([.B$2:.B132])" office:value-type="float" office:value="19327823" calcext:value-type="float">
            <text:p/>
          </table:table-cell>
          <table:table-cell table:formula="of:=[.B132]/SUM([.B$2:.B$502])" office:value-type="percentage" office:value="0.0000979805816374206" calcext:value-type="percentage">
            <text:p/>
          </table:table-cell>
          <table:table-cell table:formula="of:=[.C132]/SUM([.B$2:.B$502])" office:value-type="percentage" office:value="0.9940951912467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2968" calcext:value-type="float">
            <text:p>2968</text:p>
          </table:table-cell>
          <table:table-cell table:formula="of:=SUM([.B$2:.B133])" office:value-type="float" office:value="19330791" calcext:value-type="float">
            <text:p/>
          </table:table-cell>
          <table:table-cell table:formula="of:=[.B133]/SUM([.B$2:.B$502])" office:value-type="percentage" office:value="0.000152654260524863" calcext:value-type="percentage">
            <text:p/>
          </table:table-cell>
          <table:table-cell table:formula="of:=[.C133]/SUM([.B$2:.B$502])" office:value-type="percentage" office:value="0.99424784550730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619" calcext:value-type="float">
            <text:p>2619</text:p>
          </table:table-cell>
          <table:table-cell table:formula="of:=SUM([.B$2:.B134])" office:value-type="float" office:value="19333410" calcext:value-type="float">
            <text:p/>
          </table:table-cell>
          <table:table-cell table:formula="of:=[.B134]/SUM([.B$2:.B$502])" office:value-type="percentage" office:value="0.000134704012235383" calcext:value-type="percentage">
            <text:p/>
          </table:table-cell>
          <table:table-cell table:formula="of:=[.C134]/SUM([.B$2:.B$502])" office:value-type="percentage" office:value="0.994382549519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2559" calcext:value-type="float">
            <text:p>2559</text:p>
          </table:table-cell>
          <table:table-cell table:formula="of:=SUM([.B$2:.B135])" office:value-type="float" office:value="19335969" calcext:value-type="float">
            <text:p/>
          </table:table-cell>
          <table:table-cell table:formula="of:=[.B135]/SUM([.B$2:.B$502])" office:value-type="percentage" office:value="0.000131618009664126" calcext:value-type="percentage">
            <text:p/>
          </table:table-cell>
          <table:table-cell table:formula="of:=[.C135]/SUM([.B$2:.B$502])" office:value-type="percentage" office:value="0.99451416752920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364" calcext:value-type="float">
            <text:p>2364</text:p>
          </table:table-cell>
          <table:table-cell table:formula="of:=SUM([.B$2:.B136])" office:value-type="float" office:value="19338333" calcext:value-type="float">
            <text:p/>
          </table:table-cell>
          <table:table-cell table:formula="of:=[.B136]/SUM([.B$2:.B$502])" office:value-type="percentage" office:value="0.000121588501307539" calcext:value-type="percentage">
            <text:p/>
          </table:table-cell>
          <table:table-cell table:formula="of:=[.C136]/SUM([.B$2:.B$502])" office:value-type="percentage" office:value="0.99463575603051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339" calcext:value-type="float">
            <text:p>2339</text:p>
          </table:table-cell>
          <table:table-cell table:formula="of:=SUM([.B$2:.B137])" office:value-type="float" office:value="19340672" calcext:value-type="float">
            <text:p/>
          </table:table-cell>
          <table:table-cell table:formula="of:=[.B137]/SUM([.B$2:.B$502])" office:value-type="percentage" office:value="0.000120302666902849" calcext:value-type="percentage">
            <text:p/>
          </table:table-cell>
          <table:table-cell table:formula="of:=[.C137]/SUM([.B$2:.B$502])" office:value-type="percentage" office:value="0.99475605869741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299" calcext:value-type="float">
            <text:p>2299</text:p>
          </table:table-cell>
          <table:table-cell table:formula="of:=SUM([.B$2:.B138])" office:value-type="float" office:value="19342971" calcext:value-type="float">
            <text:p/>
          </table:table-cell>
          <table:table-cell table:formula="of:=[.B138]/SUM([.B$2:.B$502])" office:value-type="percentage" office:value="0.000118245331855344" calcext:value-type="percentage">
            <text:p/>
          </table:table-cell>
          <table:table-cell table:formula="of:=[.C138]/SUM([.B$2:.B$502])" office:value-type="percentage" office:value="0.9948743040292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149" calcext:value-type="float">
            <text:p>2149</text:p>
          </table:table-cell>
          <table:table-cell table:formula="of:=SUM([.B$2:.B139])" office:value-type="float" office:value="19345120" calcext:value-type="float">
            <text:p/>
          </table:table-cell>
          <table:table-cell table:formula="of:=[.B139]/SUM([.B$2:.B$502])" office:value-type="percentage" office:value="0.0001105303254272" calcext:value-type="percentage">
            <text:p/>
          </table:table-cell>
          <table:table-cell table:formula="of:=[.C139]/SUM([.B$2:.B$502])" office:value-type="percentage" office:value="0.99498483435469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2027" calcext:value-type="float">
            <text:p>2027</text:p>
          </table:table-cell>
          <table:table-cell table:formula="of:=SUM([.B$2:.B140])" office:value-type="float" office:value="19347147" calcext:value-type="float">
            <text:p/>
          </table:table-cell>
          <table:table-cell table:formula="of:=[.B140]/SUM([.B$2:.B$502])" office:value-type="percentage" office:value="0.000104255453532311" calcext:value-type="percentage">
            <text:p/>
          </table:table-cell>
          <table:table-cell table:formula="of:=[.C140]/SUM([.B$2:.B$502])" office:value-type="percentage" office:value="0.9950890898082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996" calcext:value-type="float">
            <text:p>1996</text:p>
          </table:table-cell>
          <table:table-cell table:formula="of:=SUM([.B$2:.B141])" office:value-type="float" office:value="19349143" calcext:value-type="float">
            <text:p/>
          </table:table-cell>
          <table:table-cell table:formula="of:=[.B141]/SUM([.B$2:.B$502])" office:value-type="percentage" office:value="0.000102661018870494" calcext:value-type="percentage">
            <text:p/>
          </table:table-cell>
          <table:table-cell table:formula="of:=[.C141]/SUM([.B$2:.B$502])" office:value-type="percentage" office:value="0.995191750827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903" calcext:value-type="float">
            <text:p>1903</text:p>
          </table:table-cell>
          <table:table-cell table:formula="of:=SUM([.B$2:.B142])" office:value-type="float" office:value="19351046" calcext:value-type="float">
            <text:p/>
          </table:table-cell>
          <table:table-cell table:formula="of:=[.B142]/SUM([.B$2:.B$502])" office:value-type="percentage" office:value="0.0000978777148850454" calcext:value-type="percentage">
            <text:p/>
          </table:table-cell>
          <table:table-cell table:formula="of:=[.C142]/SUM([.B$2:.B$502])" office:value-type="percentage" office:value="0.99528962854198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936" calcext:value-type="float">
            <text:p>1936</text:p>
          </table:table-cell>
          <table:table-cell table:formula="of:=SUM([.B$2:.B143])" office:value-type="float" office:value="19352982" calcext:value-type="float">
            <text:p/>
          </table:table-cell>
          <table:table-cell table:formula="of:=[.B143]/SUM([.B$2:.B$502])" office:value-type="percentage" office:value="0.0000995750162992369" calcext:value-type="percentage">
            <text:p/>
          </table:table-cell>
          <table:table-cell table:formula="of:=[.C143]/SUM([.B$2:.B$502])" office:value-type="percentage" office:value="0.99538920355828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922" calcext:value-type="float">
            <text:p>1922</text:p>
          </table:table-cell>
          <table:table-cell table:formula="of:=SUM([.B$2:.B144])" office:value-type="float" office:value="19354904" calcext:value-type="float">
            <text:p/>
          </table:table-cell>
          <table:table-cell table:formula="of:=[.B144]/SUM([.B$2:.B$502])" office:value-type="percentage" office:value="0.0000988549490326102" calcext:value-type="percentage">
            <text:p/>
          </table:table-cell>
          <table:table-cell table:formula="of:=[.C144]/SUM([.B$2:.B$502])" office:value-type="percentage" office:value="0.99548805850731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882" calcext:value-type="float">
            <text:p>1882</text:p>
          </table:table-cell>
          <table:table-cell table:formula="of:=SUM([.B$2:.B145])" office:value-type="float" office:value="19356786" calcext:value-type="float">
            <text:p/>
          </table:table-cell>
          <table:table-cell table:formula="of:=[.B145]/SUM([.B$2:.B$502])" office:value-type="percentage" office:value="0.0000967976139851053" calcext:value-type="percentage">
            <text:p/>
          </table:table-cell>
          <table:table-cell table:formula="of:=[.C145]/SUM([.B$2:.B$502])" office:value-type="percentage" office:value="0.99558485612130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101" calcext:value-type="float">
            <text:p>2101</text:p>
          </table:table-cell>
          <table:table-cell table:formula="of:=SUM([.B$2:.B146])" office:value-type="float" office:value="19358887" calcext:value-type="float">
            <text:p/>
          </table:table-cell>
          <table:table-cell table:formula="of:=[.B146]/SUM([.B$2:.B$502])" office:value-type="percentage" office:value="0.000108061523370195" calcext:value-type="percentage">
            <text:p/>
          </table:table-cell>
          <table:table-cell table:formula="of:=[.C146]/SUM([.B$2:.B$502])" office:value-type="percentage" office:value="0.9956929176446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658" calcext:value-type="float">
            <text:p>2658</text:p>
          </table:table-cell>
          <table:table-cell table:formula="of:=SUM([.B$2:.B147])" office:value-type="float" office:value="19361545" calcext:value-type="float">
            <text:p/>
          </table:table-cell>
          <table:table-cell table:formula="of:=[.B147]/SUM([.B$2:.B$502])" office:value-type="percentage" office:value="0.0001367099139067" calcext:value-type="percentage">
            <text:p/>
          </table:table-cell>
          <table:table-cell table:formula="of:=[.C147]/SUM([.B$2:.B$502])" office:value-type="percentage" office:value="0.9958296275585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112" calcext:value-type="float">
            <text:p>1112</text:p>
          </table:table-cell>
          <table:table-cell table:formula="of:=SUM([.B$2:.B148])" office:value-type="float" office:value="19362657" calcext:value-type="float">
            <text:p/>
          </table:table-cell>
          <table:table-cell table:formula="of:=[.B148]/SUM([.B$2:.B$502])" office:value-type="percentage" office:value="0.0000571939143206361" calcext:value-type="percentage">
            <text:p/>
          </table:table-cell>
          <table:table-cell table:formula="of:=[.C148]/SUM([.B$2:.B$502])" office:value-type="percentage" office:value="0.995886821472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969" calcext:value-type="float">
            <text:p>969</text:p>
          </table:table-cell>
          <table:table-cell table:formula="of:=SUM([.B$2:.B149])" office:value-type="float" office:value="19363626" calcext:value-type="float">
            <text:p/>
          </table:table-cell>
          <table:table-cell table:formula="of:=[.B149]/SUM([.B$2:.B$502])" office:value-type="percentage" office:value="0.0000498389415258061" calcext:value-type="percentage">
            <text:p/>
          </table:table-cell>
          <table:table-cell table:formula="of:=[.C149]/SUM([.B$2:.B$502])" office:value-type="percentage" office:value="0.99593666041442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948" calcext:value-type="float">
            <text:p>948</text:p>
          </table:table-cell>
          <table:table-cell table:formula="of:=SUM([.B$2:.B150])" office:value-type="float" office:value="19364574" calcext:value-type="float">
            <text:p/>
          </table:table-cell>
          <table:table-cell table:formula="of:=[.B150]/SUM([.B$2:.B$502])" office:value-type="percentage" office:value="0.000048758840625866" calcext:value-type="percentage">
            <text:p/>
          </table:table-cell>
          <table:table-cell table:formula="of:=[.C150]/SUM([.B$2:.B$502])" office:value-type="percentage" office:value="0.9959854192550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876" calcext:value-type="float">
            <text:p>876</text:p>
          </table:table-cell>
          <table:table-cell table:formula="of:=SUM([.B$2:.B151])" office:value-type="float" office:value="19365450" calcext:value-type="float">
            <text:p/>
          </table:table-cell>
          <table:table-cell table:formula="of:=[.B151]/SUM([.B$2:.B$502])" office:value-type="percentage" office:value="0.0000450556375403572" calcext:value-type="percentage">
            <text:p/>
          </table:table-cell>
          <table:table-cell table:formula="of:=[.C151]/SUM([.B$2:.B$502])" office:value-type="percentage" office:value="0.99603047489259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913" calcext:value-type="float">
            <text:p>913</text:p>
          </table:table-cell>
          <table:table-cell table:formula="of:=SUM([.B$2:.B152])" office:value-type="float" office:value="19366363" calcext:value-type="float">
            <text:p/>
          </table:table-cell>
          <table:table-cell table:formula="of:=[.B152]/SUM([.B$2:.B$502])" office:value-type="percentage" office:value="0.0000469586724592992" calcext:value-type="percentage">
            <text:p/>
          </table:table-cell>
          <table:table-cell table:formula="of:=[.C152]/SUM([.B$2:.B$502])" office:value-type="percentage" office:value="0.9960774335650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948" calcext:value-type="float">
            <text:p>948</text:p>
          </table:table-cell>
          <table:table-cell table:formula="of:=SUM([.B$2:.B153])" office:value-type="float" office:value="19367311" calcext:value-type="float">
            <text:p/>
          </table:table-cell>
          <table:table-cell table:formula="of:=[.B153]/SUM([.B$2:.B$502])" office:value-type="percentage" office:value="0.000048758840625866" calcext:value-type="percentage">
            <text:p/>
          </table:table-cell>
          <table:table-cell table:formula="of:=[.C153]/SUM([.B$2:.B$502])" office:value-type="percentage" office:value="0.99612619240567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924" calcext:value-type="float">
            <text:p>924</text:p>
          </table:table-cell>
          <table:table-cell table:formula="of:=SUM([.B$2:.B154])" office:value-type="float" office:value="19368235" calcext:value-type="float">
            <text:p/>
          </table:table-cell>
          <table:table-cell table:formula="of:=[.B154]/SUM([.B$2:.B$502])" office:value-type="percentage" office:value="0.0000475244395973631" calcext:value-type="percentage">
            <text:p/>
          </table:table-cell>
          <table:table-cell table:formula="of:=[.C154]/SUM([.B$2:.B$502])" office:value-type="percentage" office:value="0.99617371684527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886" calcext:value-type="float">
            <text:p>886</text:p>
          </table:table-cell>
          <table:table-cell table:formula="of:=SUM([.B$2:.B155])" office:value-type="float" office:value="19369121" calcext:value-type="float">
            <text:p/>
          </table:table-cell>
          <table:table-cell table:formula="of:=[.B155]/SUM([.B$2:.B$502])" office:value-type="percentage" office:value="0.0000455699713022334" calcext:value-type="percentage">
            <text:p/>
          </table:table-cell>
          <table:table-cell table:formula="of:=[.C155]/SUM([.B$2:.B$502])" office:value-type="percentage" office:value="0.99621928681657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853" calcext:value-type="float">
            <text:p>853</text:p>
          </table:table-cell>
          <table:table-cell table:formula="of:=SUM([.B$2:.B156])" office:value-type="float" office:value="19369974" calcext:value-type="float">
            <text:p/>
          </table:table-cell>
          <table:table-cell table:formula="of:=[.B156]/SUM([.B$2:.B$502])" office:value-type="percentage" office:value="0.0000438726698880419" calcext:value-type="percentage">
            <text:p/>
          </table:table-cell>
          <table:table-cell table:formula="of:=[.C156]/SUM([.B$2:.B$502])" office:value-type="percentage" office:value="0.99626315948646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863" calcext:value-type="float">
            <text:p>863</text:p>
          </table:table-cell>
          <table:table-cell table:formula="of:=SUM([.B$2:.B157])" office:value-type="float" office:value="19370837" calcext:value-type="float">
            <text:p/>
          </table:table-cell>
          <table:table-cell table:formula="of:=[.B157]/SUM([.B$2:.B$502])" office:value-type="percentage" office:value="0.0000443870036499181" calcext:value-type="percentage">
            <text:p/>
          </table:table-cell>
          <table:table-cell table:formula="of:=[.C157]/SUM([.B$2:.B$502])" office:value-type="percentage" office:value="0.99630754649011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836" calcext:value-type="float">
            <text:p>836</text:p>
          </table:table-cell>
          <table:table-cell table:formula="of:=SUM([.B$2:.B158])" office:value-type="float" office:value="19371673" calcext:value-type="float">
            <text:p/>
          </table:table-cell>
          <table:table-cell table:formula="of:=[.B158]/SUM([.B$2:.B$502])" office:value-type="percentage" office:value="0.0000429983024928523" calcext:value-type="percentage">
            <text:p/>
          </table:table-cell>
          <table:table-cell table:formula="of:=[.C158]/SUM([.B$2:.B$502])" office:value-type="percentage" office:value="0.99635054479260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794" calcext:value-type="float">
            <text:p>794</text:p>
          </table:table-cell>
          <table:table-cell table:formula="of:=SUM([.B$2:.B159])" office:value-type="float" office:value="19372467" calcext:value-type="float">
            <text:p/>
          </table:table-cell>
          <table:table-cell table:formula="of:=[.B159]/SUM([.B$2:.B$502])" office:value-type="percentage" office:value="0.0000408381006929722" calcext:value-type="percentage">
            <text:p/>
          </table:table-cell>
          <table:table-cell table:formula="of:=[.C159]/SUM([.B$2:.B$502])" office:value-type="percentage" office:value="0.996391382893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816" calcext:value-type="float">
            <text:p>816</text:p>
          </table:table-cell>
          <table:table-cell table:formula="of:=SUM([.B$2:.B160])" office:value-type="float" office:value="19373283" calcext:value-type="float">
            <text:p/>
          </table:table-cell>
          <table:table-cell table:formula="of:=[.B160]/SUM([.B$2:.B$502])" office:value-type="percentage" office:value="0.0000419696349690999" calcext:value-type="percentage">
            <text:p/>
          </table:table-cell>
          <table:table-cell table:formula="of:=[.C160]/SUM([.B$2:.B$502])" office:value-type="percentage" office:value="0.99643335252826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942" calcext:value-type="float">
            <text:p>942</text:p>
          </table:table-cell>
          <table:table-cell table:formula="of:=SUM([.B$2:.B161])" office:value-type="float" office:value="19374225" calcext:value-type="float">
            <text:p/>
          </table:table-cell>
          <table:table-cell table:formula="of:=[.B161]/SUM([.B$2:.B$502])" office:value-type="percentage" office:value="0.0000484502403687403" calcext:value-type="percentage">
            <text:p/>
          </table:table-cell>
          <table:table-cell table:formula="of:=[.C161]/SUM([.B$2:.B$502])" office:value-type="percentage" office:value="0.99648180276863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180" calcext:value-type="float">
            <text:p>1180</text:p>
          </table:table-cell>
          <table:table-cell table:formula="of:=SUM([.B$2:.B162])" office:value-type="float" office:value="19375405" calcext:value-type="float">
            <text:p/>
          </table:table-cell>
          <table:table-cell table:formula="of:=[.B162]/SUM([.B$2:.B$502])" office:value-type="percentage" office:value="0.0000606913839013944" calcext:value-type="percentage">
            <text:p/>
          </table:table-cell>
          <table:table-cell table:formula="of:=[.C162]/SUM([.B$2:.B$502])" office:value-type="percentage" office:value="0.996542494152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835" calcext:value-type="float">
            <text:p>835</text:p>
          </table:table-cell>
          <table:table-cell table:formula="of:=SUM([.B$2:.B163])" office:value-type="float" office:value="19376240" calcext:value-type="float">
            <text:p/>
          </table:table-cell>
          <table:table-cell table:formula="of:=[.B163]/SUM([.B$2:.B$502])" office:value-type="percentage" office:value="0.0000429468691166647" calcext:value-type="percentage">
            <text:p/>
          </table:table-cell>
          <table:table-cell table:formula="of:=[.C163]/SUM([.B$2:.B$502])" office:value-type="percentage" office:value="0.99658544102165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717" calcext:value-type="float">
            <text:p>717</text:p>
          </table:table-cell>
          <table:table-cell table:formula="of:=SUM([.B$2:.B164])" office:value-type="float" office:value="19376957" calcext:value-type="float">
            <text:p/>
          </table:table-cell>
          <table:table-cell table:formula="of:=[.B164]/SUM([.B$2:.B$502])" office:value-type="percentage" office:value="0.0000368777307265252" calcext:value-type="percentage">
            <text:p/>
          </table:table-cell>
          <table:table-cell table:formula="of:=[.C164]/SUM([.B$2:.B$502])" office:value-type="percentage" office:value="0.99662231875238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751" calcext:value-type="float">
            <text:p>751</text:p>
          </table:table-cell>
          <table:table-cell table:formula="of:=SUM([.B$2:.B165])" office:value-type="float" office:value="19377708" calcext:value-type="float">
            <text:p/>
          </table:table-cell>
          <table:table-cell table:formula="of:=[.B165]/SUM([.B$2:.B$502])" office:value-type="percentage" office:value="0.0000386264655169044" calcext:value-type="percentage">
            <text:p/>
          </table:table-cell>
          <table:table-cell table:formula="of:=[.C165]/SUM([.B$2:.B$502])" office:value-type="percentage" office:value="0.99666094521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691" calcext:value-type="float">
            <text:p>691</text:p>
          </table:table-cell>
          <table:table-cell table:formula="of:=SUM([.B$2:.B166])" office:value-type="float" office:value="19378399" calcext:value-type="float">
            <text:p/>
          </table:table-cell>
          <table:table-cell table:formula="of:=[.B166]/SUM([.B$2:.B$502])" office:value-type="percentage" office:value="0.0000355404629456471" calcext:value-type="percentage">
            <text:p/>
          </table:table-cell>
          <table:table-cell table:formula="of:=[.C166]/SUM([.B$2:.B$502])" office:value-type="percentage" office:value="0.99669648568084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639" calcext:value-type="float">
            <text:p>639</text:p>
          </table:table-cell>
          <table:table-cell table:formula="of:=SUM([.B$2:.B167])" office:value-type="float" office:value="19379038" calcext:value-type="float">
            <text:p/>
          </table:table-cell>
          <table:table-cell table:formula="of:=[.B167]/SUM([.B$2:.B$502])" office:value-type="percentage" office:value="0.0000328659273838907" calcext:value-type="percentage">
            <text:p/>
          </table:table-cell>
          <table:table-cell table:formula="of:=[.C167]/SUM([.B$2:.B$502])" office:value-type="percentage" office:value="0.99672935160822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641" calcext:value-type="float">
            <text:p>641</text:p>
          </table:table-cell>
          <table:table-cell table:formula="of:=SUM([.B$2:.B168])" office:value-type="float" office:value="19379679" calcext:value-type="float">
            <text:p/>
          </table:table-cell>
          <table:table-cell table:formula="of:=[.B168]/SUM([.B$2:.B$502])" office:value-type="percentage" office:value="0.0000329687941362659" calcext:value-type="percentage">
            <text:p/>
          </table:table-cell>
          <table:table-cell table:formula="of:=[.C168]/SUM([.B$2:.B$502])" office:value-type="percentage" office:value="0.99676232040236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622" calcext:value-type="float">
            <text:p>622</text:p>
          </table:table-cell>
          <table:table-cell table:formula="of:=SUM([.B$2:.B169])" office:value-type="float" office:value="19380301" calcext:value-type="float">
            <text:p/>
          </table:table-cell>
          <table:table-cell table:formula="of:=[.B169]/SUM([.B$2:.B$502])" office:value-type="percentage" office:value="0.0000319915599887011" calcext:value-type="percentage">
            <text:p/>
          </table:table-cell>
          <table:table-cell table:formula="of:=[.C169]/SUM([.B$2:.B$502])" office:value-type="percentage" office:value="0.9967943119623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655" calcext:value-type="float">
            <text:p>655</text:p>
          </table:table-cell>
          <table:table-cell table:formula="of:=SUM([.B$2:.B170])" office:value-type="float" office:value="19380956" calcext:value-type="float">
            <text:p/>
          </table:table-cell>
          <table:table-cell table:formula="of:=[.B170]/SUM([.B$2:.B$502])" office:value-type="percentage" office:value="0.0000336888614028926" calcext:value-type="percentage">
            <text:p/>
          </table:table-cell>
          <table:table-cell table:formula="of:=[.C170]/SUM([.B$2:.B$502])" office:value-type="percentage" office:value="0.99682800082375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80" calcext:value-type="float">
            <text:p>680</text:p>
          </table:table-cell>
          <table:table-cell table:formula="of:=SUM([.B$2:.B171])" office:value-type="float" office:value="19381636" calcext:value-type="float">
            <text:p/>
          </table:table-cell>
          <table:table-cell table:formula="of:=[.B171]/SUM([.B$2:.B$502])" office:value-type="percentage" office:value="0.0000349746958075832" calcext:value-type="percentage">
            <text:p/>
          </table:table-cell>
          <table:table-cell table:formula="of:=[.C171]/SUM([.B$2:.B$502])" office:value-type="percentage" office:value="0.99686297551956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633" calcext:value-type="float">
            <text:p>633</text:p>
          </table:table-cell>
          <table:table-cell table:formula="of:=SUM([.B$2:.B172])" office:value-type="float" office:value="19382269" calcext:value-type="float">
            <text:p/>
          </table:table-cell>
          <table:table-cell table:formula="of:=[.B172]/SUM([.B$2:.B$502])" office:value-type="percentage" office:value="0.000032557327126765" calcext:value-type="percentage">
            <text:p/>
          </table:table-cell>
          <table:table-cell table:formula="of:=[.C172]/SUM([.B$2:.B$502])" office:value-type="percentage" office:value="0.99689553284669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17" calcext:value-type="float">
            <text:p>617</text:p>
          </table:table-cell>
          <table:table-cell table:formula="of:=SUM([.B$2:.B173])" office:value-type="float" office:value="19382886" calcext:value-type="float">
            <text:p/>
          </table:table-cell>
          <table:table-cell table:formula="of:=[.B173]/SUM([.B$2:.B$502])" office:value-type="percentage" office:value="0.000031734393107763" calcext:value-type="percentage">
            <text:p/>
          </table:table-cell>
          <table:table-cell table:formula="of:=[.C173]/SUM([.B$2:.B$502])" office:value-type="percentage" office:value="0.99692726723979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635" calcext:value-type="float">
            <text:p>635</text:p>
          </table:table-cell>
          <table:table-cell table:formula="of:=SUM([.B$2:.B174])" office:value-type="float" office:value="19383521" calcext:value-type="float">
            <text:p/>
          </table:table-cell>
          <table:table-cell table:formula="of:=[.B174]/SUM([.B$2:.B$502])" office:value-type="percentage" office:value="0.0000326601938791402" calcext:value-type="percentage">
            <text:p/>
          </table:table-cell>
          <table:table-cell table:formula="of:=[.C174]/SUM([.B$2:.B$502])" office:value-type="percentage" office:value="0.99695992743367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635" calcext:value-type="float">
            <text:p>635</text:p>
          </table:table-cell>
          <table:table-cell table:formula="of:=SUM([.B$2:.B175])" office:value-type="float" office:value="19384156" calcext:value-type="float">
            <text:p/>
          </table:table-cell>
          <table:table-cell table:formula="of:=[.B175]/SUM([.B$2:.B$502])" office:value-type="percentage" office:value="0.0000326601938791402" calcext:value-type="percentage">
            <text:p/>
          </table:table-cell>
          <table:table-cell table:formula="of:=[.C175]/SUM([.B$2:.B$502])" office:value-type="percentage" office:value="0.99699258762755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738" calcext:value-type="float">
            <text:p>738</text:p>
          </table:table-cell>
          <table:table-cell table:formula="of:=SUM([.B$2:.B176])" office:value-type="float" office:value="19384894" calcext:value-type="float">
            <text:p/>
          </table:table-cell>
          <table:table-cell table:formula="of:=[.B176]/SUM([.B$2:.B$502])" office:value-type="percentage" office:value="0.0000379578316264653" calcext:value-type="percentage">
            <text:p/>
          </table:table-cell>
          <table:table-cell table:formula="of:=[.C176]/SUM([.B$2:.B$502])" office:value-type="percentage" office:value="0.99703054545918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895" calcext:value-type="float">
            <text:p>895</text:p>
          </table:table-cell>
          <table:table-cell table:formula="of:=SUM([.B$2:.B177])" office:value-type="float" office:value="19385789" calcext:value-type="float">
            <text:p/>
          </table:table-cell>
          <table:table-cell table:formula="of:=[.B177]/SUM([.B$2:.B$502])" office:value-type="percentage" office:value="0.000046032871687922" calcext:value-type="percentage">
            <text:p/>
          </table:table-cell>
          <table:table-cell table:formula="of:=[.C177]/SUM([.B$2:.B$502])" office:value-type="percentage" office:value="0.9970765783308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38" calcext:value-type="float">
            <text:p>638</text:p>
          </table:table-cell>
          <table:table-cell table:formula="of:=SUM([.B$2:.B178])" office:value-type="float" office:value="19386427" calcext:value-type="float">
            <text:p/>
          </table:table-cell>
          <table:table-cell table:formula="of:=[.B178]/SUM([.B$2:.B$502])" office:value-type="percentage" office:value="0.0000328144940077031" calcext:value-type="percentage">
            <text:p/>
          </table:table-cell>
          <table:table-cell table:formula="of:=[.C178]/SUM([.B$2:.B$502])" office:value-type="percentage" office:value="0.9971093928248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594" calcext:value-type="float">
            <text:p>594</text:p>
          </table:table-cell>
          <table:table-cell table:formula="of:=SUM([.B$2:.B179])" office:value-type="float" office:value="19387021" calcext:value-type="float">
            <text:p/>
          </table:table-cell>
          <table:table-cell table:formula="of:=[.B179]/SUM([.B$2:.B$502])" office:value-type="percentage" office:value="0.0000305514254554477" calcext:value-type="percentage">
            <text:p/>
          </table:table-cell>
          <table:table-cell table:formula="of:=[.C179]/SUM([.B$2:.B$502])" office:value-type="percentage" office:value="0.99713994425033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90" calcext:value-type="float">
            <text:p>590</text:p>
          </table:table-cell>
          <table:table-cell table:formula="of:=SUM([.B$2:.B180])" office:value-type="float" office:value="19387611" calcext:value-type="float">
            <text:p/>
          </table:table-cell>
          <table:table-cell table:formula="of:=[.B180]/SUM([.B$2:.B$502])" office:value-type="percentage" office:value="0.0000303456919506972" calcext:value-type="percentage">
            <text:p/>
          </table:table-cell>
          <table:table-cell table:formula="of:=[.C180]/SUM([.B$2:.B$502])" office:value-type="percentage" office:value="0.99717028994228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508" calcext:value-type="float">
            <text:p>508</text:p>
          </table:table-cell>
          <table:table-cell table:formula="of:=SUM([.B$2:.B181])" office:value-type="float" office:value="19388119" calcext:value-type="float">
            <text:p/>
          </table:table-cell>
          <table:table-cell table:formula="of:=[.B181]/SUM([.B$2:.B$502])" office:value-type="percentage" office:value="0.0000261281551033122" calcext:value-type="percentage">
            <text:p/>
          </table:table-cell>
          <table:table-cell table:formula="of:=[.C181]/SUM([.B$2:.B$502])" office:value-type="percentage" office:value="0.9971964180973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29" calcext:value-type="float">
            <text:p>529</text:p>
          </table:table-cell>
          <table:table-cell table:formula="of:=SUM([.B$2:.B182])" office:value-type="float" office:value="19388648" calcext:value-type="float">
            <text:p/>
          </table:table-cell>
          <table:table-cell table:formula="of:=[.B182]/SUM([.B$2:.B$502])" office:value-type="percentage" office:value="0.0000272082560032522" calcext:value-type="percentage">
            <text:p/>
          </table:table-cell>
          <table:table-cell table:formula="of:=[.C182]/SUM([.B$2:.B$502])" office:value-type="percentage" office:value="0.99722362635339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533" calcext:value-type="float">
            <text:p>533</text:p>
          </table:table-cell>
          <table:table-cell table:formula="of:=SUM([.B$2:.B183])" office:value-type="float" office:value="19389181" calcext:value-type="float">
            <text:p/>
          </table:table-cell>
          <table:table-cell table:formula="of:=[.B183]/SUM([.B$2:.B$502])" office:value-type="percentage" office:value="0.0000274139895080027" calcext:value-type="percentage">
            <text:p/>
          </table:table-cell>
          <table:table-cell table:formula="of:=[.C183]/SUM([.B$2:.B$502])" office:value-type="percentage" office:value="0.997251040342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27" calcext:value-type="float">
            <text:p>527</text:p>
          </table:table-cell>
          <table:table-cell table:formula="of:=SUM([.B$2:.B184])" office:value-type="float" office:value="19389708" calcext:value-type="float">
            <text:p/>
          </table:table-cell>
          <table:table-cell table:formula="of:=[.B184]/SUM([.B$2:.B$502])" office:value-type="percentage" office:value="0.000027105389250877" calcext:value-type="percentage">
            <text:p/>
          </table:table-cell>
          <table:table-cell table:formula="of:=[.C184]/SUM([.B$2:.B$502])" office:value-type="percentage" office:value="0.9972781457321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516" calcext:value-type="float">
            <text:p>516</text:p>
          </table:table-cell>
          <table:table-cell table:formula="of:=SUM([.B$2:.B185])" office:value-type="float" office:value="19390224" calcext:value-type="float">
            <text:p/>
          </table:table-cell>
          <table:table-cell table:formula="of:=[.B185]/SUM([.B$2:.B$502])" office:value-type="percentage" office:value="0.0000265396221128131" calcext:value-type="percentage">
            <text:p/>
          </table:table-cell>
          <table:table-cell table:formula="of:=[.C185]/SUM([.B$2:.B$502])" office:value-type="percentage" office:value="0.99730468535426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499" calcext:value-type="float">
            <text:p>499</text:p>
          </table:table-cell>
          <table:table-cell table:formula="of:=SUM([.B$2:.B186])" office:value-type="float" office:value="19390723" calcext:value-type="float">
            <text:p/>
          </table:table-cell>
          <table:table-cell table:formula="of:=[.B186]/SUM([.B$2:.B$502])" office:value-type="percentage" office:value="0.0000256652547176236" calcext:value-type="percentage">
            <text:p/>
          </table:table-cell>
          <table:table-cell table:formula="of:=[.C186]/SUM([.B$2:.B$502])" office:value-type="percentage" office:value="0.99733035060898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514" calcext:value-type="float">
            <text:p>514</text:p>
          </table:table-cell>
          <table:table-cell table:formula="of:=SUM([.B$2:.B187])" office:value-type="float" office:value="19391237" calcext:value-type="float">
            <text:p/>
          </table:table-cell>
          <table:table-cell table:formula="of:=[.B187]/SUM([.B$2:.B$502])" office:value-type="percentage" office:value="0.0000264367553604379" calcext:value-type="percentage">
            <text:p/>
          </table:table-cell>
          <table:table-cell table:formula="of:=[.C187]/SUM([.B$2:.B$502])" office:value-type="percentage" office:value="0.9973567873643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508" calcext:value-type="float">
            <text:p>508</text:p>
          </table:table-cell>
          <table:table-cell table:formula="of:=SUM([.B$2:.B188])" office:value-type="float" office:value="19391745" calcext:value-type="float">
            <text:p/>
          </table:table-cell>
          <table:table-cell table:formula="of:=[.B188]/SUM([.B$2:.B$502])" office:value-type="percentage" office:value="0.0000261281551033122" calcext:value-type="percentage">
            <text:p/>
          </table:table-cell>
          <table:table-cell table:formula="of:=[.C188]/SUM([.B$2:.B$502])" office:value-type="percentage" office:value="0.99738291551944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506" calcext:value-type="float">
            <text:p>506</text:p>
          </table:table-cell>
          <table:table-cell table:formula="of:=SUM([.B$2:.B189])" office:value-type="float" office:value="19392251" calcext:value-type="float">
            <text:p/>
          </table:table-cell>
          <table:table-cell table:formula="of:=[.B189]/SUM([.B$2:.B$502])" office:value-type="percentage" office:value="0.0000260252883509369" calcext:value-type="percentage">
            <text:p/>
          </table:table-cell>
          <table:table-cell table:formula="of:=[.C189]/SUM([.B$2:.B$502])" office:value-type="percentage" office:value="0.99740894080779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483" calcext:value-type="float">
            <text:p>483</text:p>
          </table:table-cell>
          <table:table-cell table:formula="of:=SUM([.B$2:.B190])" office:value-type="float" office:value="19392734" calcext:value-type="float">
            <text:p/>
          </table:table-cell>
          <table:table-cell table:formula="of:=[.B190]/SUM([.B$2:.B$502])" office:value-type="percentage" office:value="0.0000248423206986216" calcext:value-type="percentage">
            <text:p/>
          </table:table-cell>
          <table:table-cell table:formula="of:=[.C190]/SUM([.B$2:.B$502])" office:value-type="percentage" office:value="0.99743378312849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575" calcext:value-type="float">
            <text:p>575</text:p>
          </table:table-cell>
          <table:table-cell table:formula="of:=SUM([.B$2:.B191])" office:value-type="float" office:value="19393309" calcext:value-type="float">
            <text:p/>
          </table:table-cell>
          <table:table-cell table:formula="of:=[.B191]/SUM([.B$2:.B$502])" office:value-type="percentage" office:value="0.0000295741913078829" calcext:value-type="percentage">
            <text:p/>
          </table:table-cell>
          <table:table-cell table:formula="of:=[.C191]/SUM([.B$2:.B$502])" office:value-type="percentage" office:value="0.99746335731980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667" calcext:value-type="float">
            <text:p>667</text:p>
          </table:table-cell>
          <table:table-cell table:formula="of:=SUM([.B$2:.B192])" office:value-type="float" office:value="19393976" calcext:value-type="float">
            <text:p/>
          </table:table-cell>
          <table:table-cell table:formula="of:=[.B192]/SUM([.B$2:.B$502])" office:value-type="percentage" office:value="0.0000343060619171441" calcext:value-type="percentage">
            <text:p/>
          </table:table-cell>
          <table:table-cell table:formula="of:=[.C192]/SUM([.B$2:.B$502])" office:value-type="percentage" office:value="0.997497663381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792" calcext:value-type="float">
            <text:p>792</text:p>
          </table:table-cell>
          <table:table-cell table:formula="of:=SUM([.B$2:.B193])" office:value-type="float" office:value="19394768" calcext:value-type="float">
            <text:p/>
          </table:table-cell>
          <table:table-cell table:formula="of:=[.B193]/SUM([.B$2:.B$502])" office:value-type="percentage" office:value="0.0000407352339405969" calcext:value-type="percentage">
            <text:p/>
          </table:table-cell>
          <table:table-cell table:formula="of:=[.C193]/SUM([.B$2:.B$502])" office:value-type="percentage" office:value="0.9975383986156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690" calcext:value-type="float">
            <text:p>690</text:p>
          </table:table-cell>
          <table:table-cell table:formula="of:=SUM([.B$2:.B194])" office:value-type="float" office:value="19395458" calcext:value-type="float">
            <text:p/>
          </table:table-cell>
          <table:table-cell table:formula="of:=[.B194]/SUM([.B$2:.B$502])" office:value-type="percentage" office:value="0.0000354890295694594" calcext:value-type="percentage">
            <text:p/>
          </table:table-cell>
          <table:table-cell table:formula="of:=[.C194]/SUM([.B$2:.B$502])" office:value-type="percentage" office:value="0.9975738876452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685" calcext:value-type="float">
            <text:p>685</text:p>
          </table:table-cell>
          <table:table-cell table:formula="of:=SUM([.B$2:.B195])" office:value-type="float" office:value="19396143" calcext:value-type="float">
            <text:p/>
          </table:table-cell>
          <table:table-cell table:formula="of:=[.B195]/SUM([.B$2:.B$502])" office:value-type="percentage" office:value="0.0000352318626885213" calcext:value-type="percentage">
            <text:p/>
          </table:table-cell>
          <table:table-cell table:formula="of:=[.C195]/SUM([.B$2:.B$502])" office:value-type="percentage" office:value="0.99760911950791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31" calcext:value-type="float">
            <text:p>631</text:p>
          </table:table-cell>
          <table:table-cell table:formula="of:=SUM([.B$2:.B196])" office:value-type="float" office:value="19396774" calcext:value-type="float">
            <text:p/>
          </table:table-cell>
          <table:table-cell table:formula="of:=[.B196]/SUM([.B$2:.B$502])" office:value-type="percentage" office:value="0.0000324544603743897" calcext:value-type="percentage">
            <text:p/>
          </table:table-cell>
          <table:table-cell table:formula="of:=[.C196]/SUM([.B$2:.B$502])" office:value-type="percentage" office:value="0.99764157396829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641" calcext:value-type="float">
            <text:p>641</text:p>
          </table:table-cell>
          <table:table-cell table:formula="of:=SUM([.B$2:.B197])" office:value-type="float" office:value="19397415" calcext:value-type="float">
            <text:p/>
          </table:table-cell>
          <table:table-cell table:formula="of:=[.B197]/SUM([.B$2:.B$502])" office:value-type="percentage" office:value="0.0000329687941362659" calcext:value-type="percentage">
            <text:p/>
          </table:table-cell>
          <table:table-cell table:formula="of:=[.C197]/SUM([.B$2:.B$502])" office:value-type="percentage" office:value="0.99767454276242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613" calcext:value-type="float">
            <text:p>613</text:p>
          </table:table-cell>
          <table:table-cell table:formula="of:=SUM([.B$2:.B198])" office:value-type="float" office:value="19398028" calcext:value-type="float">
            <text:p/>
          </table:table-cell>
          <table:table-cell table:formula="of:=[.B198]/SUM([.B$2:.B$502])" office:value-type="percentage" office:value="0.0000315286596030125" calcext:value-type="percentage">
            <text:p/>
          </table:table-cell>
          <table:table-cell table:formula="of:=[.C198]/SUM([.B$2:.B$502])" office:value-type="percentage" office:value="0.99770607142203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606" calcext:value-type="float">
            <text:p>606</text:p>
          </table:table-cell>
          <table:table-cell table:formula="of:=SUM([.B$2:.B199])" office:value-type="float" office:value="19398634" calcext:value-type="float">
            <text:p/>
          </table:table-cell>
          <table:table-cell table:formula="of:=[.B199]/SUM([.B$2:.B$502])" office:value-type="percentage" office:value="0.0000311686259696992" calcext:value-type="percentage">
            <text:p/>
          </table:table-cell>
          <table:table-cell table:formula="of:=[.C199]/SUM([.B$2:.B$502])" office:value-type="percentage" office:value="0.99773724004800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604" calcext:value-type="float">
            <text:p>604</text:p>
          </table:table-cell>
          <table:table-cell table:formula="of:=SUM([.B$2:.B200])" office:value-type="float" office:value="19399238" calcext:value-type="float">
            <text:p/>
          </table:table-cell>
          <table:table-cell table:formula="of:=[.B200]/SUM([.B$2:.B$502])" office:value-type="percentage" office:value="0.0000310657592173239" calcext:value-type="percentage">
            <text:p/>
          </table:table-cell>
          <table:table-cell table:formula="of:=[.C200]/SUM([.B$2:.B$502])" office:value-type="percentage" office:value="0.9977683058072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627" calcext:value-type="float">
            <text:p>627</text:p>
          </table:table-cell>
          <table:table-cell table:formula="of:=SUM([.B$2:.B201])" office:value-type="float" office:value="19399865" calcext:value-type="float">
            <text:p/>
          </table:table-cell>
          <table:table-cell table:formula="of:=[.B201]/SUM([.B$2:.B$502])" office:value-type="percentage" office:value="0.0000322487268696392" calcext:value-type="percentage">
            <text:p/>
          </table:table-cell>
          <table:table-cell table:formula="of:=[.C201]/SUM([.B$2:.B$502])" office:value-type="percentage" office:value="0.9978005545340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557" calcext:value-type="float">
            <text:p>557</text:p>
          </table:table-cell>
          <table:table-cell table:formula="of:=SUM([.B$2:.B202])" office:value-type="float" office:value="19400422" calcext:value-type="float">
            <text:p/>
          </table:table-cell>
          <table:table-cell table:formula="of:=[.B202]/SUM([.B$2:.B$502])" office:value-type="percentage" office:value="0.0000286483905365057" calcext:value-type="percentage">
            <text:p/>
          </table:table-cell>
          <table:table-cell table:formula="of:=[.C202]/SUM([.B$2:.B$502])" office:value-type="percentage" office:value="0.99782920292462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566" calcext:value-type="float">
            <text:p>566</text:p>
          </table:table-cell>
          <table:table-cell table:formula="of:=SUM([.B$2:.B203])" office:value-type="float" office:value="19400988" calcext:value-type="float">
            <text:p/>
          </table:table-cell>
          <table:table-cell table:formula="of:=[.B203]/SUM([.B$2:.B$502])" office:value-type="percentage" office:value="0.0000291112909221943" calcext:value-type="percentage">
            <text:p/>
          </table:table-cell>
          <table:table-cell table:formula="of:=[.C203]/SUM([.B$2:.B$502])" office:value-type="percentage" office:value="0.99785831421554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555" calcext:value-type="float">
            <text:p>555</text:p>
          </table:table-cell>
          <table:table-cell table:formula="of:=SUM([.B$2:.B204])" office:value-type="float" office:value="19401543" calcext:value-type="float">
            <text:p/>
          </table:table-cell>
          <table:table-cell table:formula="of:=[.B204]/SUM([.B$2:.B$502])" office:value-type="percentage" office:value="0.0000285455237841304" calcext:value-type="percentage">
            <text:p/>
          </table:table-cell>
          <table:table-cell table:formula="of:=[.C204]/SUM([.B$2:.B$502])" office:value-type="percentage" office:value="0.99788685973933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616" calcext:value-type="float">
            <text:p>616</text:p>
          </table:table-cell>
          <table:table-cell table:formula="of:=SUM([.B$2:.B205])" office:value-type="float" office:value="19402159" calcext:value-type="float">
            <text:p/>
          </table:table-cell>
          <table:table-cell table:formula="of:=[.B205]/SUM([.B$2:.B$502])" office:value-type="percentage" office:value="0.0000316829597315754" calcext:value-type="percentage">
            <text:p/>
          </table:table-cell>
          <table:table-cell table:formula="of:=[.C205]/SUM([.B$2:.B$502])" office:value-type="percentage" office:value="0.99791854269906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638" calcext:value-type="float">
            <text:p>638</text:p>
          </table:table-cell>
          <table:table-cell table:formula="of:=SUM([.B$2:.B206])" office:value-type="float" office:value="19402797" calcext:value-type="float">
            <text:p/>
          </table:table-cell>
          <table:table-cell table:formula="of:=[.B206]/SUM([.B$2:.B$502])" office:value-type="percentage" office:value="0.0000328144940077031" calcext:value-type="percentage">
            <text:p/>
          </table:table-cell>
          <table:table-cell table:formula="of:=[.C206]/SUM([.B$2:.B$502])" office:value-type="percentage" office:value="0.99795135719307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871" calcext:value-type="float">
            <text:p>871</text:p>
          </table:table-cell>
          <table:table-cell table:formula="of:=SUM([.B$2:.B207])" office:value-type="float" office:value="19403668" calcext:value-type="float">
            <text:p/>
          </table:table-cell>
          <table:table-cell table:formula="of:=[.B207]/SUM([.B$2:.B$502])" office:value-type="percentage" office:value="0.0000447984706594191" calcext:value-type="percentage">
            <text:p/>
          </table:table-cell>
          <table:table-cell table:formula="of:=[.C207]/SUM([.B$2:.B$502])" office:value-type="percentage" office:value="0.9979961556637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418" calcext:value-type="float">
            <text:p>418</text:p>
          </table:table-cell>
          <table:table-cell table:formula="of:=SUM([.B$2:.B208])" office:value-type="float" office:value="19404086" calcext:value-type="float">
            <text:p/>
          </table:table-cell>
          <table:table-cell table:formula="of:=[.B208]/SUM([.B$2:.B$502])" office:value-type="percentage" office:value="0.0000214991512464261" calcext:value-type="percentage">
            <text:p/>
          </table:table-cell>
          <table:table-cell table:formula="of:=[.C208]/SUM([.B$2:.B$502])" office:value-type="percentage" office:value="0.99801765481497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378" calcext:value-type="float">
            <text:p>378</text:p>
          </table:table-cell>
          <table:table-cell table:formula="of:=SUM([.B$2:.B209])" office:value-type="float" office:value="19404464" calcext:value-type="float">
            <text:p/>
          </table:table-cell>
          <table:table-cell table:formula="of:=[.B209]/SUM([.B$2:.B$502])" office:value-type="percentage" office:value="0.0000194418161989213" calcext:value-type="percentage">
            <text:p/>
          </table:table-cell>
          <table:table-cell table:formula="of:=[.C209]/SUM([.B$2:.B$502])" office:value-type="percentage" office:value="0.99803709663117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353" calcext:value-type="float">
            <text:p>353</text:p>
          </table:table-cell>
          <table:table-cell table:formula="of:=SUM([.B$2:.B210])" office:value-type="float" office:value="19404817" calcext:value-type="float">
            <text:p/>
          </table:table-cell>
          <table:table-cell table:formula="of:=[.B210]/SUM([.B$2:.B$502])" office:value-type="percentage" office:value="0.0000181559817942307" calcext:value-type="percentage">
            <text:p/>
          </table:table-cell>
          <table:table-cell table:formula="of:=[.C210]/SUM([.B$2:.B$502])" office:value-type="percentage" office:value="0.9980552526129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357" calcext:value-type="float">
            <text:p>357</text:p>
          </table:table-cell>
          <table:table-cell table:formula="of:=SUM([.B$2:.B211])" office:value-type="float" office:value="19405174" calcext:value-type="float">
            <text:p/>
          </table:table-cell>
          <table:table-cell table:formula="of:=[.B211]/SUM([.B$2:.B$502])" office:value-type="percentage" office:value="0.0000183617152989812" calcext:value-type="percentage">
            <text:p/>
          </table:table-cell>
          <table:table-cell table:formula="of:=[.C211]/SUM([.B$2:.B$502])" office:value-type="percentage" office:value="0.99807361432826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63" calcext:value-type="float">
            <text:p>363</text:p>
          </table:table-cell>
          <table:table-cell table:formula="of:=SUM([.B$2:.B212])" office:value-type="float" office:value="19405537" calcext:value-type="float">
            <text:p/>
          </table:table-cell>
          <table:table-cell table:formula="of:=[.B212]/SUM([.B$2:.B$502])" office:value-type="percentage" office:value="0.0000186703155561069" calcext:value-type="percentage">
            <text:p/>
          </table:table-cell>
          <table:table-cell table:formula="of:=[.C212]/SUM([.B$2:.B$502])" office:value-type="percentage" office:value="0.99809228464382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359" calcext:value-type="float">
            <text:p>359</text:p>
          </table:table-cell>
          <table:table-cell table:formula="of:=SUM([.B$2:.B213])" office:value-type="float" office:value="19405896" calcext:value-type="float">
            <text:p/>
          </table:table-cell>
          <table:table-cell table:formula="of:=[.B213]/SUM([.B$2:.B$502])" office:value-type="percentage" office:value="0.0000184645820513564" calcext:value-type="percentage">
            <text:p/>
          </table:table-cell>
          <table:table-cell table:formula="of:=[.C213]/SUM([.B$2:.B$502])" office:value-type="percentage" office:value="0.99811074922587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327" calcext:value-type="float">
            <text:p>327</text:p>
          </table:table-cell>
          <table:table-cell table:formula="of:=SUM([.B$2:.B214])" office:value-type="float" office:value="19406223" calcext:value-type="float">
            <text:p/>
          </table:table-cell>
          <table:table-cell table:formula="of:=[.B214]/SUM([.B$2:.B$502])" office:value-type="percentage" office:value="0.0000168187140133525" calcext:value-type="percentage">
            <text:p/>
          </table:table-cell>
          <table:table-cell table:formula="of:=[.C214]/SUM([.B$2:.B$502])" office:value-type="percentage" office:value="0.998127567939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312" calcext:value-type="float">
            <text:p>312</text:p>
          </table:table-cell>
          <table:table-cell table:formula="of:=SUM([.B$2:.B215])" office:value-type="float" office:value="19406535" calcext:value-type="float">
            <text:p/>
          </table:table-cell>
          <table:table-cell table:formula="of:=[.B215]/SUM([.B$2:.B$502])" office:value-type="percentage" office:value="0.0000160472133705382" calcext:value-type="percentage">
            <text:p/>
          </table:table-cell>
          <table:table-cell table:formula="of:=[.C215]/SUM([.B$2:.B$502])" office:value-type="percentage" office:value="0.9981436151532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table:formula="of:=SUM([.B$2:.B216])" office:value-type="float" office:value="19406849" calcext:value-type="float">
            <text:p/>
          </table:table-cell>
          <table:table-cell table:formula="of:=[.B216]/SUM([.B$2:.B$502])" office:value-type="percentage" office:value="0.0000161500801229134" calcext:value-type="percentage">
            <text:p/>
          </table:table-cell>
          <table:table-cell table:formula="of:=[.C216]/SUM([.B$2:.B$502])" office:value-type="percentage" office:value="0.99815976523338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331" calcext:value-type="float">
            <text:p>331</text:p>
          </table:table-cell>
          <table:table-cell table:formula="of:=SUM([.B$2:.B217])" office:value-type="float" office:value="19407180" calcext:value-type="float">
            <text:p/>
          </table:table-cell>
          <table:table-cell table:formula="of:=[.B217]/SUM([.B$2:.B$502])" office:value-type="percentage" office:value="0.000017024447518103" calcext:value-type="percentage">
            <text:p/>
          </table:table-cell>
          <table:table-cell table:formula="of:=[.C217]/SUM([.B$2:.B$502])" office:value-type="percentage" office:value="0.99817678968090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  <table:table-cell table:formula="of:=SUM([.B$2:.B218])" office:value-type="float" office:value="19407513" calcext:value-type="float">
            <text:p/>
          </table:table-cell>
          <table:table-cell table:formula="of:=[.B218]/SUM([.B$2:.B$502])" office:value-type="percentage" office:value="0.0000171273142704782" calcext:value-type="percentage">
            <text:p/>
          </table:table-cell>
          <table:table-cell table:formula="of:=[.C218]/SUM([.B$2:.B$502])" office:value-type="percentage" office:value="0.9981939169951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7" calcext:value-type="float">
            <text:p>317</text:p>
          </table:table-cell>
          <table:table-cell table:formula="of:=SUM([.B$2:.B219])" office:value-type="float" office:value="19407830" calcext:value-type="float">
            <text:p/>
          </table:table-cell>
          <table:table-cell table:formula="of:=[.B219]/SUM([.B$2:.B$502])" office:value-type="percentage" office:value="0.0000163043802514763" calcext:value-type="percentage">
            <text:p/>
          </table:table-cell>
          <table:table-cell table:formula="of:=[.C219]/SUM([.B$2:.B$502])" office:value-type="percentage" office:value="0.99821022137542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323" calcext:value-type="float">
            <text:p>323</text:p>
          </table:table-cell>
          <table:table-cell table:formula="of:=SUM([.B$2:.B220])" office:value-type="float" office:value="19408153" calcext:value-type="float">
            <text:p/>
          </table:table-cell>
          <table:table-cell table:formula="of:=[.B220]/SUM([.B$2:.B$502])" office:value-type="percentage" office:value="0.000016612980508602" calcext:value-type="percentage">
            <text:p/>
          </table:table-cell>
          <table:table-cell table:formula="of:=[.C220]/SUM([.B$2:.B$502])" office:value-type="percentage" office:value="0.99822683435593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377" calcext:value-type="float">
            <text:p>377</text:p>
          </table:table-cell>
          <table:table-cell table:formula="of:=SUM([.B$2:.B221])" office:value-type="float" office:value="19408530" calcext:value-type="float">
            <text:p/>
          </table:table-cell>
          <table:table-cell table:formula="of:=[.B221]/SUM([.B$2:.B$502])" office:value-type="percentage" office:value="0.0000193903828227336" calcext:value-type="percentage">
            <text:p/>
          </table:table-cell>
          <table:table-cell table:formula="of:=[.C221]/SUM([.B$2:.B$502])" office:value-type="percentage" office:value="0.9982462247387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466" calcext:value-type="float">
            <text:p>466</text:p>
          </table:table-cell>
          <table:table-cell table:formula="of:=SUM([.B$2:.B222])" office:value-type="float" office:value="19408996" calcext:value-type="float">
            <text:p/>
          </table:table-cell>
          <table:table-cell table:formula="of:=[.B222]/SUM([.B$2:.B$502])" office:value-type="percentage" office:value="0.000023967953303432" calcext:value-type="percentage">
            <text:p/>
          </table:table-cell>
          <table:table-cell table:formula="of:=[.C222]/SUM([.B$2:.B$502])" office:value-type="percentage" office:value="0.99827019269205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349" calcext:value-type="float">
            <text:p>349</text:p>
          </table:table-cell>
          <table:table-cell table:formula="of:=SUM([.B$2:.B223])" office:value-type="float" office:value="19409345" calcext:value-type="float">
            <text:p/>
          </table:table-cell>
          <table:table-cell table:formula="of:=[.B223]/SUM([.B$2:.B$502])" office:value-type="percentage" office:value="0.0000179502482894802" calcext:value-type="percentage">
            <text:p/>
          </table:table-cell>
          <table:table-cell table:formula="of:=[.C223]/SUM([.B$2:.B$502])" office:value-type="percentage" office:value="0.99828814294034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311" calcext:value-type="float">
            <text:p>311</text:p>
          </table:table-cell>
          <table:table-cell table:formula="of:=SUM([.B$2:.B224])" office:value-type="float" office:value="19409656" calcext:value-type="float">
            <text:p/>
          </table:table-cell>
          <table:table-cell table:formula="of:=[.B224]/SUM([.B$2:.B$502])" office:value-type="percentage" office:value="0.0000159957799943506" calcext:value-type="percentage">
            <text:p/>
          </table:table-cell>
          <table:table-cell table:formula="of:=[.C224]/SUM([.B$2:.B$502])" office:value-type="percentage" office:value="0.9983041387203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331" calcext:value-type="float">
            <text:p>331</text:p>
          </table:table-cell>
          <table:table-cell table:formula="of:=SUM([.B$2:.B225])" office:value-type="float" office:value="19409987" calcext:value-type="float">
            <text:p/>
          </table:table-cell>
          <table:table-cell table:formula="of:=[.B225]/SUM([.B$2:.B$502])" office:value-type="percentage" office:value="0.000017024447518103" calcext:value-type="percentage">
            <text:p/>
          </table:table-cell>
          <table:table-cell table:formula="of:=[.C225]/SUM([.B$2:.B$502])" office:value-type="percentage" office:value="0.9983211631678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91" calcext:value-type="float">
            <text:p>291</text:p>
          </table:table-cell>
          <table:table-cell table:formula="of:=SUM([.B$2:.B226])" office:value-type="float" office:value="19410278" calcext:value-type="float">
            <text:p/>
          </table:table-cell>
          <table:table-cell table:formula="of:=[.B226]/SUM([.B$2:.B$502])" office:value-type="percentage" office:value="0.0000149671124705981" calcext:value-type="percentage">
            <text:p/>
          </table:table-cell>
          <table:table-cell table:formula="of:=[.C226]/SUM([.B$2:.B$502])" office:value-type="percentage" office:value="0.9983361302803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282" calcext:value-type="float">
            <text:p>282</text:p>
          </table:table-cell>
          <table:table-cell table:formula="of:=SUM([.B$2:.B227])" office:value-type="float" office:value="19410560" calcext:value-type="float">
            <text:p/>
          </table:table-cell>
          <table:table-cell table:formula="of:=[.B227]/SUM([.B$2:.B$502])" office:value-type="percentage" office:value="0.0000145042120849095" calcext:value-type="percentage">
            <text:p/>
          </table:table-cell>
          <table:table-cell table:formula="of:=[.C227]/SUM([.B$2:.B$502])" office:value-type="percentage" office:value="0.99835063449241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93" calcext:value-type="float">
            <text:p>293</text:p>
          </table:table-cell>
          <table:table-cell table:formula="of:=SUM([.B$2:.B228])" office:value-type="float" office:value="19410853" calcext:value-type="float">
            <text:p/>
          </table:table-cell>
          <table:table-cell table:formula="of:=[.B228]/SUM([.B$2:.B$502])" office:value-type="percentage" office:value="0.0000150699792229734" calcext:value-type="percentage">
            <text:p/>
          </table:table-cell>
          <table:table-cell table:formula="of:=[.C228]/SUM([.B$2:.B$502])" office:value-type="percentage" office:value="0.99836570447163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274" calcext:value-type="float">
            <text:p>274</text:p>
          </table:table-cell>
          <table:table-cell table:formula="of:=SUM([.B$2:.B229])" office:value-type="float" office:value="19411127" calcext:value-type="float">
            <text:p/>
          </table:table-cell>
          <table:table-cell table:formula="of:=[.B229]/SUM([.B$2:.B$502])" office:value-type="percentage" office:value="0.0000140927450754085" calcext:value-type="percentage">
            <text:p/>
          </table:table-cell>
          <table:table-cell table:formula="of:=[.C229]/SUM([.B$2:.B$502])" office:value-type="percentage" office:value="0.99837979721671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307" calcext:value-type="float">
            <text:p>307</text:p>
          </table:table-cell>
          <table:table-cell table:formula="of:=SUM([.B$2:.B230])" office:value-type="float" office:value="19411434" calcext:value-type="float">
            <text:p/>
          </table:table-cell>
          <table:table-cell table:formula="of:=[.B230]/SUM([.B$2:.B$502])" office:value-type="percentage" office:value="0.0000157900464896001" calcext:value-type="percentage">
            <text:p/>
          </table:table-cell>
          <table:table-cell table:formula="of:=[.C230]/SUM([.B$2:.B$502])" office:value-type="percentage" office:value="0.99839558726320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55" calcext:value-type="float">
            <text:p>255</text:p>
          </table:table-cell>
          <table:table-cell table:formula="of:=SUM([.B$2:.B231])" office:value-type="float" office:value="19411689" calcext:value-type="float">
            <text:p/>
          </table:table-cell>
          <table:table-cell table:formula="of:=[.B231]/SUM([.B$2:.B$502])" office:value-type="percentage" office:value="0.0000131155109278437" calcext:value-type="percentage">
            <text:p/>
          </table:table-cell>
          <table:table-cell table:formula="of:=[.C231]/SUM([.B$2:.B$502])" office:value-type="percentage" office:value="0.99840870277413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59" calcext:value-type="float">
            <text:p>259</text:p>
          </table:table-cell>
          <table:table-cell table:formula="of:=SUM([.B$2:.B232])" office:value-type="float" office:value="19411948" calcext:value-type="float">
            <text:p/>
          </table:table-cell>
          <table:table-cell table:formula="of:=[.B232]/SUM([.B$2:.B$502])" office:value-type="percentage" office:value="0.0000133212444325942" calcext:value-type="percentage">
            <text:p/>
          </table:table-cell>
          <table:table-cell table:formula="of:=[.C232]/SUM([.B$2:.B$502])" office:value-type="percentage" office:value="0.99842202401856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86" calcext:value-type="float">
            <text:p>286</text:p>
          </table:table-cell>
          <table:table-cell table:formula="of:=SUM([.B$2:.B233])" office:value-type="float" office:value="19412234" calcext:value-type="float">
            <text:p/>
          </table:table-cell>
          <table:table-cell table:formula="of:=[.B233]/SUM([.B$2:.B$502])" office:value-type="percentage" office:value="0.00001470994558966" calcext:value-type="percentage">
            <text:p/>
          </table:table-cell>
          <table:table-cell table:formula="of:=[.C233]/SUM([.B$2:.B$502])" office:value-type="percentage" office:value="0.99843673396415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table:formula="of:=SUM([.B$2:.B234])" office:value-type="float" office:value="19412479" calcext:value-type="float">
            <text:p/>
          </table:table-cell>
          <table:table-cell table:formula="of:=[.B234]/SUM([.B$2:.B$502])" office:value-type="percentage" office:value="0.0000126011771659675" calcext:value-type="percentage">
            <text:p/>
          </table:table-cell>
          <table:table-cell table:formula="of:=[.C234]/SUM([.B$2:.B$502])" office:value-type="percentage" office:value="0.9984493351413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75" calcext:value-type="float">
            <text:p>275</text:p>
          </table:table-cell>
          <table:table-cell table:formula="of:=SUM([.B$2:.B235])" office:value-type="float" office:value="19412754" calcext:value-type="float">
            <text:p/>
          </table:table-cell>
          <table:table-cell table:formula="of:=[.B235]/SUM([.B$2:.B$502])" office:value-type="percentage" office:value="0.0000141441784515962" calcext:value-type="percentage">
            <text:p/>
          </table:table-cell>
          <table:table-cell table:formula="of:=[.C235]/SUM([.B$2:.B$502])" office:value-type="percentage" office:value="0.99846347931977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277" calcext:value-type="float">
            <text:p>277</text:p>
          </table:table-cell>
          <table:table-cell table:formula="of:=SUM([.B$2:.B236])" office:value-type="float" office:value="19413031" calcext:value-type="float">
            <text:p/>
          </table:table-cell>
          <table:table-cell table:formula="of:=[.B236]/SUM([.B$2:.B$502])" office:value-type="percentage" office:value="0.0000142470452039714" calcext:value-type="percentage">
            <text:p/>
          </table:table-cell>
          <table:table-cell table:formula="of:=[.C236]/SUM([.B$2:.B$502])" office:value-type="percentage" office:value="0.99847772636497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361" calcext:value-type="float">
            <text:p>361</text:p>
          </table:table-cell>
          <table:table-cell table:formula="of:=SUM([.B$2:.B237])" office:value-type="float" office:value="19413392" calcext:value-type="float">
            <text:p/>
          </table:table-cell>
          <table:table-cell table:formula="of:=[.B237]/SUM([.B$2:.B$502])" office:value-type="percentage" office:value="0.0000185674488037317" calcext:value-type="percentage">
            <text:p/>
          </table:table-cell>
          <table:table-cell table:formula="of:=[.C237]/SUM([.B$2:.B$502])" office:value-type="percentage" office:value="0.9984962938137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90" calcext:value-type="float">
            <text:p>290</text:p>
          </table:table-cell>
          <table:table-cell table:formula="of:=SUM([.B$2:.B238])" office:value-type="float" office:value="19413682" calcext:value-type="float">
            <text:p/>
          </table:table-cell>
          <table:table-cell table:formula="of:=[.B238]/SUM([.B$2:.B$502])" office:value-type="percentage" office:value="0.0000149156790944105" calcext:value-type="percentage">
            <text:p/>
          </table:table-cell>
          <table:table-cell table:formula="of:=[.C238]/SUM([.B$2:.B$502])" office:value-type="percentage" office:value="0.99851120949287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table:formula="of:=SUM([.B$2:.B239])" office:value-type="float" office:value="19413974" calcext:value-type="float">
            <text:p/>
          </table:table-cell>
          <table:table-cell table:formula="of:=[.B239]/SUM([.B$2:.B$502])" office:value-type="percentage" office:value="0.0000150185458467857" calcext:value-type="percentage">
            <text:p/>
          </table:table-cell>
          <table:table-cell table:formula="of:=[.C239]/SUM([.B$2:.B$502])" office:value-type="percentage" office:value="0.998526228038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262" calcext:value-type="float">
            <text:p>262</text:p>
          </table:table-cell>
          <table:table-cell table:formula="of:=SUM([.B$2:.B240])" office:value-type="float" office:value="19414236" calcext:value-type="float">
            <text:p/>
          </table:table-cell>
          <table:table-cell table:formula="of:=[.B240]/SUM([.B$2:.B$502])" office:value-type="percentage" office:value="0.0000134755445611571" calcext:value-type="percentage">
            <text:p/>
          </table:table-cell>
          <table:table-cell table:formula="of:=[.C240]/SUM([.B$2:.B$502])" office:value-type="percentage" office:value="0.99853970358328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table:formula="of:=SUM([.B$2:.B241])" office:value-type="float" office:value="19414477" calcext:value-type="float">
            <text:p/>
          </table:table-cell>
          <table:table-cell table:formula="of:=[.B241]/SUM([.B$2:.B$502])" office:value-type="percentage" office:value="0.000012395443661217" calcext:value-type="percentage">
            <text:p/>
          </table:table-cell>
          <table:table-cell table:formula="of:=[.C241]/SUM([.B$2:.B$502])" office:value-type="percentage" office:value="0.9985520990269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table:formula="of:=SUM([.B$2:.B242])" office:value-type="float" office:value="19414684" calcext:value-type="float">
            <text:p/>
          </table:table-cell>
          <table:table-cell table:formula="of:=[.B242]/SUM([.B$2:.B$502])" office:value-type="percentage" office:value="0.0000106467088708378" calcext:value-type="percentage">
            <text:p/>
          </table:table-cell>
          <table:table-cell table:formula="of:=[.C242]/SUM([.B$2:.B$502])" office:value-type="percentage" office:value="0.99856274573581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204" calcext:value-type="float">
            <text:p>204</text:p>
          </table:table-cell>
          <table:table-cell table:formula="of:=SUM([.B$2:.B243])" office:value-type="float" office:value="19414888" calcext:value-type="float">
            <text:p/>
          </table:table-cell>
          <table:table-cell table:formula="of:=[.B243]/SUM([.B$2:.B$502])" office:value-type="percentage" office:value="0.000010492408742275" calcext:value-type="percentage">
            <text:p/>
          </table:table-cell>
          <table:table-cell table:formula="of:=[.C243]/SUM([.B$2:.B$502])" office:value-type="percentage" office:value="0.99857323814455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table:formula="of:=SUM([.B$2:.B244])" office:value-type="float" office:value="19415103" calcext:value-type="float">
            <text:p/>
          </table:table-cell>
          <table:table-cell table:formula="of:=[.B244]/SUM([.B$2:.B$502])" office:value-type="percentage" office:value="0.0000110581758803388" calcext:value-type="percentage">
            <text:p/>
          </table:table-cell>
          <table:table-cell table:formula="of:=[.C244]/SUM([.B$2:.B$502])" office:value-type="percentage" office:value="0.99858429632043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225" calcext:value-type="float">
            <text:p>225</text:p>
          </table:table-cell>
          <table:table-cell table:formula="of:=SUM([.B$2:.B245])" office:value-type="float" office:value="19415328" calcext:value-type="float">
            <text:p/>
          </table:table-cell>
          <table:table-cell table:formula="of:=[.B245]/SUM([.B$2:.B$502])" office:value-type="percentage" office:value="0.000011572509642215" calcext:value-type="percentage">
            <text:p/>
          </table:table-cell>
          <table:table-cell table:formula="of:=[.C245]/SUM([.B$2:.B$502])" office:value-type="percentage" office:value="0.99859586883007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34" calcext:value-type="float">
            <text:p>234</text:p>
          </table:table-cell>
          <table:table-cell table:formula="of:=SUM([.B$2:.B246])" office:value-type="float" office:value="19415562" calcext:value-type="float">
            <text:p/>
          </table:table-cell>
          <table:table-cell table:formula="of:=[.B246]/SUM([.B$2:.B$502])" office:value-type="percentage" office:value="0.0000120354100279036" calcext:value-type="percentage">
            <text:p/>
          </table:table-cell>
          <table:table-cell table:formula="of:=[.C246]/SUM([.B$2:.B$502])" office:value-type="percentage" office:value="0.99860790424010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32" calcext:value-type="float">
            <text:p>232</text:p>
          </table:table-cell>
          <table:table-cell table:formula="of:=SUM([.B$2:.B247])" office:value-type="float" office:value="19415794" calcext:value-type="float">
            <text:p/>
          </table:table-cell>
          <table:table-cell table:formula="of:=[.B247]/SUM([.B$2:.B$502])" office:value-type="percentage" office:value="0.0000119325432755284" calcext:value-type="percentage">
            <text:p/>
          </table:table-cell>
          <table:table-cell table:formula="of:=[.C247]/SUM([.B$2:.B$502])" office:value-type="percentage" office:value="0.99861983678338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99" calcext:value-type="float">
            <text:p>199</text:p>
          </table:table-cell>
          <table:table-cell table:formula="of:=SUM([.B$2:.B248])" office:value-type="float" office:value="19415993" calcext:value-type="float">
            <text:p/>
          </table:table-cell>
          <table:table-cell table:formula="of:=[.B248]/SUM([.B$2:.B$502])" office:value-type="percentage" office:value="0.0000102352418613369" calcext:value-type="percentage">
            <text:p/>
          </table:table-cell>
          <table:table-cell table:formula="of:=[.C248]/SUM([.B$2:.B$502])" office:value-type="percentage" office:value="0.99863007202524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215" calcext:value-type="float">
            <text:p>215</text:p>
          </table:table-cell>
          <table:table-cell table:formula="of:=SUM([.B$2:.B249])" office:value-type="float" office:value="19416208" calcext:value-type="float">
            <text:p/>
          </table:table-cell>
          <table:table-cell table:formula="of:=[.B249]/SUM([.B$2:.B$502])" office:value-type="percentage" office:value="0.0000110581758803388" calcext:value-type="percentage">
            <text:p/>
          </table:table-cell>
          <table:table-cell table:formula="of:=[.C249]/SUM([.B$2:.B$502])" office:value-type="percentage" office:value="0.99864113020112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formula="of:=SUM([.B$2:.B250])" office:value-type="float" office:value="19416460" calcext:value-type="float">
            <text:p/>
          </table:table-cell>
          <table:table-cell table:formula="of:=[.B250]/SUM([.B$2:.B$502])" office:value-type="percentage" office:value="0.0000129612107992808" calcext:value-type="percentage">
            <text:p/>
          </table:table-cell>
          <table:table-cell table:formula="of:=[.C250]/SUM([.B$2:.B$502])" office:value-type="percentage" office:value="0.99865409141192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284" calcext:value-type="float">
            <text:p>284</text:p>
          </table:table-cell>
          <table:table-cell table:formula="of:=SUM([.B$2:.B251])" office:value-type="float" office:value="19416744" calcext:value-type="float">
            <text:p/>
          </table:table-cell>
          <table:table-cell table:formula="of:=[.B251]/SUM([.B$2:.B$502])" office:value-type="percentage" office:value="0.0000146070788372848" calcext:value-type="percentage">
            <text:p/>
          </table:table-cell>
          <table:table-cell table:formula="of:=[.C251]/SUM([.B$2:.B$502])" office:value-type="percentage" office:value="0.99866869849075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17" calcext:value-type="float">
            <text:p>317</text:p>
          </table:table-cell>
          <table:table-cell table:formula="of:=SUM([.B$2:.B252])" office:value-type="float" office:value="19417061" calcext:value-type="float">
            <text:p/>
          </table:table-cell>
          <table:table-cell table:formula="of:=[.B252]/SUM([.B$2:.B$502])" office:value-type="percentage" office:value="0.0000163043802514763" calcext:value-type="percentage">
            <text:p/>
          </table:table-cell>
          <table:table-cell table:formula="of:=[.C252]/SUM([.B$2:.B$502])" office:value-type="percentage" office:value="0.99868500287101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table:formula="of:=SUM([.B$2:.B253])" office:value-type="float" office:value="19417398" calcext:value-type="float">
            <text:p/>
          </table:table-cell>
          <table:table-cell table:formula="of:=[.B253]/SUM([.B$2:.B$502])" office:value-type="percentage" office:value="0.0000173330477752287" calcext:value-type="percentage">
            <text:p/>
          </table:table-cell>
          <table:table-cell table:formula="of:=[.C253]/SUM([.B$2:.B$502])" office:value-type="percentage" office:value="0.99870233591878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  <table:table-cell table:formula="of:=SUM([.B$2:.B254])" office:value-type="float" office:value="19417701" calcext:value-type="float">
            <text:p/>
          </table:table-cell>
          <table:table-cell table:formula="of:=[.B254]/SUM([.B$2:.B$502])" office:value-type="percentage" office:value="0.0000155843129848496" calcext:value-type="percentage">
            <text:p/>
          </table:table-cell>
          <table:table-cell table:formula="of:=[.C254]/SUM([.B$2:.B$502])" office:value-type="percentage" office:value="0.99871792023177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79" calcext:value-type="float">
            <text:p>279</text:p>
          </table:table-cell>
          <table:table-cell table:formula="of:=SUM([.B$2:.B255])" office:value-type="float" office:value="19417980" calcext:value-type="float">
            <text:p/>
          </table:table-cell>
          <table:table-cell table:formula="of:=[.B255]/SUM([.B$2:.B$502])" office:value-type="percentage" office:value="0.0000143499119563466" calcext:value-type="percentage">
            <text:p/>
          </table:table-cell>
          <table:table-cell table:formula="of:=[.C255]/SUM([.B$2:.B$502])" office:value-type="percentage" office:value="0.99873227014372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285" calcext:value-type="float">
            <text:p>285</text:p>
          </table:table-cell>
          <table:table-cell table:formula="of:=SUM([.B$2:.B256])" office:value-type="float" office:value="19418265" calcext:value-type="float">
            <text:p/>
          </table:table-cell>
          <table:table-cell table:formula="of:=[.B256]/SUM([.B$2:.B$502])" office:value-type="percentage" office:value="0.0000146585122134724" calcext:value-type="percentage">
            <text:p/>
          </table:table-cell>
          <table:table-cell table:formula="of:=[.C256]/SUM([.B$2:.B$502])" office:value-type="percentage" office:value="0.99874692865594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306" calcext:value-type="float">
            <text:p>306</text:p>
          </table:table-cell>
          <table:table-cell table:formula="of:=SUM([.B$2:.B257])" office:value-type="float" office:value="19418571" calcext:value-type="float">
            <text:p/>
          </table:table-cell>
          <table:table-cell table:formula="of:=[.B257]/SUM([.B$2:.B$502])" office:value-type="percentage" office:value="0.0000157386131134124" calcext:value-type="percentage">
            <text:p/>
          </table:table-cell>
          <table:table-cell table:formula="of:=[.C257]/SUM([.B$2:.B$502])" office:value-type="percentage" office:value="0.9987626672690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83" calcext:value-type="float">
            <text:p>283</text:p>
          </table:table-cell>
          <table:table-cell table:formula="of:=SUM([.B$2:.B258])" office:value-type="float" office:value="19418854" calcext:value-type="float">
            <text:p/>
          </table:table-cell>
          <table:table-cell table:formula="of:=[.B258]/SUM([.B$2:.B$502])" office:value-type="percentage" office:value="0.0000145556454610971" calcext:value-type="percentage">
            <text:p/>
          </table:table-cell>
          <table:table-cell table:formula="of:=[.C258]/SUM([.B$2:.B$502])" office:value-type="percentage" office:value="0.99877722291451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276" calcext:value-type="float">
            <text:p>276</text:p>
          </table:table-cell>
          <table:table-cell table:formula="of:=SUM([.B$2:.B259])" office:value-type="float" office:value="19419130" calcext:value-type="float">
            <text:p/>
          </table:table-cell>
          <table:table-cell table:formula="of:=[.B259]/SUM([.B$2:.B$502])" office:value-type="percentage" office:value="0.0000141956118277838" calcext:value-type="percentage">
            <text:p/>
          </table:table-cell>
          <table:table-cell table:formula="of:=[.C259]/SUM([.B$2:.B$502])" office:value-type="percentage" office:value="0.99879141852634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295" calcext:value-type="float">
            <text:p>295</text:p>
          </table:table-cell>
          <table:table-cell table:formula="of:=SUM([.B$2:.B260])" office:value-type="float" office:value="19419425" calcext:value-type="float">
            <text:p/>
          </table:table-cell>
          <table:table-cell table:formula="of:=[.B260]/SUM([.B$2:.B$502])" office:value-type="percentage" office:value="0.0000151728459753486" calcext:value-type="percentage">
            <text:p/>
          </table:table-cell>
          <table:table-cell table:formula="of:=[.C260]/SUM([.B$2:.B$502])" office:value-type="percentage" office:value="0.9988065913723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234" calcext:value-type="float">
            <text:p>234</text:p>
          </table:table-cell>
          <table:table-cell table:formula="of:=SUM([.B$2:.B261])" office:value-type="float" office:value="19419659" calcext:value-type="float">
            <text:p/>
          </table:table-cell>
          <table:table-cell table:formula="of:=[.B261]/SUM([.B$2:.B$502])" office:value-type="percentage" office:value="0.0000120354100279036" calcext:value-type="percentage">
            <text:p/>
          </table:table-cell>
          <table:table-cell table:formula="of:=[.C261]/SUM([.B$2:.B$502])" office:value-type="percentage" office:value="0.99881862678234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75" calcext:value-type="float">
            <text:p>275</text:p>
          </table:table-cell>
          <table:table-cell table:formula="of:=SUM([.B$2:.B262])" office:value-type="float" office:value="19419934" calcext:value-type="float">
            <text:p/>
          </table:table-cell>
          <table:table-cell table:formula="of:=[.B262]/SUM([.B$2:.B$502])" office:value-type="percentage" office:value="0.0000141441784515962" calcext:value-type="percentage">
            <text:p/>
          </table:table-cell>
          <table:table-cell table:formula="of:=[.C262]/SUM([.B$2:.B$502])" office:value-type="percentage" office:value="0.99883277096079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table:formula="of:=SUM([.B$2:.B263])" office:value-type="float" office:value="19420196" calcext:value-type="float">
            <text:p/>
          </table:table-cell>
          <table:table-cell table:formula="of:=[.B263]/SUM([.B$2:.B$502])" office:value-type="percentage" office:value="0.0000134755445611571" calcext:value-type="percentage">
            <text:p/>
          </table:table-cell>
          <table:table-cell table:formula="of:=[.C263]/SUM([.B$2:.B$502])" office:value-type="percentage" office:value="0.99884624650535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44" calcext:value-type="float">
            <text:p>244</text:p>
          </table:table-cell>
          <table:table-cell table:formula="of:=SUM([.B$2:.B264])" office:value-type="float" office:value="19420440" calcext:value-type="float">
            <text:p/>
          </table:table-cell>
          <table:table-cell table:formula="of:=[.B264]/SUM([.B$2:.B$502])" office:value-type="percentage" office:value="0.0000125497437897799" calcext:value-type="percentage">
            <text:p/>
          </table:table-cell>
          <table:table-cell table:formula="of:=[.C264]/SUM([.B$2:.B$502])" office:value-type="percentage" office:value="0.99885879624914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229" calcext:value-type="float">
            <text:p>229</text:p>
          </table:table-cell>
          <table:table-cell table:formula="of:=SUM([.B$2:.B265])" office:value-type="float" office:value="19420669" calcext:value-type="float">
            <text:p/>
          </table:table-cell>
          <table:table-cell table:formula="of:=[.B265]/SUM([.B$2:.B$502])" office:value-type="percentage" office:value="0.0000117782431469655" calcext:value-type="percentage">
            <text:p/>
          </table:table-cell>
          <table:table-cell table:formula="of:=[.C265]/SUM([.B$2:.B$502])" office:value-type="percentage" office:value="0.99887057449229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93" calcext:value-type="float">
            <text:p>293</text:p>
          </table:table-cell>
          <table:table-cell table:formula="of:=SUM([.B$2:.B266])" office:value-type="float" office:value="19420962" calcext:value-type="float">
            <text:p/>
          </table:table-cell>
          <table:table-cell table:formula="of:=[.B266]/SUM([.B$2:.B$502])" office:value-type="percentage" office:value="0.0000150699792229734" calcext:value-type="percentage">
            <text:p/>
          </table:table-cell>
          <table:table-cell table:formula="of:=[.C266]/SUM([.B$2:.B$502])" office:value-type="percentage" office:value="0.9988856444715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386" calcext:value-type="float">
            <text:p>386</text:p>
          </table:table-cell>
          <table:table-cell table:formula="of:=SUM([.B$2:.B267])" office:value-type="float" office:value="19421348" calcext:value-type="float">
            <text:p/>
          </table:table-cell>
          <table:table-cell table:formula="of:=[.B267]/SUM([.B$2:.B$502])" office:value-type="percentage" office:value="0.0000198532832084222" calcext:value-type="percentage">
            <text:p/>
          </table:table-cell>
          <table:table-cell table:formula="of:=[.C267]/SUM([.B$2:.B$502])" office:value-type="percentage" office:value="0.99890549775472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202" calcext:value-type="float">
            <text:p>202</text:p>
          </table:table-cell>
          <table:table-cell table:formula="of:=SUM([.B$2:.B268])" office:value-type="float" office:value="19421550" calcext:value-type="float">
            <text:p/>
          </table:table-cell>
          <table:table-cell table:formula="of:=[.B268]/SUM([.B$2:.B$502])" office:value-type="percentage" office:value="0.0000103895419898997" calcext:value-type="percentage">
            <text:p/>
          </table:table-cell>
          <table:table-cell table:formula="of:=[.C268]/SUM([.B$2:.B$502])" office:value-type="percentage" office:value="0.99891588729671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61" calcext:value-type="float">
            <text:p>161</text:p>
          </table:table-cell>
          <table:table-cell table:formula="of:=SUM([.B$2:.B269])" office:value-type="float" office:value="19421711" calcext:value-type="float">
            <text:p/>
          </table:table-cell>
          <table:table-cell table:formula="of:=[.B269]/SUM([.B$2:.B$502])" office:value-type="percentage" office:value="0.0000082807735662072" calcext:value-type="percentage">
            <text:p/>
          </table:table-cell>
          <table:table-cell table:formula="of:=[.C269]/SUM([.B$2:.B$502])" office:value-type="percentage" office:value="0.99892416807028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63" calcext:value-type="float">
            <text:p>163</text:p>
          </table:table-cell>
          <table:table-cell table:formula="of:=SUM([.B$2:.B270])" office:value-type="float" office:value="19421874" calcext:value-type="float">
            <text:p/>
          </table:table-cell>
          <table:table-cell table:formula="of:=[.B270]/SUM([.B$2:.B$502])" office:value-type="percentage" office:value="0.00000838364031858245" calcext:value-type="percentage">
            <text:p/>
          </table:table-cell>
          <table:table-cell table:formula="of:=[.C270]/SUM([.B$2:.B$502])" office:value-type="percentage" office:value="0.99893255171060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84" calcext:value-type="float">
            <text:p>184</text:p>
          </table:table-cell>
          <table:table-cell table:formula="of:=SUM([.B$2:.B271])" office:value-type="float" office:value="19422058" calcext:value-type="float">
            <text:p/>
          </table:table-cell>
          <table:table-cell table:formula="of:=[.B271]/SUM([.B$2:.B$502])" office:value-type="percentage" office:value="0.00000946374121852252" calcext:value-type="percentage">
            <text:p/>
          </table:table-cell>
          <table:table-cell table:formula="of:=[.C271]/SUM([.B$2:.B$502])" office:value-type="percentage" office:value="0.99894201545182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table:formula="of:=SUM([.B$2:.B272])" office:value-type="float" office:value="19422214" calcext:value-type="float">
            <text:p/>
          </table:table-cell>
          <table:table-cell table:formula="of:=[.B272]/SUM([.B$2:.B$502])" office:value-type="percentage" office:value="0.00000802360668526909" calcext:value-type="percentage">
            <text:p/>
          </table:table-cell>
          <table:table-cell table:formula="of:=[.C272]/SUM([.B$2:.B$502])" office:value-type="percentage" office:value="0.99895003905850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54" calcext:value-type="float">
            <text:p>154</text:p>
          </table:table-cell>
          <table:table-cell table:formula="of:=SUM([.B$2:.B273])" office:value-type="float" office:value="19422368" calcext:value-type="float">
            <text:p/>
          </table:table-cell>
          <table:table-cell table:formula="of:=[.B273]/SUM([.B$2:.B$502])" office:value-type="percentage" office:value="0.00000792073993289385" calcext:value-type="percentage">
            <text:p/>
          </table:table-cell>
          <table:table-cell table:formula="of:=[.C273]/SUM([.B$2:.B$502])" office:value-type="percentage" office:value="0.99895795979843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37" calcext:value-type="float">
            <text:p>137</text:p>
          </table:table-cell>
          <table:table-cell table:formula="of:=SUM([.B$2:.B274])" office:value-type="float" office:value="19422505" calcext:value-type="float">
            <text:p/>
          </table:table-cell>
          <table:table-cell table:formula="of:=[.B274]/SUM([.B$2:.B$502])" office:value-type="percentage" office:value="0.00000704637253770427" calcext:value-type="percentage">
            <text:p/>
          </table:table-cell>
          <table:table-cell table:formula="of:=[.C274]/SUM([.B$2:.B$502])" office:value-type="percentage" office:value="0.99896500617097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52" calcext:value-type="float">
            <text:p>152</text:p>
          </table:table-cell>
          <table:table-cell table:formula="of:=SUM([.B$2:.B275])" office:value-type="float" office:value="19422657" calcext:value-type="float">
            <text:p/>
          </table:table-cell>
          <table:table-cell table:formula="of:=[.B275]/SUM([.B$2:.B$502])" office:value-type="percentage" office:value="0.0000078178731805186" calcext:value-type="percentage">
            <text:p/>
          </table:table-cell>
          <table:table-cell table:formula="of:=[.C275]/SUM([.B$2:.B$502])" office:value-type="percentage" office:value="0.99897282404415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43" calcext:value-type="float">
            <text:p>143</text:p>
          </table:table-cell>
          <table:table-cell table:formula="of:=SUM([.B$2:.B276])" office:value-type="float" office:value="19422800" calcext:value-type="float">
            <text:p/>
          </table:table-cell>
          <table:table-cell table:formula="of:=[.B276]/SUM([.B$2:.B$502])" office:value-type="percentage" office:value="0.00000735497279483" calcext:value-type="percentage">
            <text:p/>
          </table:table-cell>
          <table:table-cell table:formula="of:=[.C276]/SUM([.B$2:.B$502])" office:value-type="percentage" office:value="0.99898017901695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81" calcext:value-type="float">
            <text:p>181</text:p>
          </table:table-cell>
          <table:table-cell table:formula="of:=SUM([.B$2:.B277])" office:value-type="float" office:value="19422981" calcext:value-type="float">
            <text:p/>
          </table:table-cell>
          <table:table-cell table:formula="of:=[.B277]/SUM([.B$2:.B$502])" office:value-type="percentage" office:value="0.00000930944108995965" calcext:value-type="percentage">
            <text:p/>
          </table:table-cell>
          <table:table-cell table:formula="of:=[.C277]/SUM([.B$2:.B$502])" office:value-type="percentage" office:value="0.9989894884580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44" calcext:value-type="float">
            <text:p>144</text:p>
          </table:table-cell>
          <table:table-cell table:formula="of:=SUM([.B$2:.B278])" office:value-type="float" office:value="19423125" calcext:value-type="float">
            <text:p/>
          </table:table-cell>
          <table:table-cell table:formula="of:=[.B278]/SUM([.B$2:.B$502])" office:value-type="percentage" office:value="0.00000740640617101762" calcext:value-type="percentage">
            <text:p/>
          </table:table-cell>
          <table:table-cell table:formula="of:=[.C278]/SUM([.B$2:.B$502])" office:value-type="percentage" office:value="0.99899689486421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51" calcext:value-type="float">
            <text:p>151</text:p>
          </table:table-cell>
          <table:table-cell table:formula="of:=SUM([.B$2:.B279])" office:value-type="float" office:value="19423276" calcext:value-type="float">
            <text:p/>
          </table:table-cell>
          <table:table-cell table:formula="of:=[.B279]/SUM([.B$2:.B$502])" office:value-type="percentage" office:value="0.00000776643980433098" calcext:value-type="percentage">
            <text:p/>
          </table:table-cell>
          <table:table-cell table:formula="of:=[.C279]/SUM([.B$2:.B$502])" office:value-type="percentage" office:value="0.99900466130401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56" calcext:value-type="float">
            <text:p>156</text:p>
          </table:table-cell>
          <table:table-cell table:formula="of:=SUM([.B$2:.B280])" office:value-type="float" office:value="19423432" calcext:value-type="float">
            <text:p/>
          </table:table-cell>
          <table:table-cell table:formula="of:=[.B280]/SUM([.B$2:.B$502])" office:value-type="percentage" office:value="0.00000802360668526909" calcext:value-type="percentage">
            <text:p/>
          </table:table-cell>
          <table:table-cell table:formula="of:=[.C280]/SUM([.B$2:.B$502])" office:value-type="percentage" office:value="0.99901268491070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78" calcext:value-type="float">
            <text:p>178</text:p>
          </table:table-cell>
          <table:table-cell table:formula="of:=SUM([.B$2:.B281])" office:value-type="float" office:value="19423610" calcext:value-type="float">
            <text:p/>
          </table:table-cell>
          <table:table-cell table:formula="of:=[.B281]/SUM([.B$2:.B$502])" office:value-type="percentage" office:value="0.00000915514096139678" calcext:value-type="percentage">
            <text:p/>
          </table:table-cell>
          <table:table-cell table:formula="of:=[.C281]/SUM([.B$2:.B$502])" office:value-type="percentage" office:value="0.99902184005166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table:formula="of:=SUM([.B$2:.B282])" office:value-type="float" office:value="19423845" calcext:value-type="float">
            <text:p/>
          </table:table-cell>
          <table:table-cell table:formula="of:=[.B282]/SUM([.B$2:.B$502])" office:value-type="percentage" office:value="0.0000120868434040913" calcext:value-type="percentage">
            <text:p/>
          </table:table-cell>
          <table:table-cell table:formula="of:=[.C282]/SUM([.B$2:.B$502])" office:value-type="percentage" office:value="0.99903392689506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88" calcext:value-type="float">
            <text:p>188</text:p>
          </table:table-cell>
          <table:table-cell table:formula="of:=SUM([.B$2:.B283])" office:value-type="float" office:value="19424033" calcext:value-type="float">
            <text:p/>
          </table:table-cell>
          <table:table-cell table:formula="of:=[.B283]/SUM([.B$2:.B$502])" office:value-type="percentage" office:value="0.00000966947472327301" calcext:value-type="percentage">
            <text:p/>
          </table:table-cell>
          <table:table-cell table:formula="of:=[.C283]/SUM([.B$2:.B$502])" office:value-type="percentage" office:value="0.99904359636979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63" calcext:value-type="float">
            <text:p>163</text:p>
          </table:table-cell>
          <table:table-cell table:formula="of:=SUM([.B$2:.B284])" office:value-type="float" office:value="19424196" calcext:value-type="float">
            <text:p/>
          </table:table-cell>
          <table:table-cell table:formula="of:=[.B284]/SUM([.B$2:.B$502])" office:value-type="percentage" office:value="0.00000838364031858245" calcext:value-type="percentage">
            <text:p/>
          </table:table-cell>
          <table:table-cell table:formula="of:=[.C284]/SUM([.B$2:.B$502])" office:value-type="percentage" office:value="0.9990519800101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72" calcext:value-type="float">
            <text:p>172</text:p>
          </table:table-cell>
          <table:table-cell table:formula="of:=SUM([.B$2:.B285])" office:value-type="float" office:value="19424368" calcext:value-type="float">
            <text:p/>
          </table:table-cell>
          <table:table-cell table:formula="of:=[.B285]/SUM([.B$2:.B$502])" office:value-type="percentage" office:value="0.00000884654070427105" calcext:value-type="percentage">
            <text:p/>
          </table:table-cell>
          <table:table-cell table:formula="of:=[.C285]/SUM([.B$2:.B$502])" office:value-type="percentage" office:value="0.99906082655081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51" calcext:value-type="float">
            <text:p>151</text:p>
          </table:table-cell>
          <table:table-cell table:formula="of:=SUM([.B$2:.B286])" office:value-type="float" office:value="19424519" calcext:value-type="float">
            <text:p/>
          </table:table-cell>
          <table:table-cell table:formula="of:=[.B286]/SUM([.B$2:.B$502])" office:value-type="percentage" office:value="0.00000776643980433098" calcext:value-type="percentage">
            <text:p/>
          </table:table-cell>
          <table:table-cell table:formula="of:=[.C286]/SUM([.B$2:.B$502])" office:value-type="percentage" office:value="0.99906859299061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41" calcext:value-type="float">
            <text:p>141</text:p>
          </table:table-cell>
          <table:table-cell table:formula="of:=SUM([.B$2:.B287])" office:value-type="float" office:value="19424660" calcext:value-type="float">
            <text:p/>
          </table:table-cell>
          <table:table-cell table:formula="of:=[.B287]/SUM([.B$2:.B$502])" office:value-type="percentage" office:value="0.00000725210604245476" calcext:value-type="percentage">
            <text:p/>
          </table:table-cell>
          <table:table-cell table:formula="of:=[.C287]/SUM([.B$2:.B$502])" office:value-type="percentage" office:value="0.99907584509666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49" calcext:value-type="float">
            <text:p>149</text:p>
          </table:table-cell>
          <table:table-cell table:formula="of:=SUM([.B$2:.B288])" office:value-type="float" office:value="19424809" calcext:value-type="float">
            <text:p/>
          </table:table-cell>
          <table:table-cell table:formula="of:=[.B288]/SUM([.B$2:.B$502])" office:value-type="percentage" office:value="0.00000766357305195573" calcext:value-type="percentage">
            <text:p/>
          </table:table-cell>
          <table:table-cell table:formula="of:=[.C288]/SUM([.B$2:.B$502])" office:value-type="percentage" office:value="0.99908350866971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41" calcext:value-type="float">
            <text:p>141</text:p>
          </table:table-cell>
          <table:table-cell table:formula="of:=SUM([.B$2:.B289])" office:value-type="float" office:value="19424950" calcext:value-type="float">
            <text:p/>
          </table:table-cell>
          <table:table-cell table:formula="of:=[.B289]/SUM([.B$2:.B$502])" office:value-type="percentage" office:value="0.00000725210604245476" calcext:value-type="percentage">
            <text:p/>
          </table:table-cell>
          <table:table-cell table:formula="of:=[.C289]/SUM([.B$2:.B$502])" office:value-type="percentage" office:value="0.99909076077575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71" calcext:value-type="float">
            <text:p>171</text:p>
          </table:table-cell>
          <table:table-cell table:formula="of:=SUM([.B$2:.B290])" office:value-type="float" office:value="19425121" calcext:value-type="float">
            <text:p/>
          </table:table-cell>
          <table:table-cell table:formula="of:=[.B290]/SUM([.B$2:.B$502])" office:value-type="percentage" office:value="0.00000879510732808343" calcext:value-type="percentage">
            <text:p/>
          </table:table-cell>
          <table:table-cell table:formula="of:=[.C290]/SUM([.B$2:.B$502])" office:value-type="percentage" office:value="0.99909955588308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55" calcext:value-type="float">
            <text:p>155</text:p>
          </table:table-cell>
          <table:table-cell table:formula="of:=SUM([.B$2:.B291])" office:value-type="float" office:value="19425276" calcext:value-type="float">
            <text:p/>
          </table:table-cell>
          <table:table-cell table:formula="of:=[.B291]/SUM([.B$2:.B$502])" office:value-type="percentage" office:value="0.00000797217330908147" calcext:value-type="percentage">
            <text:p/>
          </table:table-cell>
          <table:table-cell table:formula="of:=[.C291]/SUM([.B$2:.B$502])" office:value-type="percentage" office:value="0.99910752805639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43" calcext:value-type="float">
            <text:p>143</text:p>
          </table:table-cell>
          <table:table-cell table:formula="of:=SUM([.B$2:.B292])" office:value-type="float" office:value="19425419" calcext:value-type="float">
            <text:p/>
          </table:table-cell>
          <table:table-cell table:formula="of:=[.B292]/SUM([.B$2:.B$502])" office:value-type="percentage" office:value="0.00000735497279483" calcext:value-type="percentage">
            <text:p/>
          </table:table-cell>
          <table:table-cell table:formula="of:=[.C292]/SUM([.B$2:.B$502])" office:value-type="percentage" office:value="0.99911488302918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55" calcext:value-type="float">
            <text:p>155</text:p>
          </table:table-cell>
          <table:table-cell table:formula="of:=SUM([.B$2:.B293])" office:value-type="float" office:value="19425574" calcext:value-type="float">
            <text:p/>
          </table:table-cell>
          <table:table-cell table:formula="of:=[.B293]/SUM([.B$2:.B$502])" office:value-type="percentage" office:value="0.00000797217330908147" calcext:value-type="percentage">
            <text:p/>
          </table:table-cell>
          <table:table-cell table:formula="of:=[.C293]/SUM([.B$2:.B$502])" office:value-type="percentage" office:value="0.99912285520249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65" calcext:value-type="float">
            <text:p>165</text:p>
          </table:table-cell>
          <table:table-cell table:formula="of:=SUM([.B$2:.B294])" office:value-type="float" office:value="19425739" calcext:value-type="float">
            <text:p/>
          </table:table-cell>
          <table:table-cell table:formula="of:=[.B294]/SUM([.B$2:.B$502])" office:value-type="percentage" office:value="0.00000848650707095769" calcext:value-type="percentage">
            <text:p/>
          </table:table-cell>
          <table:table-cell table:formula="of:=[.C294]/SUM([.B$2:.B$502])" office:value-type="percentage" office:value="0.99913134170956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29" calcext:value-type="float">
            <text:p>129</text:p>
          </table:table-cell>
          <table:table-cell table:formula="of:=SUM([.B$2:.B295])" office:value-type="float" office:value="19425868" calcext:value-type="float">
            <text:p/>
          </table:table-cell>
          <table:table-cell table:formula="of:=[.B295]/SUM([.B$2:.B$502])" office:value-type="percentage" office:value="0.00000663490552820329" calcext:value-type="percentage">
            <text:p/>
          </table:table-cell>
          <table:table-cell table:formula="of:=[.C295]/SUM([.B$2:.B$502])" office:value-type="percentage" office:value="0.99913797661509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83" calcext:value-type="float">
            <text:p>183</text:p>
          </table:table-cell>
          <table:table-cell table:formula="of:=SUM([.B$2:.B296])" office:value-type="float" office:value="19426051" calcext:value-type="float">
            <text:p/>
          </table:table-cell>
          <table:table-cell table:formula="of:=[.B296]/SUM([.B$2:.B$502])" office:value-type="percentage" office:value="0.0000094123078423349" calcext:value-type="percentage">
            <text:p/>
          </table:table-cell>
          <table:table-cell table:formula="of:=[.C296]/SUM([.B$2:.B$502])" office:value-type="percentage" office:value="0.99914738892293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22" calcext:value-type="float">
            <text:p>222</text:p>
          </table:table-cell>
          <table:table-cell table:formula="of:=SUM([.B$2:.B297])" office:value-type="float" office:value="19426273" calcext:value-type="float">
            <text:p/>
          </table:table-cell>
          <table:table-cell table:formula="of:=[.B297]/SUM([.B$2:.B$502])" office:value-type="percentage" office:value="0.0000114182095136522" calcext:value-type="percentage">
            <text:p/>
          </table:table-cell>
          <table:table-cell table:formula="of:=[.C297]/SUM([.B$2:.B$502])" office:value-type="percentage" office:value="0.9991588071324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58" calcext:value-type="float">
            <text:p>158</text:p>
          </table:table-cell>
          <table:table-cell table:formula="of:=SUM([.B$2:.B298])" office:value-type="float" office:value="19426431" calcext:value-type="float">
            <text:p/>
          </table:table-cell>
          <table:table-cell table:formula="of:=[.B298]/SUM([.B$2:.B$502])" office:value-type="percentage" office:value="0.00000812647343764434" calcext:value-type="percentage">
            <text:p/>
          </table:table-cell>
          <table:table-cell table:formula="of:=[.C298]/SUM([.B$2:.B$502])" office:value-type="percentage" office:value="0.9991669336058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43" calcext:value-type="float">
            <text:p>143</text:p>
          </table:table-cell>
          <table:table-cell table:formula="of:=SUM([.B$2:.B299])" office:value-type="float" office:value="19426574" calcext:value-type="float">
            <text:p/>
          </table:table-cell>
          <table:table-cell table:formula="of:=[.B299]/SUM([.B$2:.B$502])" office:value-type="percentage" office:value="0.00000735497279483" calcext:value-type="percentage">
            <text:p/>
          </table:table-cell>
          <table:table-cell table:formula="of:=[.C299]/SUM([.B$2:.B$502])" office:value-type="percentage" office:value="0.99917428857868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30" calcext:value-type="float">
            <text:p>130</text:p>
          </table:table-cell>
          <table:table-cell table:formula="of:=SUM([.B$2:.B300])" office:value-type="float" office:value="19426704" calcext:value-type="float">
            <text:p/>
          </table:table-cell>
          <table:table-cell table:formula="of:=[.B300]/SUM([.B$2:.B$502])" office:value-type="percentage" office:value="0.00000668633890439091" calcext:value-type="percentage">
            <text:p/>
          </table:table-cell>
          <table:table-cell table:formula="of:=[.C300]/SUM([.B$2:.B$502])" office:value-type="percentage" office:value="0.99918097491758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53" calcext:value-type="float">
            <text:p>153</text:p>
          </table:table-cell>
          <table:table-cell table:formula="of:=SUM([.B$2:.B301])" office:value-type="float" office:value="19426857" calcext:value-type="float">
            <text:p/>
          </table:table-cell>
          <table:table-cell table:formula="of:=[.B301]/SUM([.B$2:.B$502])" office:value-type="percentage" office:value="0.00000786930655670622" calcext:value-type="percentage">
            <text:p/>
          </table:table-cell>
          <table:table-cell table:formula="of:=[.C301]/SUM([.B$2:.B$502])" office:value-type="percentage" office:value="0.99918884422414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26" calcext:value-type="float">
            <text:p>126</text:p>
          </table:table-cell>
          <table:table-cell table:formula="of:=SUM([.B$2:.B302])" office:value-type="float" office:value="19426983" calcext:value-type="float">
            <text:p/>
          </table:table-cell>
          <table:table-cell table:formula="of:=[.B302]/SUM([.B$2:.B$502])" office:value-type="percentage" office:value="0.00000648060539964042" calcext:value-type="percentage">
            <text:p/>
          </table:table-cell>
          <table:table-cell table:formula="of:=[.C302]/SUM([.B$2:.B$502])" office:value-type="percentage" office:value="0.99919532482954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29" calcext:value-type="float">
            <text:p>129</text:p>
          </table:table-cell>
          <table:table-cell table:formula="of:=SUM([.B$2:.B303])" office:value-type="float" office:value="19427112" calcext:value-type="float">
            <text:p/>
          </table:table-cell>
          <table:table-cell table:formula="of:=[.B303]/SUM([.B$2:.B$502])" office:value-type="percentage" office:value="0.00000663490552820329" calcext:value-type="percentage">
            <text:p/>
          </table:table-cell>
          <table:table-cell table:formula="of:=[.C303]/SUM([.B$2:.B$502])" office:value-type="percentage" office:value="0.99920195973507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table:formula="of:=SUM([.B$2:.B304])" office:value-type="float" office:value="19427260" calcext:value-type="float">
            <text:p/>
          </table:table-cell>
          <table:table-cell table:formula="of:=[.B304]/SUM([.B$2:.B$502])" office:value-type="percentage" office:value="0.00000761213967576811" calcext:value-type="percentage">
            <text:p/>
          </table:table-cell>
          <table:table-cell table:formula="of:=[.C304]/SUM([.B$2:.B$502])" office:value-type="percentage" office:value="0.99920957187474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33" calcext:value-type="float">
            <text:p>133</text:p>
          </table:table-cell>
          <table:table-cell table:formula="of:=SUM([.B$2:.B305])" office:value-type="float" office:value="19427393" calcext:value-type="float">
            <text:p/>
          </table:table-cell>
          <table:table-cell table:formula="of:=[.B305]/SUM([.B$2:.B$502])" office:value-type="percentage" office:value="0.00000684063903295378" calcext:value-type="percentage">
            <text:p/>
          </table:table-cell>
          <table:table-cell table:formula="of:=[.C305]/SUM([.B$2:.B$502])" office:value-type="percentage" office:value="0.99921641251378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09" calcext:value-type="float">
            <text:p>109</text:p>
          </table:table-cell>
          <table:table-cell table:formula="of:=SUM([.B$2:.B306])" office:value-type="float" office:value="19427502" calcext:value-type="float">
            <text:p/>
          </table:table-cell>
          <table:table-cell table:formula="of:=[.B306]/SUM([.B$2:.B$502])" office:value-type="percentage" office:value="0.00000560623800445084" calcext:value-type="percentage">
            <text:p/>
          </table:table-cell>
          <table:table-cell table:formula="of:=[.C306]/SUM([.B$2:.B$502])" office:value-type="percentage" office:value="0.99922201875178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  <table:table-cell table:formula="of:=SUM([.B$2:.B307])" office:value-type="float" office:value="19427632" calcext:value-type="float">
            <text:p/>
          </table:table-cell>
          <table:table-cell table:formula="of:=[.B307]/SUM([.B$2:.B$502])" office:value-type="percentage" office:value="0.00000668633890439091" calcext:value-type="percentage">
            <text:p/>
          </table:table-cell>
          <table:table-cell table:formula="of:=[.C307]/SUM([.B$2:.B$502])" office:value-type="percentage" office:value="0.9992287050906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10" calcext:value-type="float">
            <text:p>110</text:p>
          </table:table-cell>
          <table:table-cell table:formula="of:=SUM([.B$2:.B308])" office:value-type="float" office:value="19427742" calcext:value-type="float">
            <text:p/>
          </table:table-cell>
          <table:table-cell table:formula="of:=[.B308]/SUM([.B$2:.B$502])" office:value-type="percentage" office:value="0.00000565767138063846" calcext:value-type="percentage">
            <text:p/>
          </table:table-cell>
          <table:table-cell table:formula="of:=[.C308]/SUM([.B$2:.B$502])" office:value-type="percentage" office:value="0.99923436276207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18" calcext:value-type="float">
            <text:p>118</text:p>
          </table:table-cell>
          <table:table-cell table:formula="of:=SUM([.B$2:.B309])" office:value-type="float" office:value="19427860" calcext:value-type="float">
            <text:p/>
          </table:table-cell>
          <table:table-cell table:formula="of:=[.B309]/SUM([.B$2:.B$502])" office:value-type="percentage" office:value="0.00000606913839013944" calcext:value-type="percentage">
            <text:p/>
          </table:table-cell>
          <table:table-cell table:formula="of:=[.C309]/SUM([.B$2:.B$502])" office:value-type="percentage" office:value="0.99924043190046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27" calcext:value-type="float">
            <text:p>127</text:p>
          </table:table-cell>
          <table:table-cell table:formula="of:=SUM([.B$2:.B310])" office:value-type="float" office:value="19427987" calcext:value-type="float">
            <text:p/>
          </table:table-cell>
          <table:table-cell table:formula="of:=[.B310]/SUM([.B$2:.B$502])" office:value-type="percentage" office:value="0.00000653203877582804" calcext:value-type="percentage">
            <text:p/>
          </table:table-cell>
          <table:table-cell table:formula="of:=[.C310]/SUM([.B$2:.B$502])" office:value-type="percentage" office:value="0.99924696393923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49" calcext:value-type="float">
            <text:p>149</text:p>
          </table:table-cell>
          <table:table-cell table:formula="of:=SUM([.B$2:.B311])" office:value-type="float" office:value="19428136" calcext:value-type="float">
            <text:p/>
          </table:table-cell>
          <table:table-cell table:formula="of:=[.B311]/SUM([.B$2:.B$502])" office:value-type="percentage" office:value="0.00000766357305195573" calcext:value-type="percentage">
            <text:p/>
          </table:table-cell>
          <table:table-cell table:formula="of:=[.C311]/SUM([.B$2:.B$502])" office:value-type="percentage" office:value="0.9992546275122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78" calcext:value-type="float">
            <text:p>178</text:p>
          </table:table-cell>
          <table:table-cell table:formula="of:=SUM([.B$2:.B312])" office:value-type="float" office:value="19428314" calcext:value-type="float">
            <text:p/>
          </table:table-cell>
          <table:table-cell table:formula="of:=[.B312]/SUM([.B$2:.B$502])" office:value-type="percentage" office:value="0.00000915514096139678" calcext:value-type="percentage">
            <text:p/>
          </table:table-cell>
          <table:table-cell table:formula="of:=[.C312]/SUM([.B$2:.B$502])" office:value-type="percentage" office:value="0.9992637826532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10" calcext:value-type="float">
            <text:p>210</text:p>
          </table:table-cell>
          <table:table-cell table:formula="of:=SUM([.B$2:.B313])" office:value-type="float" office:value="19428524" calcext:value-type="float">
            <text:p/>
          </table:table-cell>
          <table:table-cell table:formula="of:=[.B313]/SUM([.B$2:.B$502])" office:value-type="percentage" office:value="0.0000108010089994007" calcext:value-type="percentage">
            <text:p/>
          </table:table-cell>
          <table:table-cell table:formula="of:=[.C313]/SUM([.B$2:.B$502])" office:value-type="percentage" office:value="0.9992745836622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79" calcext:value-type="float">
            <text:p>179</text:p>
          </table:table-cell>
          <table:table-cell table:formula="of:=SUM([.B$2:.B314])" office:value-type="float" office:value="19428703" calcext:value-type="float">
            <text:p/>
          </table:table-cell>
          <table:table-cell table:formula="of:=[.B314]/SUM([.B$2:.B$502])" office:value-type="percentage" office:value="0.00000920657433758441" calcext:value-type="percentage">
            <text:p/>
          </table:table-cell>
          <table:table-cell table:formula="of:=[.C314]/SUM([.B$2:.B$502])" office:value-type="percentage" office:value="0.99928379023658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59" calcext:value-type="float">
            <text:p>159</text:p>
          </table:table-cell>
          <table:table-cell table:formula="of:=SUM([.B$2:.B315])" office:value-type="float" office:value="19428862" calcext:value-type="float">
            <text:p/>
          </table:table-cell>
          <table:table-cell table:formula="of:=[.B315]/SUM([.B$2:.B$502])" office:value-type="percentage" office:value="0.00000817790681383196" calcext:value-type="percentage">
            <text:p/>
          </table:table-cell>
          <table:table-cell table:formula="of:=[.C315]/SUM([.B$2:.B$502])" office:value-type="percentage" office:value="0.99929196814340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70" calcext:value-type="float">
            <text:p>170</text:p>
          </table:table-cell>
          <table:table-cell table:formula="of:=SUM([.B$2:.B316])" office:value-type="float" office:value="19429032" calcext:value-type="float">
            <text:p/>
          </table:table-cell>
          <table:table-cell table:formula="of:=[.B316]/SUM([.B$2:.B$502])" office:value-type="percentage" office:value="0.0000087436739518958" calcext:value-type="percentage">
            <text:p/>
          </table:table-cell>
          <table:table-cell table:formula="of:=[.C316]/SUM([.B$2:.B$502])" office:value-type="percentage" office:value="0.99930071181735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60" calcext:value-type="float">
            <text:p>160</text:p>
          </table:table-cell>
          <table:table-cell table:formula="of:=SUM([.B$2:.B317])" office:value-type="float" office:value="19429192" calcext:value-type="float">
            <text:p/>
          </table:table-cell>
          <table:table-cell table:formula="of:=[.B317]/SUM([.B$2:.B$502])" office:value-type="percentage" office:value="0.00000822934019001958" calcext:value-type="percentage">
            <text:p/>
          </table:table-cell>
          <table:table-cell table:formula="of:=[.C317]/SUM([.B$2:.B$502])" office:value-type="percentage" office:value="0.99930894115754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59" calcext:value-type="float">
            <text:p>159</text:p>
          </table:table-cell>
          <table:table-cell table:formula="of:=SUM([.B$2:.B318])" office:value-type="float" office:value="19429351" calcext:value-type="float">
            <text:p/>
          </table:table-cell>
          <table:table-cell table:formula="of:=[.B318]/SUM([.B$2:.B$502])" office:value-type="percentage" office:value="0.00000817790681383196" calcext:value-type="percentage">
            <text:p/>
          </table:table-cell>
          <table:table-cell table:formula="of:=[.C318]/SUM([.B$2:.B$502])" office:value-type="percentage" office:value="0.99931711906435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55" calcext:value-type="float">
            <text:p>155</text:p>
          </table:table-cell>
          <table:table-cell table:formula="of:=SUM([.B$2:.B319])" office:value-type="float" office:value="19429506" calcext:value-type="float">
            <text:p/>
          </table:table-cell>
          <table:table-cell table:formula="of:=[.B319]/SUM([.B$2:.B$502])" office:value-type="percentage" office:value="0.00000797217330908147" calcext:value-type="percentage">
            <text:p/>
          </table:table-cell>
          <table:table-cell table:formula="of:=[.C319]/SUM([.B$2:.B$502])" office:value-type="percentage" office:value="0.99932509123766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42" calcext:value-type="float">
            <text:p>142</text:p>
          </table:table-cell>
          <table:table-cell table:formula="of:=SUM([.B$2:.B320])" office:value-type="float" office:value="19429648" calcext:value-type="float">
            <text:p/>
          </table:table-cell>
          <table:table-cell table:formula="of:=[.B320]/SUM([.B$2:.B$502])" office:value-type="percentage" office:value="0.00000730353941864238" calcext:value-type="percentage">
            <text:p/>
          </table:table-cell>
          <table:table-cell table:formula="of:=[.C320]/SUM([.B$2:.B$502])" office:value-type="percentage" office:value="0.99933239477708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36" calcext:value-type="float">
            <text:p>136</text:p>
          </table:table-cell>
          <table:table-cell table:formula="of:=SUM([.B$2:.B321])" office:value-type="float" office:value="19429784" calcext:value-type="float">
            <text:p/>
          </table:table-cell>
          <table:table-cell table:formula="of:=[.B321]/SUM([.B$2:.B$502])" office:value-type="percentage" office:value="0.00000699493916151664" calcext:value-type="percentage">
            <text:p/>
          </table:table-cell>
          <table:table-cell table:formula="of:=[.C321]/SUM([.B$2:.B$502])" office:value-type="percentage" office:value="0.99933938971624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56" calcext:value-type="float">
            <text:p>156</text:p>
          </table:table-cell>
          <table:table-cell table:formula="of:=SUM([.B$2:.B322])" office:value-type="float" office:value="19429940" calcext:value-type="float">
            <text:p/>
          </table:table-cell>
          <table:table-cell table:formula="of:=[.B322]/SUM([.B$2:.B$502])" office:value-type="percentage" office:value="0.00000802360668526909" calcext:value-type="percentage">
            <text:p/>
          </table:table-cell>
          <table:table-cell table:formula="of:=[.C322]/SUM([.B$2:.B$502])" office:value-type="percentage" office:value="0.99934741332293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45" calcext:value-type="float">
            <text:p>145</text:p>
          </table:table-cell>
          <table:table-cell table:formula="of:=SUM([.B$2:.B323])" office:value-type="float" office:value="19430085" calcext:value-type="float">
            <text:p/>
          </table:table-cell>
          <table:table-cell table:formula="of:=[.B323]/SUM([.B$2:.B$502])" office:value-type="percentage" office:value="0.00000745783954720524" calcext:value-type="percentage">
            <text:p/>
          </table:table-cell>
          <table:table-cell table:formula="of:=[.C323]/SUM([.B$2:.B$502])" office:value-type="percentage" office:value="0.9993548711624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35" calcext:value-type="float">
            <text:p>135</text:p>
          </table:table-cell>
          <table:table-cell table:formula="of:=SUM([.B$2:.B324])" office:value-type="float" office:value="19430220" calcext:value-type="float">
            <text:p/>
          </table:table-cell>
          <table:table-cell table:formula="of:=[.B324]/SUM([.B$2:.B$502])" office:value-type="percentage" office:value="0.00000694350578532902" calcext:value-type="percentage">
            <text:p/>
          </table:table-cell>
          <table:table-cell table:formula="of:=[.C324]/SUM([.B$2:.B$502])" office:value-type="percentage" office:value="0.99936181466826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58" calcext:value-type="float">
            <text:p>158</text:p>
          </table:table-cell>
          <table:table-cell table:formula="of:=SUM([.B$2:.B325])" office:value-type="float" office:value="19430378" calcext:value-type="float">
            <text:p/>
          </table:table-cell>
          <table:table-cell table:formula="of:=[.B325]/SUM([.B$2:.B$502])" office:value-type="percentage" office:value="0.00000812647343764434" calcext:value-type="percentage">
            <text:p/>
          </table:table-cell>
          <table:table-cell table:formula="of:=[.C325]/SUM([.B$2:.B$502])" office:value-type="percentage" office:value="0.99936994114170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59" calcext:value-type="float">
            <text:p>159</text:p>
          </table:table-cell>
          <table:table-cell table:formula="of:=SUM([.B$2:.B326])" office:value-type="float" office:value="19430537" calcext:value-type="float">
            <text:p/>
          </table:table-cell>
          <table:table-cell table:formula="of:=[.B326]/SUM([.B$2:.B$502])" office:value-type="percentage" office:value="0.00000817790681383196" calcext:value-type="percentage">
            <text:p/>
          </table:table-cell>
          <table:table-cell table:formula="of:=[.C326]/SUM([.B$2:.B$502])" office:value-type="percentage" office:value="0.99937811904851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24" calcext:value-type="float">
            <text:p>224</text:p>
          </table:table-cell>
          <table:table-cell table:formula="of:=SUM([.B$2:.B327])" office:value-type="float" office:value="19430761" calcext:value-type="float">
            <text:p/>
          </table:table-cell>
          <table:table-cell table:formula="of:=[.B327]/SUM([.B$2:.B$502])" office:value-type="percentage" office:value="0.0000115210762660274" calcext:value-type="percentage">
            <text:p/>
          </table:table-cell>
          <table:table-cell table:formula="of:=[.C327]/SUM([.B$2:.B$502])" office:value-type="percentage" office:value="0.99938964012478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05" calcext:value-type="float">
            <text:p>105</text:p>
          </table:table-cell>
          <table:table-cell table:formula="of:=SUM([.B$2:.B328])" office:value-type="float" office:value="19430866" calcext:value-type="float">
            <text:p/>
          </table:table-cell>
          <table:table-cell table:formula="of:=[.B328]/SUM([.B$2:.B$502])" office:value-type="percentage" office:value="0.00000540050449970035" calcext:value-type="percentage">
            <text:p/>
          </table:table-cell>
          <table:table-cell table:formula="of:=[.C328]/SUM([.B$2:.B$502])" office:value-type="percentage" office:value="0.99939504062928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14" calcext:value-type="float">
            <text:p>114</text:p>
          </table:table-cell>
          <table:table-cell table:formula="of:=SUM([.B$2:.B329])" office:value-type="float" office:value="19430980" calcext:value-type="float">
            <text:p/>
          </table:table-cell>
          <table:table-cell table:formula="of:=[.B329]/SUM([.B$2:.B$502])" office:value-type="percentage" office:value="0.00000586340488538895" calcext:value-type="percentage">
            <text:p/>
          </table:table-cell>
          <table:table-cell table:formula="of:=[.C329]/SUM([.B$2:.B$502])" office:value-type="percentage" office:value="0.99940090403416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02" calcext:value-type="float">
            <text:p>102</text:p>
          </table:table-cell>
          <table:table-cell table:formula="of:=SUM([.B$2:.B330])" office:value-type="float" office:value="19431082" calcext:value-type="float">
            <text:p/>
          </table:table-cell>
          <table:table-cell table:formula="of:=[.B330]/SUM([.B$2:.B$502])" office:value-type="percentage" office:value="0.00000524620437113748" calcext:value-type="percentage">
            <text:p/>
          </table:table-cell>
          <table:table-cell table:formula="of:=[.C330]/SUM([.B$2:.B$502])" office:value-type="percentage" office:value="0.99940615023853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00" calcext:value-type="float">
            <text:p>100</text:p>
          </table:table-cell>
          <table:table-cell table:formula="of:=SUM([.B$2:.B331])" office:value-type="float" office:value="19431182" calcext:value-type="float">
            <text:p/>
          </table:table-cell>
          <table:table-cell table:formula="of:=[.B331]/SUM([.B$2:.B$502])" office:value-type="percentage" office:value="0.00000514333761876224" calcext:value-type="percentage">
            <text:p/>
          </table:table-cell>
          <table:table-cell table:formula="of:=[.C331]/SUM([.B$2:.B$502])" office:value-type="percentage" office:value="0.99941129357615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02" calcext:value-type="float">
            <text:p>102</text:p>
          </table:table-cell>
          <table:table-cell table:formula="of:=SUM([.B$2:.B332])" office:value-type="float" office:value="19431284" calcext:value-type="float">
            <text:p/>
          </table:table-cell>
          <table:table-cell table:formula="of:=[.B332]/SUM([.B$2:.B$502])" office:value-type="percentage" office:value="0.00000524620437113748" calcext:value-type="percentage">
            <text:p/>
          </table:table-cell>
          <table:table-cell table:formula="of:=[.C332]/SUM([.B$2:.B$502])" office:value-type="percentage" office:value="0.99941653978052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84" calcext:value-type="float">
            <text:p>84</text:p>
          </table:table-cell>
          <table:table-cell table:formula="of:=SUM([.B$2:.B333])" office:value-type="float" office:value="19431368" calcext:value-type="float">
            <text:p/>
          </table:table-cell>
          <table:table-cell table:formula="of:=[.B333]/SUM([.B$2:.B$502])" office:value-type="percentage" office:value="0.00000432040359976028" calcext:value-type="percentage">
            <text:p/>
          </table:table-cell>
          <table:table-cell table:formula="of:=[.C333]/SUM([.B$2:.B$502])" office:value-type="percentage" office:value="0.99942086018412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99" calcext:value-type="float">
            <text:p>99</text:p>
          </table:table-cell>
          <table:table-cell table:formula="of:=SUM([.B$2:.B334])" office:value-type="float" office:value="19431467" calcext:value-type="float">
            <text:p/>
          </table:table-cell>
          <table:table-cell table:formula="of:=[.B334]/SUM([.B$2:.B$502])" office:value-type="percentage" office:value="0.00000509190424257462" calcext:value-type="percentage">
            <text:p/>
          </table:table-cell>
          <table:table-cell table:formula="of:=[.C334]/SUM([.B$2:.B$502])" office:value-type="percentage" office:value="0.9994259520883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79" calcext:value-type="float">
            <text:p>79</text:p>
          </table:table-cell>
          <table:table-cell table:formula="of:=SUM([.B$2:.B335])" office:value-type="float" office:value="19431546" calcext:value-type="float">
            <text:p/>
          </table:table-cell>
          <table:table-cell table:formula="of:=[.B335]/SUM([.B$2:.B$502])" office:value-type="percentage" office:value="0.00000406323671882217" calcext:value-type="percentage">
            <text:p/>
          </table:table-cell>
          <table:table-cell table:formula="of:=[.C335]/SUM([.B$2:.B$502])" office:value-type="percentage" office:value="0.9994300153250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73" calcext:value-type="float">
            <text:p>73</text:p>
          </table:table-cell>
          <table:table-cell table:formula="of:=SUM([.B$2:.B336])" office:value-type="float" office:value="19431619" calcext:value-type="float">
            <text:p/>
          </table:table-cell>
          <table:table-cell table:formula="of:=[.B336]/SUM([.B$2:.B$502])" office:value-type="percentage" office:value="0.00000375463646169643" calcext:value-type="percentage">
            <text:p/>
          </table:table-cell>
          <table:table-cell table:formula="of:=[.C336]/SUM([.B$2:.B$502])" office:value-type="percentage" office:value="0.9994337699615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93" calcext:value-type="float">
            <text:p>93</text:p>
          </table:table-cell>
          <table:table-cell table:formula="of:=SUM([.B$2:.B337])" office:value-type="float" office:value="19431712" calcext:value-type="float">
            <text:p/>
          </table:table-cell>
          <table:table-cell table:formula="of:=[.B337]/SUM([.B$2:.B$502])" office:value-type="percentage" office:value="0.00000478330398544888" calcext:value-type="percentage">
            <text:p/>
          </table:table-cell>
          <table:table-cell table:formula="of:=[.C337]/SUM([.B$2:.B$502])" office:value-type="percentage" office:value="0.99943855326553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85" calcext:value-type="float">
            <text:p>85</text:p>
          </table:table-cell>
          <table:table-cell table:formula="of:=SUM([.B$2:.B338])" office:value-type="float" office:value="19431797" calcext:value-type="float">
            <text:p/>
          </table:table-cell>
          <table:table-cell table:formula="of:=[.B338]/SUM([.B$2:.B$502])" office:value-type="percentage" office:value="0.0000043718369759479" calcext:value-type="percentage">
            <text:p/>
          </table:table-cell>
          <table:table-cell table:formula="of:=[.C338]/SUM([.B$2:.B$502])" office:value-type="percentage" office:value="0.99944292510251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78" calcext:value-type="float">
            <text:p>78</text:p>
          </table:table-cell>
          <table:table-cell table:formula="of:=SUM([.B$2:.B339])" office:value-type="float" office:value="19431875" calcext:value-type="float">
            <text:p/>
          </table:table-cell>
          <table:table-cell table:formula="of:=[.B339]/SUM([.B$2:.B$502])" office:value-type="percentage" office:value="0.00000401180334263455" calcext:value-type="percentage">
            <text:p/>
          </table:table-cell>
          <table:table-cell table:formula="of:=[.C339]/SUM([.B$2:.B$502])" office:value-type="percentage" office:value="0.9994469369058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85" calcext:value-type="float">
            <text:p>85</text:p>
          </table:table-cell>
          <table:table-cell table:formula="of:=SUM([.B$2:.B340])" office:value-type="float" office:value="19431960" calcext:value-type="float">
            <text:p/>
          </table:table-cell>
          <table:table-cell table:formula="of:=[.B340]/SUM([.B$2:.B$502])" office:value-type="percentage" office:value="0.0000043718369759479" calcext:value-type="percentage">
            <text:p/>
          </table:table-cell>
          <table:table-cell table:formula="of:=[.C340]/SUM([.B$2:.B$502])" office:value-type="percentage" office:value="0.9994513087428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93" calcext:value-type="float">
            <text:p>93</text:p>
          </table:table-cell>
          <table:table-cell table:formula="of:=SUM([.B$2:.B341])" office:value-type="float" office:value="19432053" calcext:value-type="float">
            <text:p/>
          </table:table-cell>
          <table:table-cell table:formula="of:=[.B341]/SUM([.B$2:.B$502])" office:value-type="percentage" office:value="0.00000478330398544888" calcext:value-type="percentage">
            <text:p/>
          </table:table-cell>
          <table:table-cell table:formula="of:=[.C341]/SUM([.B$2:.B$502])" office:value-type="percentage" office:value="0.99945609204681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30" calcext:value-type="float">
            <text:p>130</text:p>
          </table:table-cell>
          <table:table-cell table:formula="of:=SUM([.B$2:.B342])" office:value-type="float" office:value="19432183" calcext:value-type="float">
            <text:p/>
          </table:table-cell>
          <table:table-cell table:formula="of:=[.B342]/SUM([.B$2:.B$502])" office:value-type="percentage" office:value="0.00000668633890439091" calcext:value-type="percentage">
            <text:p/>
          </table:table-cell>
          <table:table-cell table:formula="of:=[.C342]/SUM([.B$2:.B$502])" office:value-type="percentage" office:value="0.999462778385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102" calcext:value-type="float">
            <text:p>102</text:p>
          </table:table-cell>
          <table:table-cell table:formula="of:=SUM([.B$2:.B343])" office:value-type="float" office:value="19432285" calcext:value-type="float">
            <text:p/>
          </table:table-cell>
          <table:table-cell table:formula="of:=[.B343]/SUM([.B$2:.B$502])" office:value-type="percentage" office:value="0.00000524620437113748" calcext:value-type="percentage">
            <text:p/>
          </table:table-cell>
          <table:table-cell table:formula="of:=[.C343]/SUM([.B$2:.B$502])" office:value-type="percentage" office:value="0.99946802459009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90" calcext:value-type="float">
            <text:p>90</text:p>
          </table:table-cell>
          <table:table-cell table:formula="of:=SUM([.B$2:.B344])" office:value-type="float" office:value="19432375" calcext:value-type="float">
            <text:p/>
          </table:table-cell>
          <table:table-cell table:formula="of:=[.B344]/SUM([.B$2:.B$502])" office:value-type="percentage" office:value="0.00000462900385688601" calcext:value-type="percentage">
            <text:p/>
          </table:table-cell>
          <table:table-cell table:formula="of:=[.C344]/SUM([.B$2:.B$502])" office:value-type="percentage" office:value="0.99947265359394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88" calcext:value-type="float">
            <text:p>88</text:p>
          </table:table-cell>
          <table:table-cell table:formula="of:=SUM([.B$2:.B345])" office:value-type="float" office:value="19432463" calcext:value-type="float">
            <text:p/>
          </table:table-cell>
          <table:table-cell table:formula="of:=[.B345]/SUM([.B$2:.B$502])" office:value-type="percentage" office:value="0.00000452613710451077" calcext:value-type="percentage">
            <text:p/>
          </table:table-cell>
          <table:table-cell table:formula="of:=[.C345]/SUM([.B$2:.B$502])" office:value-type="percentage" office:value="0.99947717973105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93" calcext:value-type="float">
            <text:p>93</text:p>
          </table:table-cell>
          <table:table-cell table:formula="of:=SUM([.B$2:.B346])" office:value-type="float" office:value="19432556" calcext:value-type="float">
            <text:p/>
          </table:table-cell>
          <table:table-cell table:formula="of:=[.B346]/SUM([.B$2:.B$502])" office:value-type="percentage" office:value="0.00000478330398544888" calcext:value-type="percentage">
            <text:p/>
          </table:table-cell>
          <table:table-cell table:formula="of:=[.C346]/SUM([.B$2:.B$502])" office:value-type="percentage" office:value="0.99948196303503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86" calcext:value-type="float">
            <text:p>86</text:p>
          </table:table-cell>
          <table:table-cell table:formula="of:=SUM([.B$2:.B347])" office:value-type="float" office:value="19432642" calcext:value-type="float">
            <text:p/>
          </table:table-cell>
          <table:table-cell table:formula="of:=[.B347]/SUM([.B$2:.B$502])" office:value-type="percentage" office:value="0.00000442327035213552" calcext:value-type="percentage">
            <text:p/>
          </table:table-cell>
          <table:table-cell table:formula="of:=[.C347]/SUM([.B$2:.B$502])" office:value-type="percentage" office:value="0.9994863863053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94" calcext:value-type="float">
            <text:p>94</text:p>
          </table:table-cell>
          <table:table-cell table:formula="of:=SUM([.B$2:.B348])" office:value-type="float" office:value="19432736" calcext:value-type="float">
            <text:p/>
          </table:table-cell>
          <table:table-cell table:formula="of:=[.B348]/SUM([.B$2:.B$502])" office:value-type="percentage" office:value="0.0000048347373616365" calcext:value-type="percentage">
            <text:p/>
          </table:table-cell>
          <table:table-cell table:formula="of:=[.C348]/SUM([.B$2:.B$502])" office:value-type="percentage" office:value="0.99949122104275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86" calcext:value-type="float">
            <text:p>86</text:p>
          </table:table-cell>
          <table:table-cell table:formula="of:=SUM([.B$2:.B349])" office:value-type="float" office:value="19432822" calcext:value-type="float">
            <text:p/>
          </table:table-cell>
          <table:table-cell table:formula="of:=[.B349]/SUM([.B$2:.B$502])" office:value-type="percentage" office:value="0.00000442327035213552" calcext:value-type="percentage">
            <text:p/>
          </table:table-cell>
          <table:table-cell table:formula="of:=[.C349]/SUM([.B$2:.B$502])" office:value-type="percentage" office:value="0.99949564431310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74" calcext:value-type="float">
            <text:p>74</text:p>
          </table:table-cell>
          <table:table-cell table:formula="of:=SUM([.B$2:.B350])" office:value-type="float" office:value="19432896" calcext:value-type="float">
            <text:p/>
          </table:table-cell>
          <table:table-cell table:formula="of:=[.B350]/SUM([.B$2:.B$502])" office:value-type="percentage" office:value="0.00000380606983788406" calcext:value-type="percentage">
            <text:p/>
          </table:table-cell>
          <table:table-cell table:formula="of:=[.C350]/SUM([.B$2:.B$502])" office:value-type="percentage" office:value="0.9994994503829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71" calcext:value-type="float">
            <text:p>71</text:p>
          </table:table-cell>
          <table:table-cell table:formula="of:=SUM([.B$2:.B351])" office:value-type="float" office:value="19432967" calcext:value-type="float">
            <text:p/>
          </table:table-cell>
          <table:table-cell table:formula="of:=[.B351]/SUM([.B$2:.B$502])" office:value-type="percentage" office:value="0.00000365176970932119" calcext:value-type="percentage">
            <text:p/>
          </table:table-cell>
          <table:table-cell table:formula="of:=[.C351]/SUM([.B$2:.B$502])" office:value-type="percentage" office:value="0.9995031021526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77" calcext:value-type="float">
            <text:p>77</text:p>
          </table:table-cell>
          <table:table-cell table:formula="of:=SUM([.B$2:.B352])" office:value-type="float" office:value="19433044" calcext:value-type="float">
            <text:p/>
          </table:table-cell>
          <table:table-cell table:formula="of:=[.B352]/SUM([.B$2:.B$502])" office:value-type="percentage" office:value="0.00000396036996644692" calcext:value-type="percentage">
            <text:p/>
          </table:table-cell>
          <table:table-cell table:formula="of:=[.C352]/SUM([.B$2:.B$502])" office:value-type="percentage" office:value="0.99950706252261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81" calcext:value-type="float">
            <text:p>81</text:p>
          </table:table-cell>
          <table:table-cell table:formula="of:=SUM([.B$2:.B353])" office:value-type="float" office:value="19433125" calcext:value-type="float">
            <text:p/>
          </table:table-cell>
          <table:table-cell table:formula="of:=[.B353]/SUM([.B$2:.B$502])" office:value-type="percentage" office:value="0.00000416610347119741" calcext:value-type="percentage">
            <text:p/>
          </table:table-cell>
          <table:table-cell table:formula="of:=[.C353]/SUM([.B$2:.B$502])" office:value-type="percentage" office:value="0.9995112286260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93" calcext:value-type="float">
            <text:p>93</text:p>
          </table:table-cell>
          <table:table-cell table:formula="of:=SUM([.B$2:.B354])" office:value-type="float" office:value="19433218" calcext:value-type="float">
            <text:p/>
          </table:table-cell>
          <table:table-cell table:formula="of:=[.B354]/SUM([.B$2:.B$502])" office:value-type="percentage" office:value="0.00000478330398544888" calcext:value-type="percentage">
            <text:p/>
          </table:table-cell>
          <table:table-cell table:formula="of:=[.C354]/SUM([.B$2:.B$502])" office:value-type="percentage" office:value="0.99951601193007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78" calcext:value-type="float">
            <text:p>78</text:p>
          </table:table-cell>
          <table:table-cell table:formula="of:=SUM([.B$2:.B355])" office:value-type="float" office:value="19433296" calcext:value-type="float">
            <text:p/>
          </table:table-cell>
          <table:table-cell table:formula="of:=[.B355]/SUM([.B$2:.B$502])" office:value-type="percentage" office:value="0.00000401180334263455" calcext:value-type="percentage">
            <text:p/>
          </table:table-cell>
          <table:table-cell table:formula="of:=[.C355]/SUM([.B$2:.B$502])" office:value-type="percentage" office:value="0.99952002373341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86" calcext:value-type="float">
            <text:p>86</text:p>
          </table:table-cell>
          <table:table-cell table:formula="of:=SUM([.B$2:.B356])" office:value-type="float" office:value="19433382" calcext:value-type="float">
            <text:p/>
          </table:table-cell>
          <table:table-cell table:formula="of:=[.B356]/SUM([.B$2:.B$502])" office:value-type="percentage" office:value="0.00000442327035213552" calcext:value-type="percentage">
            <text:p/>
          </table:table-cell>
          <table:table-cell table:formula="of:=[.C356]/SUM([.B$2:.B$502])" office:value-type="percentage" office:value="0.99952444700376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18" calcext:value-type="float">
            <text:p>118</text:p>
          </table:table-cell>
          <table:table-cell table:formula="of:=SUM([.B$2:.B357])" office:value-type="float" office:value="19433500" calcext:value-type="float">
            <text:p/>
          </table:table-cell>
          <table:table-cell table:formula="of:=[.B357]/SUM([.B$2:.B$502])" office:value-type="percentage" office:value="0.00000606913839013944" calcext:value-type="percentage">
            <text:p/>
          </table:table-cell>
          <table:table-cell table:formula="of:=[.C357]/SUM([.B$2:.B$502])" office:value-type="percentage" office:value="0.99953051614215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12" calcext:value-type="float">
            <text:p>112</text:p>
          </table:table-cell>
          <table:table-cell table:formula="of:=SUM([.B$2:.B358])" office:value-type="float" office:value="19433612" calcext:value-type="float">
            <text:p/>
          </table:table-cell>
          <table:table-cell table:formula="of:=[.B358]/SUM([.B$2:.B$502])" office:value-type="percentage" office:value="0.00000576053813301371" calcext:value-type="percentage">
            <text:p/>
          </table:table-cell>
          <table:table-cell table:formula="of:=[.C358]/SUM([.B$2:.B$502])" office:value-type="percentage" office:value="0.99953627668029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78" calcext:value-type="float">
            <text:p>78</text:p>
          </table:table-cell>
          <table:table-cell table:formula="of:=SUM([.B$2:.B359])" office:value-type="float" office:value="19433690" calcext:value-type="float">
            <text:p/>
          </table:table-cell>
          <table:table-cell table:formula="of:=[.B359]/SUM([.B$2:.B$502])" office:value-type="percentage" office:value="0.00000401180334263455" calcext:value-type="percentage">
            <text:p/>
          </table:table-cell>
          <table:table-cell table:formula="of:=[.C359]/SUM([.B$2:.B$502])" office:value-type="percentage" office:value="0.99954028848363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88" calcext:value-type="float">
            <text:p>88</text:p>
          </table:table-cell>
          <table:table-cell table:formula="of:=SUM([.B$2:.B360])" office:value-type="float" office:value="19433778" calcext:value-type="float">
            <text:p/>
          </table:table-cell>
          <table:table-cell table:formula="of:=[.B360]/SUM([.B$2:.B$502])" office:value-type="percentage" office:value="0.00000452613710451077" calcext:value-type="percentage">
            <text:p/>
          </table:table-cell>
          <table:table-cell table:formula="of:=[.C360]/SUM([.B$2:.B$502])" office:value-type="percentage" office:value="0.99954481462073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71" calcext:value-type="float">
            <text:p>71</text:p>
          </table:table-cell>
          <table:table-cell table:formula="of:=SUM([.B$2:.B361])" office:value-type="float" office:value="19433849" calcext:value-type="float">
            <text:p/>
          </table:table-cell>
          <table:table-cell table:formula="of:=[.B361]/SUM([.B$2:.B$502])" office:value-type="percentage" office:value="0.00000365176970932119" calcext:value-type="percentage">
            <text:p/>
          </table:table-cell>
          <table:table-cell table:formula="of:=[.C361]/SUM([.B$2:.B$502])" office:value-type="percentage" office:value="0.99954846639044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96" calcext:value-type="float">
            <text:p>96</text:p>
          </table:table-cell>
          <table:table-cell table:formula="of:=SUM([.B$2:.B362])" office:value-type="float" office:value="19433945" calcext:value-type="float">
            <text:p/>
          </table:table-cell>
          <table:table-cell table:formula="of:=[.B362]/SUM([.B$2:.B$502])" office:value-type="percentage" office:value="0.00000493760411401175" calcext:value-type="percentage">
            <text:p/>
          </table:table-cell>
          <table:table-cell table:formula="of:=[.C362]/SUM([.B$2:.B$502])" office:value-type="percentage" office:value="0.99955340399456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82" calcext:value-type="float">
            <text:p>82</text:p>
          </table:table-cell>
          <table:table-cell table:formula="of:=SUM([.B$2:.B363])" office:value-type="float" office:value="19434027" calcext:value-type="float">
            <text:p/>
          </table:table-cell>
          <table:table-cell table:formula="of:=[.B363]/SUM([.B$2:.B$502])" office:value-type="percentage" office:value="0.00000421753684738503" calcext:value-type="percentage">
            <text:p/>
          </table:table-cell>
          <table:table-cell table:formula="of:=[.C363]/SUM([.B$2:.B$502])" office:value-type="percentage" office:value="0.9995576215314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78" calcext:value-type="float">
            <text:p>78</text:p>
          </table:table-cell>
          <table:table-cell table:formula="of:=SUM([.B$2:.B364])" office:value-type="float" office:value="19434105" calcext:value-type="float">
            <text:p/>
          </table:table-cell>
          <table:table-cell table:formula="of:=[.B364]/SUM([.B$2:.B$502])" office:value-type="percentage" office:value="0.00000401180334263455" calcext:value-type="percentage">
            <text:p/>
          </table:table-cell>
          <table:table-cell table:formula="of:=[.C364]/SUM([.B$2:.B$502])" office:value-type="percentage" office:value="0.99956163333475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82" calcext:value-type="float">
            <text:p>82</text:p>
          </table:table-cell>
          <table:table-cell table:formula="of:=SUM([.B$2:.B365])" office:value-type="float" office:value="19434187" calcext:value-type="float">
            <text:p/>
          </table:table-cell>
          <table:table-cell table:formula="of:=[.B365]/SUM([.B$2:.B$502])" office:value-type="percentage" office:value="0.00000421753684738503" calcext:value-type="percentage">
            <text:p/>
          </table:table-cell>
          <table:table-cell table:formula="of:=[.C365]/SUM([.B$2:.B$502])" office:value-type="percentage" office:value="0.999565850871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83" calcext:value-type="float">
            <text:p>83</text:p>
          </table:table-cell>
          <table:table-cell table:formula="of:=SUM([.B$2:.B366])" office:value-type="float" office:value="19434270" calcext:value-type="float">
            <text:p/>
          </table:table-cell>
          <table:table-cell table:formula="of:=[.B366]/SUM([.B$2:.B$502])" office:value-type="percentage" office:value="0.00000426897022357266" calcext:value-type="percentage">
            <text:p/>
          </table:table-cell>
          <table:table-cell table:formula="of:=[.C366]/SUM([.B$2:.B$502])" office:value-type="percentage" office:value="0.99957011984182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69" calcext:value-type="float">
            <text:p>69</text:p>
          </table:table-cell>
          <table:table-cell table:formula="of:=SUM([.B$2:.B367])" office:value-type="float" office:value="19434339" calcext:value-type="float">
            <text:p/>
          </table:table-cell>
          <table:table-cell table:formula="of:=[.B367]/SUM([.B$2:.B$502])" office:value-type="percentage" office:value="0.00000354890295694594" calcext:value-type="percentage">
            <text:p/>
          </table:table-cell>
          <table:table-cell table:formula="of:=[.C367]/SUM([.B$2:.B$502])" office:value-type="percentage" office:value="0.99957366874478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72" calcext:value-type="float">
            <text:p>72</text:p>
          </table:table-cell>
          <table:table-cell table:formula="of:=SUM([.B$2:.B368])" office:value-type="float" office:value="19434411" calcext:value-type="float">
            <text:p/>
          </table:table-cell>
          <table:table-cell table:formula="of:=[.B368]/SUM([.B$2:.B$502])" office:value-type="percentage" office:value="0.00000370320308550881" calcext:value-type="percentage">
            <text:p/>
          </table:table-cell>
          <table:table-cell table:formula="of:=[.C368]/SUM([.B$2:.B$502])" office:value-type="percentage" office:value="0.99957737194786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85" calcext:value-type="float">
            <text:p>85</text:p>
          </table:table-cell>
          <table:table-cell table:formula="of:=SUM([.B$2:.B369])" office:value-type="float" office:value="19434496" calcext:value-type="float">
            <text:p/>
          </table:table-cell>
          <table:table-cell table:formula="of:=[.B369]/SUM([.B$2:.B$502])" office:value-type="percentage" office:value="0.0000043718369759479" calcext:value-type="percentage">
            <text:p/>
          </table:table-cell>
          <table:table-cell table:formula="of:=[.C369]/SUM([.B$2:.B$502])" office:value-type="percentage" office:value="0.9995817437848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table:formula="of:=SUM([.B$2:.B370])" office:value-type="float" office:value="19434547" calcext:value-type="float">
            <text:p/>
          </table:table-cell>
          <table:table-cell table:formula="of:=[.B370]/SUM([.B$2:.B$502])" office:value-type="percentage" office:value="0.00000262310218556874" calcext:value-type="percentage">
            <text:p/>
          </table:table-cell>
          <table:table-cell table:formula="of:=[.C370]/SUM([.B$2:.B$502])" office:value-type="percentage" office:value="0.99958436688702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77" calcext:value-type="float">
            <text:p>77</text:p>
          </table:table-cell>
          <table:table-cell table:formula="of:=SUM([.B$2:.B371])" office:value-type="float" office:value="19434624" calcext:value-type="float">
            <text:p/>
          </table:table-cell>
          <table:table-cell table:formula="of:=[.B371]/SUM([.B$2:.B$502])" office:value-type="percentage" office:value="0.00000396036996644692" calcext:value-type="percentage">
            <text:p/>
          </table:table-cell>
          <table:table-cell table:formula="of:=[.C371]/SUM([.B$2:.B$502])" office:value-type="percentage" office:value="0.99958832725699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99" calcext:value-type="float">
            <text:p>99</text:p>
          </table:table-cell>
          <table:table-cell table:formula="of:=SUM([.B$2:.B372])" office:value-type="float" office:value="19434723" calcext:value-type="float">
            <text:p/>
          </table:table-cell>
          <table:table-cell table:formula="of:=[.B372]/SUM([.B$2:.B$502])" office:value-type="percentage" office:value="0.00000509190424257462" calcext:value-type="percentage">
            <text:p/>
          </table:table-cell>
          <table:table-cell table:formula="of:=[.C372]/SUM([.B$2:.B$502])" office:value-type="percentage" office:value="0.99959341916123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42" calcext:value-type="float">
            <text:p>142</text:p>
          </table:table-cell>
          <table:table-cell table:formula="of:=SUM([.B$2:.B373])" office:value-type="float" office:value="19434865" calcext:value-type="float">
            <text:p/>
          </table:table-cell>
          <table:table-cell table:formula="of:=[.B373]/SUM([.B$2:.B$502])" office:value-type="percentage" office:value="0.00000730353941864238" calcext:value-type="percentage">
            <text:p/>
          </table:table-cell>
          <table:table-cell table:formula="of:=[.C373]/SUM([.B$2:.B$502])" office:value-type="percentage" office:value="0.99960072270065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19" calcext:value-type="float">
            <text:p>119</text:p>
          </table:table-cell>
          <table:table-cell table:formula="of:=SUM([.B$2:.B374])" office:value-type="float" office:value="19434984" calcext:value-type="float">
            <text:p/>
          </table:table-cell>
          <table:table-cell table:formula="of:=[.B374]/SUM([.B$2:.B$502])" office:value-type="percentage" office:value="0.00000612057176632706" calcext:value-type="percentage">
            <text:p/>
          </table:table-cell>
          <table:table-cell table:formula="of:=[.C374]/SUM([.B$2:.B$502])" office:value-type="percentage" office:value="0.99960684327242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  <table:table-cell table:formula="of:=SUM([.B$2:.B375])" office:value-type="float" office:value="19435084" calcext:value-type="float">
            <text:p/>
          </table:table-cell>
          <table:table-cell table:formula="of:=[.B375]/SUM([.B$2:.B$502])" office:value-type="percentage" office:value="0.00000514333761876224" calcext:value-type="percentage">
            <text:p/>
          </table:table-cell>
          <table:table-cell table:formula="of:=[.C375]/SUM([.B$2:.B$502])" office:value-type="percentage" office:value="0.99961198661004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13" calcext:value-type="float">
            <text:p>113</text:p>
          </table:table-cell>
          <table:table-cell table:formula="of:=SUM([.B$2:.B376])" office:value-type="float" office:value="19435197" calcext:value-type="float">
            <text:p/>
          </table:table-cell>
          <table:table-cell table:formula="of:=[.B376]/SUM([.B$2:.B$502])" office:value-type="percentage" office:value="0.00000581197150920133" calcext:value-type="percentage">
            <text:p/>
          </table:table-cell>
          <table:table-cell table:formula="of:=[.C376]/SUM([.B$2:.B$502])" office:value-type="percentage" office:value="0.9996177985815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89" calcext:value-type="float">
            <text:p>89</text:p>
          </table:table-cell>
          <table:table-cell table:formula="of:=SUM([.B$2:.B377])" office:value-type="float" office:value="19435286" calcext:value-type="float">
            <text:p/>
          </table:table-cell>
          <table:table-cell table:formula="of:=[.B377]/SUM([.B$2:.B$502])" office:value-type="percentage" office:value="0.00000457757048069839" calcext:value-type="percentage">
            <text:p/>
          </table:table-cell>
          <table:table-cell table:formula="of:=[.C377]/SUM([.B$2:.B$502])" office:value-type="percentage" office:value="0.9996223761520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05" calcext:value-type="float">
            <text:p>105</text:p>
          </table:table-cell>
          <table:table-cell table:formula="of:=SUM([.B$2:.B378])" office:value-type="float" office:value="19435391" calcext:value-type="float">
            <text:p/>
          </table:table-cell>
          <table:table-cell table:formula="of:=[.B378]/SUM([.B$2:.B$502])" office:value-type="percentage" office:value="0.00000540050449970035" calcext:value-type="percentage">
            <text:p/>
          </table:table-cell>
          <table:table-cell table:formula="of:=[.C378]/SUM([.B$2:.B$502])" office:value-type="percentage" office:value="0.9996277766565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89" calcext:value-type="float">
            <text:p>89</text:p>
          </table:table-cell>
          <table:table-cell table:formula="of:=SUM([.B$2:.B379])" office:value-type="float" office:value="19435480" calcext:value-type="float">
            <text:p/>
          </table:table-cell>
          <table:table-cell table:formula="of:=[.B379]/SUM([.B$2:.B$502])" office:value-type="percentage" office:value="0.00000457757048069839" calcext:value-type="percentage">
            <text:p/>
          </table:table-cell>
          <table:table-cell table:formula="of:=[.C379]/SUM([.B$2:.B$502])" office:value-type="percentage" office:value="0.99963235422701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90" calcext:value-type="float">
            <text:p>90</text:p>
          </table:table-cell>
          <table:table-cell table:formula="of:=SUM([.B$2:.B380])" office:value-type="float" office:value="19435570" calcext:value-type="float">
            <text:p/>
          </table:table-cell>
          <table:table-cell table:formula="of:=[.B380]/SUM([.B$2:.B$502])" office:value-type="percentage" office:value="0.00000462900385688601" calcext:value-type="percentage">
            <text:p/>
          </table:table-cell>
          <table:table-cell table:formula="of:=[.C380]/SUM([.B$2:.B$502])" office:value-type="percentage" office:value="0.99963698323086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99" calcext:value-type="float">
            <text:p>99</text:p>
          </table:table-cell>
          <table:table-cell table:formula="of:=SUM([.B$2:.B381])" office:value-type="float" office:value="19435669" calcext:value-type="float">
            <text:p/>
          </table:table-cell>
          <table:table-cell table:formula="of:=[.B381]/SUM([.B$2:.B$502])" office:value-type="percentage" office:value="0.00000509190424257462" calcext:value-type="percentage">
            <text:p/>
          </table:table-cell>
          <table:table-cell table:formula="of:=[.C381]/SUM([.B$2:.B$502])" office:value-type="percentage" office:value="0.9996420751351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25" calcext:value-type="float">
            <text:p>125</text:p>
          </table:table-cell>
          <table:table-cell table:formula="of:=SUM([.B$2:.B382])" office:value-type="float" office:value="19435794" calcext:value-type="float">
            <text:p/>
          </table:table-cell>
          <table:table-cell table:formula="of:=[.B382]/SUM([.B$2:.B$502])" office:value-type="percentage" office:value="0.0000064291720234528" calcext:value-type="percentage">
            <text:p/>
          </table:table-cell>
          <table:table-cell table:formula="of:=[.C382]/SUM([.B$2:.B$502])" office:value-type="percentage" office:value="0.99964850430713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93" calcext:value-type="float">
            <text:p>93</text:p>
          </table:table-cell>
          <table:table-cell table:formula="of:=SUM([.B$2:.B383])" office:value-type="float" office:value="19435887" calcext:value-type="float">
            <text:p/>
          </table:table-cell>
          <table:table-cell table:formula="of:=[.B383]/SUM([.B$2:.B$502])" office:value-type="percentage" office:value="0.00000478330398544888" calcext:value-type="percentage">
            <text:p/>
          </table:table-cell>
          <table:table-cell table:formula="of:=[.C383]/SUM([.B$2:.B$502])" office:value-type="percentage" office:value="0.9996532876111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87" calcext:value-type="float">
            <text:p>87</text:p>
          </table:table-cell>
          <table:table-cell table:formula="of:=SUM([.B$2:.B384])" office:value-type="float" office:value="19435974" calcext:value-type="float">
            <text:p/>
          </table:table-cell>
          <table:table-cell table:formula="of:=[.B384]/SUM([.B$2:.B$502])" office:value-type="percentage" office:value="0.00000447470372832315" calcext:value-type="percentage">
            <text:p/>
          </table:table-cell>
          <table:table-cell table:formula="of:=[.C384]/SUM([.B$2:.B$502])" office:value-type="percentage" office:value="0.99965776231484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table:formula="of:=SUM([.B$2:.B385])" office:value-type="float" office:value="19436066" calcext:value-type="float">
            <text:p/>
          </table:table-cell>
          <table:table-cell table:formula="of:=[.B385]/SUM([.B$2:.B$502])" office:value-type="percentage" office:value="0.00000473187060926126" calcext:value-type="percentage">
            <text:p/>
          </table:table-cell>
          <table:table-cell table:formula="of:=[.C385]/SUM([.B$2:.B$502])" office:value-type="percentage" office:value="0.99966249418545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07" calcext:value-type="float">
            <text:p>107</text:p>
          </table:table-cell>
          <table:table-cell table:formula="of:=SUM([.B$2:.B386])" office:value-type="float" office:value="19436173" calcext:value-type="float">
            <text:p/>
          </table:table-cell>
          <table:table-cell table:formula="of:=[.B386]/SUM([.B$2:.B$502])" office:value-type="percentage" office:value="0.00000550337125207559" calcext:value-type="percentage">
            <text:p/>
          </table:table-cell>
          <table:table-cell table:formula="of:=[.C386]/SUM([.B$2:.B$502])" office:value-type="percentage" office:value="0.99966799755670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31" calcext:value-type="float">
            <text:p>131</text:p>
          </table:table-cell>
          <table:table-cell table:formula="of:=SUM([.B$2:.B387])" office:value-type="float" office:value="19436304" calcext:value-type="float">
            <text:p/>
          </table:table-cell>
          <table:table-cell table:formula="of:=[.B387]/SUM([.B$2:.B$502])" office:value-type="percentage" office:value="0.00000673777228057853" calcext:value-type="percentage">
            <text:p/>
          </table:table-cell>
          <table:table-cell table:formula="of:=[.C387]/SUM([.B$2:.B$502])" office:value-type="percentage" office:value="0.9996747353289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58" calcext:value-type="float">
            <text:p>58</text:p>
          </table:table-cell>
          <table:table-cell table:formula="of:=SUM([.B$2:.B388])" office:value-type="float" office:value="19436362" calcext:value-type="float">
            <text:p/>
          </table:table-cell>
          <table:table-cell table:formula="of:=[.B388]/SUM([.B$2:.B$502])" office:value-type="percentage" office:value="0.0000029831358188821" calcext:value-type="percentage">
            <text:p/>
          </table:table-cell>
          <table:table-cell table:formula="of:=[.C388]/SUM([.B$2:.B$502])" office:value-type="percentage" office:value="0.99967771846480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66" calcext:value-type="float">
            <text:p>66</text:p>
          </table:table-cell>
          <table:table-cell table:formula="of:=SUM([.B$2:.B389])" office:value-type="float" office:value="19436428" calcext:value-type="float">
            <text:p/>
          </table:table-cell>
          <table:table-cell table:formula="of:=[.B389]/SUM([.B$2:.B$502])" office:value-type="percentage" office:value="0.00000339460282838308" calcext:value-type="percentage">
            <text:p/>
          </table:table-cell>
          <table:table-cell table:formula="of:=[.C389]/SUM([.B$2:.B$502])" office:value-type="percentage" office:value="0.99968111306763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76" calcext:value-type="float">
            <text:p>76</text:p>
          </table:table-cell>
          <table:table-cell table:formula="of:=SUM([.B$2:.B390])" office:value-type="float" office:value="19436504" calcext:value-type="float">
            <text:p/>
          </table:table-cell>
          <table:table-cell table:formula="of:=[.B390]/SUM([.B$2:.B$502])" office:value-type="percentage" office:value="0.0000039089365902593" calcext:value-type="percentage">
            <text:p/>
          </table:table-cell>
          <table:table-cell table:formula="of:=[.C390]/SUM([.B$2:.B$502])" office:value-type="percentage" office:value="0.99968502200422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65" calcext:value-type="float">
            <text:p>65</text:p>
          </table:table-cell>
          <table:table-cell table:formula="of:=SUM([.B$2:.B391])" office:value-type="float" office:value="19436569" calcext:value-type="float">
            <text:p/>
          </table:table-cell>
          <table:table-cell table:formula="of:=[.B391]/SUM([.B$2:.B$502])" office:value-type="percentage" office:value="0.00000334316945219545" calcext:value-type="percentage">
            <text:p/>
          </table:table-cell>
          <table:table-cell table:formula="of:=[.C391]/SUM([.B$2:.B$502])" office:value-type="percentage" office:value="0.9996883651736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62" calcext:value-type="float">
            <text:p>62</text:p>
          </table:table-cell>
          <table:table-cell table:formula="of:=SUM([.B$2:.B392])" office:value-type="float" office:value="19436631" calcext:value-type="float">
            <text:p/>
          </table:table-cell>
          <table:table-cell table:formula="of:=[.B392]/SUM([.B$2:.B$502])" office:value-type="percentage" office:value="0.00000318886932363259" calcext:value-type="percentage">
            <text:p/>
          </table:table-cell>
          <table:table-cell table:formula="of:=[.C392]/SUM([.B$2:.B$502])" office:value-type="percentage" office:value="0.99969155404300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51" calcext:value-type="float">
            <text:p>51</text:p>
          </table:table-cell>
          <table:table-cell table:formula="of:=SUM([.B$2:.B393])" office:value-type="float" office:value="19436682" calcext:value-type="float">
            <text:p/>
          </table:table-cell>
          <table:table-cell table:formula="of:=[.B393]/SUM([.B$2:.B$502])" office:value-type="percentage" office:value="0.00000262310218556874" calcext:value-type="percentage">
            <text:p/>
          </table:table-cell>
          <table:table-cell table:formula="of:=[.C393]/SUM([.B$2:.B$502])" office:value-type="percentage" office:value="0.99969417714518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62" calcext:value-type="float">
            <text:p>62</text:p>
          </table:table-cell>
          <table:table-cell table:formula="of:=SUM([.B$2:.B394])" office:value-type="float" office:value="19436744" calcext:value-type="float">
            <text:p/>
          </table:table-cell>
          <table:table-cell table:formula="of:=[.B394]/SUM([.B$2:.B$502])" office:value-type="percentage" office:value="0.00000318886932363259" calcext:value-type="percentage">
            <text:p/>
          </table:table-cell>
          <table:table-cell table:formula="of:=[.C394]/SUM([.B$2:.B$502])" office:value-type="percentage" office:value="0.99969736601451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57" calcext:value-type="float">
            <text:p>57</text:p>
          </table:table-cell>
          <table:table-cell table:formula="of:=SUM([.B$2:.B395])" office:value-type="float" office:value="19436801" calcext:value-type="float">
            <text:p/>
          </table:table-cell>
          <table:table-cell table:formula="of:=[.B395]/SUM([.B$2:.B$502])" office:value-type="percentage" office:value="0.00000293170244269448" calcext:value-type="percentage">
            <text:p/>
          </table:table-cell>
          <table:table-cell table:formula="of:=[.C395]/SUM([.B$2:.B$502])" office:value-type="percentage" office:value="0.99970029771695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53" calcext:value-type="float">
            <text:p>53</text:p>
          </table:table-cell>
          <table:table-cell table:formula="of:=SUM([.B$2:.B396])" office:value-type="float" office:value="19436854" calcext:value-type="float">
            <text:p/>
          </table:table-cell>
          <table:table-cell table:formula="of:=[.B396]/SUM([.B$2:.B$502])" office:value-type="percentage" office:value="0.00000272596893794399" calcext:value-type="percentage">
            <text:p/>
          </table:table-cell>
          <table:table-cell table:formula="of:=[.C396]/SUM([.B$2:.B$502])" office:value-type="percentage" office:value="0.99970302368589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69" calcext:value-type="float">
            <text:p>69</text:p>
          </table:table-cell>
          <table:table-cell table:formula="of:=SUM([.B$2:.B397])" office:value-type="float" office:value="19436923" calcext:value-type="float">
            <text:p/>
          </table:table-cell>
          <table:table-cell table:formula="of:=[.B397]/SUM([.B$2:.B$502])" office:value-type="percentage" office:value="0.00000354890295694594" calcext:value-type="percentage">
            <text:p/>
          </table:table-cell>
          <table:table-cell table:formula="of:=[.C397]/SUM([.B$2:.B$502])" office:value-type="percentage" office:value="0.9997065725888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69" calcext:value-type="float">
            <text:p>69</text:p>
          </table:table-cell>
          <table:table-cell table:formula="of:=SUM([.B$2:.B398])" office:value-type="float" office:value="19436992" calcext:value-type="float">
            <text:p/>
          </table:table-cell>
          <table:table-cell table:formula="of:=[.B398]/SUM([.B$2:.B$502])" office:value-type="percentage" office:value="0.00000354890295694594" calcext:value-type="percentage">
            <text:p/>
          </table:table-cell>
          <table:table-cell table:formula="of:=[.C398]/SUM([.B$2:.B$502])" office:value-type="percentage" office:value="0.99971012149180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60" calcext:value-type="float">
            <text:p>60</text:p>
          </table:table-cell>
          <table:table-cell table:formula="of:=SUM([.B$2:.B399])" office:value-type="float" office:value="19437052" calcext:value-type="float">
            <text:p/>
          </table:table-cell>
          <table:table-cell table:formula="of:=[.B399]/SUM([.B$2:.B$502])" office:value-type="percentage" office:value="0.00000308600257125734" calcext:value-type="percentage">
            <text:p/>
          </table:table-cell>
          <table:table-cell table:formula="of:=[.C399]/SUM([.B$2:.B$502])" office:value-type="percentage" office:value="0.99971320749437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55" calcext:value-type="float">
            <text:p>55</text:p>
          </table:table-cell>
          <table:table-cell table:formula="of:=SUM([.B$2:.B400])" office:value-type="float" office:value="19437107" calcext:value-type="float">
            <text:p/>
          </table:table-cell>
          <table:table-cell table:formula="of:=[.B400]/SUM([.B$2:.B$502])" office:value-type="percentage" office:value="0.00000282883569031923" calcext:value-type="percentage">
            <text:p/>
          </table:table-cell>
          <table:table-cell table:formula="of:=[.C400]/SUM([.B$2:.B$502])" office:value-type="percentage" office:value="0.99971603633006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76" calcext:value-type="float">
            <text:p>76</text:p>
          </table:table-cell>
          <table:table-cell table:formula="of:=SUM([.B$2:.B401])" office:value-type="float" office:value="19437183" calcext:value-type="float">
            <text:p/>
          </table:table-cell>
          <table:table-cell table:formula="of:=[.B401]/SUM([.B$2:.B$502])" office:value-type="percentage" office:value="0.0000039089365902593" calcext:value-type="percentage">
            <text:p/>
          </table:table-cell>
          <table:table-cell table:formula="of:=[.C401]/SUM([.B$2:.B$502])" office:value-type="percentage" office:value="0.99971994526665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88" calcext:value-type="float">
            <text:p>88</text:p>
          </table:table-cell>
          <table:table-cell table:formula="of:=SUM([.B$2:.B402])" office:value-type="float" office:value="19437271" calcext:value-type="float">
            <text:p/>
          </table:table-cell>
          <table:table-cell table:formula="of:=[.B402]/SUM([.B$2:.B$502])" office:value-type="percentage" office:value="0.00000452613710451077" calcext:value-type="percentage">
            <text:p/>
          </table:table-cell>
          <table:table-cell table:formula="of:=[.C402]/SUM([.B$2:.B$502])" office:value-type="percentage" office:value="0.99972447140376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69" calcext:value-type="float">
            <text:p>69</text:p>
          </table:table-cell>
          <table:table-cell table:formula="of:=SUM([.B$2:.B403])" office:value-type="float" office:value="19437340" calcext:value-type="float">
            <text:p/>
          </table:table-cell>
          <table:table-cell table:formula="of:=[.B403]/SUM([.B$2:.B$502])" office:value-type="percentage" office:value="0.00000354890295694594" calcext:value-type="percentage">
            <text:p/>
          </table:table-cell>
          <table:table-cell table:formula="of:=[.C403]/SUM([.B$2:.B$502])" office:value-type="percentage" office:value="0.999728020306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51" calcext:value-type="float">
            <text:p>51</text:p>
          </table:table-cell>
          <table:table-cell table:formula="of:=SUM([.B$2:.B404])" office:value-type="float" office:value="19437391" calcext:value-type="float">
            <text:p/>
          </table:table-cell>
          <table:table-cell table:formula="of:=[.B404]/SUM([.B$2:.B$502])" office:value-type="percentage" office:value="0.00000262310218556874" calcext:value-type="percentage">
            <text:p/>
          </table:table-cell>
          <table:table-cell table:formula="of:=[.C404]/SUM([.B$2:.B$502])" office:value-type="percentage" office:value="0.99973064340890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61" calcext:value-type="float">
            <text:p>61</text:p>
          </table:table-cell>
          <table:table-cell table:formula="of:=SUM([.B$2:.B405])" office:value-type="float" office:value="19437452" calcext:value-type="float">
            <text:p/>
          </table:table-cell>
          <table:table-cell table:formula="of:=[.B405]/SUM([.B$2:.B$502])" office:value-type="percentage" office:value="0.00000313743594744497" calcext:value-type="percentage">
            <text:p/>
          </table:table-cell>
          <table:table-cell table:formula="of:=[.C405]/SUM([.B$2:.B$502])" office:value-type="percentage" office:value="0.99973378084485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67" calcext:value-type="float">
            <text:p>67</text:p>
          </table:table-cell>
          <table:table-cell table:formula="of:=SUM([.B$2:.B406])" office:value-type="float" office:value="19437519" calcext:value-type="float">
            <text:p/>
          </table:table-cell>
          <table:table-cell table:formula="of:=[.B406]/SUM([.B$2:.B$502])" office:value-type="percentage" office:value="0.0000034460362045707" calcext:value-type="percentage">
            <text:p/>
          </table:table-cell>
          <table:table-cell table:formula="of:=[.C406]/SUM([.B$2:.B$502])" office:value-type="percentage" office:value="0.99973722688105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52" calcext:value-type="float">
            <text:p>52</text:p>
          </table:table-cell>
          <table:table-cell table:formula="of:=SUM([.B$2:.B407])" office:value-type="float" office:value="19437571" calcext:value-type="float">
            <text:p/>
          </table:table-cell>
          <table:table-cell table:formula="of:=[.B407]/SUM([.B$2:.B$502])" office:value-type="percentage" office:value="0.00000267453556175636" calcext:value-type="percentage">
            <text:p/>
          </table:table-cell>
          <table:table-cell table:formula="of:=[.C407]/SUM([.B$2:.B$502])" office:value-type="percentage" office:value="0.9997399014166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56" calcext:value-type="float">
            <text:p>56</text:p>
          </table:table-cell>
          <table:table-cell table:formula="of:=SUM([.B$2:.B408])" office:value-type="float" office:value="19437627" calcext:value-type="float">
            <text:p/>
          </table:table-cell>
          <table:table-cell table:formula="of:=[.B408]/SUM([.B$2:.B$502])" office:value-type="percentage" office:value="0.00000288026906650685" calcext:value-type="percentage">
            <text:p/>
          </table:table-cell>
          <table:table-cell table:formula="of:=[.C408]/SUM([.B$2:.B$502])" office:value-type="percentage" office:value="0.99974278168568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50" calcext:value-type="float">
            <text:p>50</text:p>
          </table:table-cell>
          <table:table-cell table:formula="of:=SUM([.B$2:.B409])" office:value-type="float" office:value="19437677" calcext:value-type="float">
            <text:p/>
          </table:table-cell>
          <table:table-cell table:formula="of:=[.B409]/SUM([.B$2:.B$502])" office:value-type="percentage" office:value="0.00000257166880938112" calcext:value-type="percentage">
            <text:p/>
          </table:table-cell>
          <table:table-cell table:formula="of:=[.C409]/SUM([.B$2:.B$502])" office:value-type="percentage" office:value="0.99974535335449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47" calcext:value-type="float">
            <text:p>47</text:p>
          </table:table-cell>
          <table:table-cell table:formula="of:=SUM([.B$2:.B410])" office:value-type="float" office:value="19437724" calcext:value-type="float">
            <text:p/>
          </table:table-cell>
          <table:table-cell table:formula="of:=[.B410]/SUM([.B$2:.B$502])" office:value-type="percentage" office:value="0.00000241736868081825" calcext:value-type="percentage">
            <text:p/>
          </table:table-cell>
          <table:table-cell table:formula="of:=[.C410]/SUM([.B$2:.B$502])" office:value-type="percentage" office:value="0.99974777072317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57" calcext:value-type="float">
            <text:p>57</text:p>
          </table:table-cell>
          <table:table-cell table:formula="of:=SUM([.B$2:.B411])" office:value-type="float" office:value="19437781" calcext:value-type="float">
            <text:p/>
          </table:table-cell>
          <table:table-cell table:formula="of:=[.B411]/SUM([.B$2:.B$502])" office:value-type="percentage" office:value="0.00000293170244269448" calcext:value-type="percentage">
            <text:p/>
          </table:table-cell>
          <table:table-cell table:formula="of:=[.C411]/SUM([.B$2:.B$502])" office:value-type="percentage" office:value="0.9997507024256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table:formula="of:=SUM([.B$2:.B412])" office:value-type="float" office:value="19437851" calcext:value-type="float">
            <text:p/>
          </table:table-cell>
          <table:table-cell table:formula="of:=[.B412]/SUM([.B$2:.B$502])" office:value-type="percentage" office:value="0.00000360033633313357" calcext:value-type="percentage">
            <text:p/>
          </table:table-cell>
          <table:table-cell table:formula="of:=[.C412]/SUM([.B$2:.B$502])" office:value-type="percentage" office:value="0.99975430276195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48" calcext:value-type="float">
            <text:p>48</text:p>
          </table:table-cell>
          <table:table-cell table:formula="of:=SUM([.B$2:.B413])" office:value-type="float" office:value="19437899" calcext:value-type="float">
            <text:p/>
          </table:table-cell>
          <table:table-cell table:formula="of:=[.B413]/SUM([.B$2:.B$502])" office:value-type="percentage" office:value="0.00000246880205700587" calcext:value-type="percentage">
            <text:p/>
          </table:table-cell>
          <table:table-cell table:formula="of:=[.C413]/SUM([.B$2:.B$502])" office:value-type="percentage" office:value="0.99975677156400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66" calcext:value-type="float">
            <text:p>66</text:p>
          </table:table-cell>
          <table:table-cell table:formula="of:=SUM([.B$2:.B414])" office:value-type="float" office:value="19437965" calcext:value-type="float">
            <text:p/>
          </table:table-cell>
          <table:table-cell table:formula="of:=[.B414]/SUM([.B$2:.B$502])" office:value-type="percentage" office:value="0.00000339460282838308" calcext:value-type="percentage">
            <text:p/>
          </table:table-cell>
          <table:table-cell table:formula="of:=[.C414]/SUM([.B$2:.B$502])" office:value-type="percentage" office:value="0.99976016616683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54" calcext:value-type="float">
            <text:p>54</text:p>
          </table:table-cell>
          <table:table-cell table:formula="of:=SUM([.B$2:.B415])" office:value-type="float" office:value="19438019" calcext:value-type="float">
            <text:p/>
          </table:table-cell>
          <table:table-cell table:formula="of:=[.B415]/SUM([.B$2:.B$502])" office:value-type="percentage" office:value="0.00000277740231413161" calcext:value-type="percentage">
            <text:p/>
          </table:table-cell>
          <table:table-cell table:formula="of:=[.C415]/SUM([.B$2:.B$502])" office:value-type="percentage" office:value="0.9997629435691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57" calcext:value-type="float">
            <text:p>57</text:p>
          </table:table-cell>
          <table:table-cell table:formula="of:=SUM([.B$2:.B416])" office:value-type="float" office:value="19438076" calcext:value-type="float">
            <text:p/>
          </table:table-cell>
          <table:table-cell table:formula="of:=[.B416]/SUM([.B$2:.B$502])" office:value-type="percentage" office:value="0.00000293170244269448" calcext:value-type="percentage">
            <text:p/>
          </table:table-cell>
          <table:table-cell table:formula="of:=[.C416]/SUM([.B$2:.B$502])" office:value-type="percentage" office:value="0.99976587527159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01" calcext:value-type="float">
            <text:p>101</text:p>
          </table:table-cell>
          <table:table-cell table:formula="of:=SUM([.B$2:.B417])" office:value-type="float" office:value="19438177" calcext:value-type="float">
            <text:p/>
          </table:table-cell>
          <table:table-cell table:formula="of:=[.B417]/SUM([.B$2:.B$502])" office:value-type="percentage" office:value="0.00000519477099494986" calcext:value-type="percentage">
            <text:p/>
          </table:table-cell>
          <table:table-cell table:formula="of:=[.C417]/SUM([.B$2:.B$502])" office:value-type="percentage" office:value="0.9997710700425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80" calcext:value-type="float">
            <text:p>80</text:p>
          </table:table-cell>
          <table:table-cell table:formula="of:=SUM([.B$2:.B418])" office:value-type="float" office:value="19438257" calcext:value-type="float">
            <text:p/>
          </table:table-cell>
          <table:table-cell table:formula="of:=[.B418]/SUM([.B$2:.B$502])" office:value-type="percentage" office:value="0.00000411467009500979" calcext:value-type="percentage">
            <text:p/>
          </table:table-cell>
          <table:table-cell table:formula="of:=[.C418]/SUM([.B$2:.B$502])" office:value-type="percentage" office:value="0.99977518471268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67" calcext:value-type="float">
            <text:p>67</text:p>
          </table:table-cell>
          <table:table-cell table:formula="of:=SUM([.B$2:.B419])" office:value-type="float" office:value="19438324" calcext:value-type="float">
            <text:p/>
          </table:table-cell>
          <table:table-cell table:formula="of:=[.B419]/SUM([.B$2:.B$502])" office:value-type="percentage" office:value="0.0000034460362045707" calcext:value-type="percentage">
            <text:p/>
          </table:table-cell>
          <table:table-cell table:formula="of:=[.C419]/SUM([.B$2:.B$502])" office:value-type="percentage" office:value="0.99977863074888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55" calcext:value-type="float">
            <text:p>55</text:p>
          </table:table-cell>
          <table:table-cell table:formula="of:=SUM([.B$2:.B420])" office:value-type="float" office:value="19438379" calcext:value-type="float">
            <text:p/>
          </table:table-cell>
          <table:table-cell table:formula="of:=[.B420]/SUM([.B$2:.B$502])" office:value-type="percentage" office:value="0.00000282883569031923" calcext:value-type="percentage">
            <text:p/>
          </table:table-cell>
          <table:table-cell table:formula="of:=[.C420]/SUM([.B$2:.B$502])" office:value-type="percentage" office:value="0.9997814595845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50" calcext:value-type="float">
            <text:p>50</text:p>
          </table:table-cell>
          <table:table-cell table:formula="of:=SUM([.B$2:.B421])" office:value-type="float" office:value="19438429" calcext:value-type="float">
            <text:p/>
          </table:table-cell>
          <table:table-cell table:formula="of:=[.B421]/SUM([.B$2:.B$502])" office:value-type="percentage" office:value="0.00000257166880938112" calcext:value-type="percentage">
            <text:p/>
          </table:table-cell>
          <table:table-cell table:formula="of:=[.C421]/SUM([.B$2:.B$502])" office:value-type="percentage" office:value="0.99978403125338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59" calcext:value-type="float">
            <text:p>59</text:p>
          </table:table-cell>
          <table:table-cell table:formula="of:=SUM([.B$2:.B422])" office:value-type="float" office:value="19438488" calcext:value-type="float">
            <text:p/>
          </table:table-cell>
          <table:table-cell table:formula="of:=[.B422]/SUM([.B$2:.B$502])" office:value-type="percentage" office:value="0.00000303456919506972" calcext:value-type="percentage">
            <text:p/>
          </table:table-cell>
          <table:table-cell table:formula="of:=[.C422]/SUM([.B$2:.B$502])" office:value-type="percentage" office:value="0.99978706582258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54" calcext:value-type="float">
            <text:p>54</text:p>
          </table:table-cell>
          <table:table-cell table:formula="of:=SUM([.B$2:.B423])" office:value-type="float" office:value="19438542" calcext:value-type="float">
            <text:p/>
          </table:table-cell>
          <table:table-cell table:formula="of:=[.B423]/SUM([.B$2:.B$502])" office:value-type="percentage" office:value="0.00000277740231413161" calcext:value-type="percentage">
            <text:p/>
          </table:table-cell>
          <table:table-cell table:formula="of:=[.C423]/SUM([.B$2:.B$502])" office:value-type="percentage" office:value="0.99978984322489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61" calcext:value-type="float">
            <text:p>61</text:p>
          </table:table-cell>
          <table:table-cell table:formula="of:=SUM([.B$2:.B424])" office:value-type="float" office:value="19438603" calcext:value-type="float">
            <text:p/>
          </table:table-cell>
          <table:table-cell table:formula="of:=[.B424]/SUM([.B$2:.B$502])" office:value-type="percentage" office:value="0.00000313743594744497" calcext:value-type="percentage">
            <text:p/>
          </table:table-cell>
          <table:table-cell table:formula="of:=[.C424]/SUM([.B$2:.B$502])" office:value-type="percentage" office:value="0.99979298066084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58" calcext:value-type="float">
            <text:p>58</text:p>
          </table:table-cell>
          <table:table-cell table:formula="of:=SUM([.B$2:.B425])" office:value-type="float" office:value="19438661" calcext:value-type="float">
            <text:p/>
          </table:table-cell>
          <table:table-cell table:formula="of:=[.B425]/SUM([.B$2:.B$502])" office:value-type="percentage" office:value="0.0000029831358188821" calcext:value-type="percentage">
            <text:p/>
          </table:table-cell>
          <table:table-cell table:formula="of:=[.C425]/SUM([.B$2:.B$502])" office:value-type="percentage" office:value="0.99979596379666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49" calcext:value-type="float">
            <text:p>49</text:p>
          </table:table-cell>
          <table:table-cell table:formula="of:=SUM([.B$2:.B426])" office:value-type="float" office:value="19438710" calcext:value-type="float">
            <text:p/>
          </table:table-cell>
          <table:table-cell table:formula="of:=[.B426]/SUM([.B$2:.B$502])" office:value-type="percentage" office:value="0.0000025202354331935" calcext:value-type="percentage">
            <text:p/>
          </table:table-cell>
          <table:table-cell table:formula="of:=[.C426]/SUM([.B$2:.B$502])" office:value-type="percentage" office:value="0.99979848403209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45" calcext:value-type="float">
            <text:p>45</text:p>
          </table:table-cell>
          <table:table-cell table:formula="of:=SUM([.B$2:.B427])" office:value-type="float" office:value="19438755" calcext:value-type="float">
            <text:p/>
          </table:table-cell>
          <table:table-cell table:formula="of:=[.B427]/SUM([.B$2:.B$502])" office:value-type="percentage" office:value="0.00000231450192844301" calcext:value-type="percentage">
            <text:p/>
          </table:table-cell>
          <table:table-cell table:formula="of:=[.C427]/SUM([.B$2:.B$502])" office:value-type="percentage" office:value="0.99980079853402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45" calcext:value-type="float">
            <text:p>45</text:p>
          </table:table-cell>
          <table:table-cell table:formula="of:=SUM([.B$2:.B428])" office:value-type="float" office:value="19438800" calcext:value-type="float">
            <text:p/>
          </table:table-cell>
          <table:table-cell table:formula="of:=[.B428]/SUM([.B$2:.B$502])" office:value-type="percentage" office:value="0.00000231450192844301" calcext:value-type="percentage">
            <text:p/>
          </table:table-cell>
          <table:table-cell table:formula="of:=[.C428]/SUM([.B$2:.B$502])" office:value-type="percentage" office:value="0.99980311303595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45" calcext:value-type="float">
            <text:p>45</text:p>
          </table:table-cell>
          <table:table-cell table:formula="of:=SUM([.B$2:.B429])" office:value-type="float" office:value="19438845" calcext:value-type="float">
            <text:p/>
          </table:table-cell>
          <table:table-cell table:formula="of:=[.B429]/SUM([.B$2:.B$502])" office:value-type="percentage" office:value="0.00000231450192844301" calcext:value-type="percentage">
            <text:p/>
          </table:table-cell>
          <table:table-cell table:formula="of:=[.C429]/SUM([.B$2:.B$502])" office:value-type="percentage" office:value="0.99980542753788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49" calcext:value-type="float">
            <text:p>49</text:p>
          </table:table-cell>
          <table:table-cell table:formula="of:=SUM([.B$2:.B430])" office:value-type="float" office:value="19438894" calcext:value-type="float">
            <text:p/>
          </table:table-cell>
          <table:table-cell table:formula="of:=[.B430]/SUM([.B$2:.B$502])" office:value-type="percentage" office:value="0.0000025202354331935" calcext:value-type="percentage">
            <text:p/>
          </table:table-cell>
          <table:table-cell table:formula="of:=[.C430]/SUM([.B$2:.B$502])" office:value-type="percentage" office:value="0.99980794777331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49" calcext:value-type="float">
            <text:p>49</text:p>
          </table:table-cell>
          <table:table-cell table:formula="of:=SUM([.B$2:.B431])" office:value-type="float" office:value="19438943" calcext:value-type="float">
            <text:p/>
          </table:table-cell>
          <table:table-cell table:formula="of:=[.B431]/SUM([.B$2:.B$502])" office:value-type="percentage" office:value="0.0000025202354331935" calcext:value-type="percentage">
            <text:p/>
          </table:table-cell>
          <table:table-cell table:formula="of:=[.C431]/SUM([.B$2:.B$502])" office:value-type="percentage" office:value="0.99981046800874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B$2:.B432])" office:value-type="float" office:value="19439013" calcext:value-type="float">
            <text:p/>
          </table:table-cell>
          <table:table-cell table:formula="of:=[.B432]/SUM([.B$2:.B$502])" office:value-type="percentage" office:value="0.00000360033633313357" calcext:value-type="percentage">
            <text:p/>
          </table:table-cell>
          <table:table-cell table:formula="of:=[.C432]/SUM([.B$2:.B$502])" office:value-type="percentage" office:value="0.99981406834508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87" calcext:value-type="float">
            <text:p>87</text:p>
          </table:table-cell>
          <table:table-cell table:formula="of:=SUM([.B$2:.B433])" office:value-type="float" office:value="19439100" calcext:value-type="float">
            <text:p/>
          </table:table-cell>
          <table:table-cell table:formula="of:=[.B433]/SUM([.B$2:.B$502])" office:value-type="percentage" office:value="0.00000447470372832315" calcext:value-type="percentage">
            <text:p/>
          </table:table-cell>
          <table:table-cell table:formula="of:=[.C433]/SUM([.B$2:.B$502])" office:value-type="percentage" office:value="0.9998185430488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68" calcext:value-type="float">
            <text:p>68</text:p>
          </table:table-cell>
          <table:table-cell table:formula="of:=SUM([.B$2:.B434])" office:value-type="float" office:value="19439168" calcext:value-type="float">
            <text:p/>
          </table:table-cell>
          <table:table-cell table:formula="of:=[.B434]/SUM([.B$2:.B$502])" office:value-type="percentage" office:value="0.00000349746958075832" calcext:value-type="percentage">
            <text:p/>
          </table:table-cell>
          <table:table-cell table:formula="of:=[.C434]/SUM([.B$2:.B$502])" office:value-type="percentage" office:value="0.99982204051839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73" calcext:value-type="float">
            <text:p>73</text:p>
          </table:table-cell>
          <table:table-cell table:formula="of:=SUM([.B$2:.B435])" office:value-type="float" office:value="19439241" calcext:value-type="float">
            <text:p/>
          </table:table-cell>
          <table:table-cell table:formula="of:=[.B435]/SUM([.B$2:.B$502])" office:value-type="percentage" office:value="0.00000375463646169643" calcext:value-type="percentage">
            <text:p/>
          </table:table-cell>
          <table:table-cell table:formula="of:=[.C435]/SUM([.B$2:.B$502])" office:value-type="percentage" office:value="0.99982579515485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67" calcext:value-type="float">
            <text:p>67</text:p>
          </table:table-cell>
          <table:table-cell table:formula="of:=SUM([.B$2:.B436])" office:value-type="float" office:value="19439308" calcext:value-type="float">
            <text:p/>
          </table:table-cell>
          <table:table-cell table:formula="of:=[.B436]/SUM([.B$2:.B$502])" office:value-type="percentage" office:value="0.0000034460362045707" calcext:value-type="percentage">
            <text:p/>
          </table:table-cell>
          <table:table-cell table:formula="of:=[.C436]/SUM([.B$2:.B$502])" office:value-type="percentage" office:value="0.99982924119105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64" calcext:value-type="float">
            <text:p>64</text:p>
          </table:table-cell>
          <table:table-cell table:formula="of:=SUM([.B$2:.B437])" office:value-type="float" office:value="19439372" calcext:value-type="float">
            <text:p/>
          </table:table-cell>
          <table:table-cell table:formula="of:=[.B437]/SUM([.B$2:.B$502])" office:value-type="percentage" office:value="0.00000329173607600783" calcext:value-type="percentage">
            <text:p/>
          </table:table-cell>
          <table:table-cell table:formula="of:=[.C437]/SUM([.B$2:.B$502])" office:value-type="percentage" office:value="0.99983253292713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51" calcext:value-type="float">
            <text:p>51</text:p>
          </table:table-cell>
          <table:table-cell table:formula="of:=SUM([.B$2:.B438])" office:value-type="float" office:value="19439423" calcext:value-type="float">
            <text:p/>
          </table:table-cell>
          <table:table-cell table:formula="of:=[.B438]/SUM([.B$2:.B$502])" office:value-type="percentage" office:value="0.00000262310218556874" calcext:value-type="percentage">
            <text:p/>
          </table:table-cell>
          <table:table-cell table:formula="of:=[.C438]/SUM([.B$2:.B$502])" office:value-type="percentage" office:value="0.9998351560293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59" calcext:value-type="float">
            <text:p>59</text:p>
          </table:table-cell>
          <table:table-cell table:formula="of:=SUM([.B$2:.B439])" office:value-type="float" office:value="19439482" calcext:value-type="float">
            <text:p/>
          </table:table-cell>
          <table:table-cell table:formula="of:=[.B439]/SUM([.B$2:.B$502])" office:value-type="percentage" office:value="0.00000303456919506972" calcext:value-type="percentage">
            <text:p/>
          </table:table-cell>
          <table:table-cell table:formula="of:=[.C439]/SUM([.B$2:.B$502])" office:value-type="percentage" office:value="0.99983819059851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65" calcext:value-type="float">
            <text:p>65</text:p>
          </table:table-cell>
          <table:table-cell table:formula="of:=SUM([.B$2:.B440])" office:value-type="float" office:value="19439547" calcext:value-type="float">
            <text:p/>
          </table:table-cell>
          <table:table-cell table:formula="of:=[.B440]/SUM([.B$2:.B$502])" office:value-type="percentage" office:value="0.00000334316945219545" calcext:value-type="percentage">
            <text:p/>
          </table:table-cell>
          <table:table-cell table:formula="of:=[.C440]/SUM([.B$2:.B$502])" office:value-type="percentage" office:value="0.99984153376796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57" calcext:value-type="float">
            <text:p>57</text:p>
          </table:table-cell>
          <table:table-cell table:formula="of:=SUM([.B$2:.B441])" office:value-type="float" office:value="19439604" calcext:value-type="float">
            <text:p/>
          </table:table-cell>
          <table:table-cell table:formula="of:=[.B441]/SUM([.B$2:.B$502])" office:value-type="percentage" office:value="0.00000293170244269448" calcext:value-type="percentage">
            <text:p/>
          </table:table-cell>
          <table:table-cell table:formula="of:=[.C441]/SUM([.B$2:.B$502])" office:value-type="percentage" office:value="0.99984446547040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66" calcext:value-type="float">
            <text:p>66</text:p>
          </table:table-cell>
          <table:table-cell table:formula="of:=SUM([.B$2:.B442])" office:value-type="float" office:value="19439670" calcext:value-type="float">
            <text:p/>
          </table:table-cell>
          <table:table-cell table:formula="of:=[.B442]/SUM([.B$2:.B$502])" office:value-type="percentage" office:value="0.00000339460282838308" calcext:value-type="percentage">
            <text:p/>
          </table:table-cell>
          <table:table-cell table:formula="of:=[.C442]/SUM([.B$2:.B$502])" office:value-type="percentage" office:value="0.99984786007323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72" calcext:value-type="float">
            <text:p>72</text:p>
          </table:table-cell>
          <table:table-cell table:formula="of:=SUM([.B$2:.B443])" office:value-type="float" office:value="19439742" calcext:value-type="float">
            <text:p/>
          </table:table-cell>
          <table:table-cell table:formula="of:=[.B443]/SUM([.B$2:.B$502])" office:value-type="percentage" office:value="0.00000370320308550881" calcext:value-type="percentage">
            <text:p/>
          </table:table-cell>
          <table:table-cell table:formula="of:=[.C443]/SUM([.B$2:.B$502])" office:value-type="percentage" office:value="0.99985156327632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56" calcext:value-type="float">
            <text:p>56</text:p>
          </table:table-cell>
          <table:table-cell table:formula="of:=SUM([.B$2:.B444])" office:value-type="float" office:value="19439798" calcext:value-type="float">
            <text:p/>
          </table:table-cell>
          <table:table-cell table:formula="of:=[.B444]/SUM([.B$2:.B$502])" office:value-type="percentage" office:value="0.00000288026906650685" calcext:value-type="percentage">
            <text:p/>
          </table:table-cell>
          <table:table-cell table:formula="of:=[.C444]/SUM([.B$2:.B$502])" office:value-type="percentage" office:value="0.99985444354538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68" calcext:value-type="float">
            <text:p>68</text:p>
          </table:table-cell>
          <table:table-cell table:formula="of:=SUM([.B$2:.B445])" office:value-type="float" office:value="19439866" calcext:value-type="float">
            <text:p/>
          </table:table-cell>
          <table:table-cell table:formula="of:=[.B445]/SUM([.B$2:.B$502])" office:value-type="percentage" office:value="0.00000349746958075832" calcext:value-type="percentage">
            <text:p/>
          </table:table-cell>
          <table:table-cell table:formula="of:=[.C445]/SUM([.B$2:.B$502])" office:value-type="percentage" office:value="0.9998579410149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82" calcext:value-type="float">
            <text:p>82</text:p>
          </table:table-cell>
          <table:table-cell table:formula="of:=SUM([.B$2:.B446])" office:value-type="float" office:value="19439948" calcext:value-type="float">
            <text:p/>
          </table:table-cell>
          <table:table-cell table:formula="of:=[.B446]/SUM([.B$2:.B$502])" office:value-type="percentage" office:value="0.00000421753684738503" calcext:value-type="percentage">
            <text:p/>
          </table:table-cell>
          <table:table-cell table:formula="of:=[.C446]/SUM([.B$2:.B$502])" office:value-type="percentage" office:value="0.99986215855181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SUM([.B$2:.B447])" office:value-type="float" office:value="19440037" calcext:value-type="float">
            <text:p/>
          </table:table-cell>
          <table:table-cell table:formula="of:=[.B447]/SUM([.B$2:.B$502])" office:value-type="percentage" office:value="0.00000457757048069839" calcext:value-type="percentage">
            <text:p/>
          </table:table-cell>
          <table:table-cell table:formula="of:=[.C447]/SUM([.B$2:.B$502])" office:value-type="percentage" office:value="0.99986673612229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  <table:table-cell table:formula="of:=SUM([.B$2:.B448])" office:value-type="float" office:value="19440080" calcext:value-type="float">
            <text:p/>
          </table:table-cell>
          <table:table-cell table:formula="of:=[.B448]/SUM([.B$2:.B$502])" office:value-type="percentage" office:value="0.00000221163517606776" calcext:value-type="percentage">
            <text:p/>
          </table:table-cell>
          <table:table-cell table:formula="of:=[.C448]/SUM([.B$2:.B$502])" office:value-type="percentage" office:value="0.99986894775747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53" calcext:value-type="float">
            <text:p>53</text:p>
          </table:table-cell>
          <table:table-cell table:formula="of:=SUM([.B$2:.B449])" office:value-type="float" office:value="19440133" calcext:value-type="float">
            <text:p/>
          </table:table-cell>
          <table:table-cell table:formula="of:=[.B449]/SUM([.B$2:.B$502])" office:value-type="percentage" office:value="0.00000272596893794399" calcext:value-type="percentage">
            <text:p/>
          </table:table-cell>
          <table:table-cell table:formula="of:=[.C449]/SUM([.B$2:.B$502])" office:value-type="percentage" office:value="0.99987167372641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44" calcext:value-type="float">
            <text:p>44</text:p>
          </table:table-cell>
          <table:table-cell table:formula="of:=SUM([.B$2:.B450])" office:value-type="float" office:value="19440177" calcext:value-type="float">
            <text:p/>
          </table:table-cell>
          <table:table-cell table:formula="of:=[.B450]/SUM([.B$2:.B$502])" office:value-type="percentage" office:value="0.00000226306855225538" calcext:value-type="percentage">
            <text:p/>
          </table:table-cell>
          <table:table-cell table:formula="of:=[.C450]/SUM([.B$2:.B$502])" office:value-type="percentage" office:value="0.99987393679496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47" calcext:value-type="float">
            <text:p>47</text:p>
          </table:table-cell>
          <table:table-cell table:formula="of:=SUM([.B$2:.B451])" office:value-type="float" office:value="19440224" calcext:value-type="float">
            <text:p/>
          </table:table-cell>
          <table:table-cell table:formula="of:=[.B451]/SUM([.B$2:.B$502])" office:value-type="percentage" office:value="0.00000241736868081825" calcext:value-type="percentage">
            <text:p/>
          </table:table-cell>
          <table:table-cell table:formula="of:=[.C451]/SUM([.B$2:.B$502])" office:value-type="percentage" office:value="0.99987635416364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37" calcext:value-type="float">
            <text:p>37</text:p>
          </table:table-cell>
          <table:table-cell table:formula="of:=SUM([.B$2:.B452])" office:value-type="float" office:value="19440261" calcext:value-type="float">
            <text:p/>
          </table:table-cell>
          <table:table-cell table:formula="of:=[.B452]/SUM([.B$2:.B$502])" office:value-type="percentage" office:value="0.00000190303491894203" calcext:value-type="percentage">
            <text:p/>
          </table:table-cell>
          <table:table-cell table:formula="of:=[.C452]/SUM([.B$2:.B$502])" office:value-type="percentage" office:value="0.99987825719856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37" calcext:value-type="float">
            <text:p>37</text:p>
          </table:table-cell>
          <table:table-cell table:formula="of:=SUM([.B$2:.B453])" office:value-type="float" office:value="19440298" calcext:value-type="float">
            <text:p/>
          </table:table-cell>
          <table:table-cell table:formula="of:=[.B453]/SUM([.B$2:.B$502])" office:value-type="percentage" office:value="0.00000190303491894203" calcext:value-type="percentage">
            <text:p/>
          </table:table-cell>
          <table:table-cell table:formula="of:=[.C453]/SUM([.B$2:.B$502])" office:value-type="percentage" office:value="0.99988016023348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31" calcext:value-type="float">
            <text:p>31</text:p>
          </table:table-cell>
          <table:table-cell table:formula="of:=SUM([.B$2:.B454])" office:value-type="float" office:value="19440329" calcext:value-type="float">
            <text:p/>
          </table:table-cell>
          <table:table-cell table:formula="of:=[.B454]/SUM([.B$2:.B$502])" office:value-type="percentage" office:value="0.00000159443466181629" calcext:value-type="percentage">
            <text:p/>
          </table:table-cell>
          <table:table-cell table:formula="of:=[.C454]/SUM([.B$2:.B$502])" office:value-type="percentage" office:value="0.99988175466814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41" calcext:value-type="float">
            <text:p>41</text:p>
          </table:table-cell>
          <table:table-cell table:formula="of:=SUM([.B$2:.B455])" office:value-type="float" office:value="19440370" calcext:value-type="float">
            <text:p/>
          </table:table-cell>
          <table:table-cell table:formula="of:=[.B455]/SUM([.B$2:.B$502])" office:value-type="percentage" office:value="0.00000210876842369252" calcext:value-type="percentage">
            <text:p/>
          </table:table-cell>
          <table:table-cell table:formula="of:=[.C455]/SUM([.B$2:.B$502])" office:value-type="percentage" office:value="0.99988386343656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39" calcext:value-type="float">
            <text:p>39</text:p>
          </table:table-cell>
          <table:table-cell table:formula="of:=SUM([.B$2:.B456])" office:value-type="float" office:value="19440409" calcext:value-type="float">
            <text:p/>
          </table:table-cell>
          <table:table-cell table:formula="of:=[.B456]/SUM([.B$2:.B$502])" office:value-type="percentage" office:value="0.00000200590167131727" calcext:value-type="percentage">
            <text:p/>
          </table:table-cell>
          <table:table-cell table:formula="of:=[.C456]/SUM([.B$2:.B$502])" office:value-type="percentage" office:value="0.9998858693382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41" calcext:value-type="float">
            <text:p>41</text:p>
          </table:table-cell>
          <table:table-cell table:formula="of:=SUM([.B$2:.B457])" office:value-type="float" office:value="19440450" calcext:value-type="float">
            <text:p/>
          </table:table-cell>
          <table:table-cell table:formula="of:=[.B457]/SUM([.B$2:.B$502])" office:value-type="percentage" office:value="0.00000210876842369252" calcext:value-type="percentage">
            <text:p/>
          </table:table-cell>
          <table:table-cell table:formula="of:=[.C457]/SUM([.B$2:.B$502])" office:value-type="percentage" office:value="0.99988797810666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formula="of:=SUM([.B$2:.B458])" office:value-type="float" office:value="19440494" calcext:value-type="float">
            <text:p/>
          </table:table-cell>
          <table:table-cell table:formula="of:=[.B458]/SUM([.B$2:.B$502])" office:value-type="percentage" office:value="0.00000226306855225538" calcext:value-type="percentage">
            <text:p/>
          </table:table-cell>
          <table:table-cell table:formula="of:=[.C458]/SUM([.B$2:.B$502])" office:value-type="percentage" office:value="0.99989024117521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55" calcext:value-type="float">
            <text:p>55</text:p>
          </table:table-cell>
          <table:table-cell table:formula="of:=SUM([.B$2:.B459])" office:value-type="float" office:value="19440549" calcext:value-type="float">
            <text:p/>
          </table:table-cell>
          <table:table-cell table:formula="of:=[.B459]/SUM([.B$2:.B$502])" office:value-type="percentage" office:value="0.00000282883569031923" calcext:value-type="percentage">
            <text:p/>
          </table:table-cell>
          <table:table-cell table:formula="of:=[.C459]/SUM([.B$2:.B$502])" office:value-type="percentage" office:value="0.99989307001090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25" calcext:value-type="float">
            <text:p>25</text:p>
          </table:table-cell>
          <table:table-cell table:formula="of:=SUM([.B$2:.B460])" office:value-type="float" office:value="19440574" calcext:value-type="float">
            <text:p/>
          </table:table-cell>
          <table:table-cell table:formula="of:=[.B460]/SUM([.B$2:.B$502])" office:value-type="percentage" office:value="0.00000128583440469056" calcext:value-type="percentage">
            <text:p/>
          </table:table-cell>
          <table:table-cell table:formula="of:=[.C460]/SUM([.B$2:.B$502])" office:value-type="percentage" office:value="0.99989435584531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42" calcext:value-type="float">
            <text:p>42</text:p>
          </table:table-cell>
          <table:table-cell table:formula="of:=SUM([.B$2:.B461])" office:value-type="float" office:value="19440616" calcext:value-type="float">
            <text:p/>
          </table:table-cell>
          <table:table-cell table:formula="of:=[.B461]/SUM([.B$2:.B$502])" office:value-type="percentage" office:value="0.00000216020179988014" calcext:value-type="percentage">
            <text:p/>
          </table:table-cell>
          <table:table-cell table:formula="of:=[.C461]/SUM([.B$2:.B$502])" office:value-type="percentage" office:value="0.99989651604711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72" calcext:value-type="float">
            <text:p>72</text:p>
          </table:table-cell>
          <table:table-cell table:formula="of:=SUM([.B$2:.B462])" office:value-type="float" office:value="19440688" calcext:value-type="float">
            <text:p/>
          </table:table-cell>
          <table:table-cell table:formula="of:=[.B462]/SUM([.B$2:.B$502])" office:value-type="percentage" office:value="0.00000370320308550881" calcext:value-type="percentage">
            <text:p/>
          </table:table-cell>
          <table:table-cell table:formula="of:=[.C462]/SUM([.B$2:.B$502])" office:value-type="percentage" office:value="0.99990021925019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41" calcext:value-type="float">
            <text:p>41</text:p>
          </table:table-cell>
          <table:table-cell table:formula="of:=SUM([.B$2:.B463])" office:value-type="float" office:value="19440729" calcext:value-type="float">
            <text:p/>
          </table:table-cell>
          <table:table-cell table:formula="of:=[.B463]/SUM([.B$2:.B$502])" office:value-type="percentage" office:value="0.00000210876842369252" calcext:value-type="percentage">
            <text:p/>
          </table:table-cell>
          <table:table-cell table:formula="of:=[.C463]/SUM([.B$2:.B$502])" office:value-type="percentage" office:value="0.9999023280186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41" calcext:value-type="float">
            <text:p>41</text:p>
          </table:table-cell>
          <table:table-cell table:formula="of:=SUM([.B$2:.B464])" office:value-type="float" office:value="19440770" calcext:value-type="float">
            <text:p/>
          </table:table-cell>
          <table:table-cell table:formula="of:=[.B464]/SUM([.B$2:.B$502])" office:value-type="percentage" office:value="0.00000210876842369252" calcext:value-type="percentage">
            <text:p/>
          </table:table-cell>
          <table:table-cell table:formula="of:=[.C464]/SUM([.B$2:.B$502])" office:value-type="percentage" office:value="0.99990443678704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34" calcext:value-type="float">
            <text:p>34</text:p>
          </table:table-cell>
          <table:table-cell table:formula="of:=SUM([.B$2:.B465])" office:value-type="float" office:value="19440804" calcext:value-type="float">
            <text:p/>
          </table:table-cell>
          <table:table-cell table:formula="of:=[.B465]/SUM([.B$2:.B$502])" office:value-type="percentage" office:value="0.00000174873479037916" calcext:value-type="percentage">
            <text:p/>
          </table:table-cell>
          <table:table-cell table:formula="of:=[.C465]/SUM([.B$2:.B$502])" office:value-type="percentage" office:value="0.99990618552183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44" calcext:value-type="float">
            <text:p>44</text:p>
          </table:table-cell>
          <table:table-cell table:formula="of:=SUM([.B$2:.B466])" office:value-type="float" office:value="19440848" calcext:value-type="float">
            <text:p/>
          </table:table-cell>
          <table:table-cell table:formula="of:=[.B466]/SUM([.B$2:.B$502])" office:value-type="percentage" office:value="0.00000226306855225538" calcext:value-type="percentage">
            <text:p/>
          </table:table-cell>
          <table:table-cell table:formula="of:=[.C466]/SUM([.B$2:.B$502])" office:value-type="percentage" office:value="0.99990844859038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37" calcext:value-type="float">
            <text:p>37</text:p>
          </table:table-cell>
          <table:table-cell table:formula="of:=SUM([.B$2:.B467])" office:value-type="float" office:value="19440885" calcext:value-type="float">
            <text:p/>
          </table:table-cell>
          <table:table-cell table:formula="of:=[.B467]/SUM([.B$2:.B$502])" office:value-type="percentage" office:value="0.00000190303491894203" calcext:value-type="percentage">
            <text:p/>
          </table:table-cell>
          <table:table-cell table:formula="of:=[.C467]/SUM([.B$2:.B$502])" office:value-type="percentage" office:value="0.99991035162530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47" calcext:value-type="float">
            <text:p>47</text:p>
          </table:table-cell>
          <table:table-cell table:formula="of:=SUM([.B$2:.B468])" office:value-type="float" office:value="19440932" calcext:value-type="float">
            <text:p/>
          </table:table-cell>
          <table:table-cell table:formula="of:=[.B468]/SUM([.B$2:.B$502])" office:value-type="percentage" office:value="0.00000241736868081825" calcext:value-type="percentage">
            <text:p/>
          </table:table-cell>
          <table:table-cell table:formula="of:=[.C468]/SUM([.B$2:.B$502])" office:value-type="percentage" office:value="0.99991276899398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8" calcext:value-type="float">
            <text:p>38</text:p>
          </table:table-cell>
          <table:table-cell table:formula="of:=SUM([.B$2:.B469])" office:value-type="float" office:value="19440970" calcext:value-type="float">
            <text:p/>
          </table:table-cell>
          <table:table-cell table:formula="of:=[.B469]/SUM([.B$2:.B$502])" office:value-type="percentage" office:value="0.00000195446829512965" calcext:value-type="percentage">
            <text:p/>
          </table:table-cell>
          <table:table-cell table:formula="of:=[.C469]/SUM([.B$2:.B$502])" office:value-type="percentage" office:value="0.99991472346228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0" calcext:value-type="float">
            <text:p>40</text:p>
          </table:table-cell>
          <table:table-cell table:formula="of:=SUM([.B$2:.B470])" office:value-type="float" office:value="19441010" calcext:value-type="float">
            <text:p/>
          </table:table-cell>
          <table:table-cell table:formula="of:=[.B470]/SUM([.B$2:.B$502])" office:value-type="percentage" office:value="0.0000020573350475049" calcext:value-type="percentage">
            <text:p/>
          </table:table-cell>
          <table:table-cell table:formula="of:=[.C470]/SUM([.B$2:.B$502])" office:value-type="percentage" office:value="0.99991678079732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37" calcext:value-type="float">
            <text:p>37</text:p>
          </table:table-cell>
          <table:table-cell table:formula="of:=SUM([.B$2:.B471])" office:value-type="float" office:value="19441047" calcext:value-type="float">
            <text:p/>
          </table:table-cell>
          <table:table-cell table:formula="of:=[.B471]/SUM([.B$2:.B$502])" office:value-type="percentage" office:value="0.00000190303491894203" calcext:value-type="percentage">
            <text:p/>
          </table:table-cell>
          <table:table-cell table:formula="of:=[.C471]/SUM([.B$2:.B$502])" office:value-type="percentage" office:value="0.99991868383224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39" calcext:value-type="float">
            <text:p>39</text:p>
          </table:table-cell>
          <table:table-cell table:formula="of:=SUM([.B$2:.B472])" office:value-type="float" office:value="19441086" calcext:value-type="float">
            <text:p/>
          </table:table-cell>
          <table:table-cell table:formula="of:=[.B472]/SUM([.B$2:.B$502])" office:value-type="percentage" office:value="0.00000200590167131727" calcext:value-type="percentage">
            <text:p/>
          </table:table-cell>
          <table:table-cell table:formula="of:=[.C472]/SUM([.B$2:.B$502])" office:value-type="percentage" office:value="0.99992068973391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38" calcext:value-type="float">
            <text:p>38</text:p>
          </table:table-cell>
          <table:table-cell table:formula="of:=SUM([.B$2:.B473])" office:value-type="float" office:value="19441124" calcext:value-type="float">
            <text:p/>
          </table:table-cell>
          <table:table-cell table:formula="of:=[.B473]/SUM([.B$2:.B$502])" office:value-type="percentage" office:value="0.00000195446829512965" calcext:value-type="percentage">
            <text:p/>
          </table:table-cell>
          <table:table-cell table:formula="of:=[.C473]/SUM([.B$2:.B$502])" office:value-type="percentage" office:value="0.99992264420221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38" calcext:value-type="float">
            <text:p>38</text:p>
          </table:table-cell>
          <table:table-cell table:formula="of:=SUM([.B$2:.B474])" office:value-type="float" office:value="19441162" calcext:value-type="float">
            <text:p/>
          </table:table-cell>
          <table:table-cell table:formula="of:=[.B474]/SUM([.B$2:.B$502])" office:value-type="percentage" office:value="0.00000195446829512965" calcext:value-type="percentage">
            <text:p/>
          </table:table-cell>
          <table:table-cell table:formula="of:=[.C474]/SUM([.B$2:.B$502])" office:value-type="percentage" office:value="0.99992459867050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35" calcext:value-type="float">
            <text:p>35</text:p>
          </table:table-cell>
          <table:table-cell table:formula="of:=SUM([.B$2:.B475])" office:value-type="float" office:value="19441197" calcext:value-type="float">
            <text:p/>
          </table:table-cell>
          <table:table-cell table:formula="of:=[.B475]/SUM([.B$2:.B$502])" office:value-type="percentage" office:value="0.00000180016816656678" calcext:value-type="percentage">
            <text:p/>
          </table:table-cell>
          <table:table-cell table:formula="of:=[.C475]/SUM([.B$2:.B$502])" office:value-type="percentage" office:value="0.99992639883867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56" calcext:value-type="float">
            <text:p>56</text:p>
          </table:table-cell>
          <table:table-cell table:formula="of:=SUM([.B$2:.B476])" office:value-type="float" office:value="19441253" calcext:value-type="float">
            <text:p/>
          </table:table-cell>
          <table:table-cell table:formula="of:=[.B476]/SUM([.B$2:.B$502])" office:value-type="percentage" office:value="0.00000288026906650685" calcext:value-type="percentage">
            <text:p/>
          </table:table-cell>
          <table:table-cell table:formula="of:=[.C476]/SUM([.B$2:.B$502])" office:value-type="percentage" office:value="0.99992927910774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70" calcext:value-type="float">
            <text:p>70</text:p>
          </table:table-cell>
          <table:table-cell table:formula="of:=SUM([.B$2:.B477])" office:value-type="float" office:value="19441323" calcext:value-type="float">
            <text:p/>
          </table:table-cell>
          <table:table-cell table:formula="of:=[.B477]/SUM([.B$2:.B$502])" office:value-type="percentage" office:value="0.00000360033633313357" calcext:value-type="percentage">
            <text:p/>
          </table:table-cell>
          <table:table-cell table:formula="of:=[.C477]/SUM([.B$2:.B$502])" office:value-type="percentage" office:value="0.99993287944407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53" calcext:value-type="float">
            <text:p>53</text:p>
          </table:table-cell>
          <table:table-cell table:formula="of:=SUM([.B$2:.B478])" office:value-type="float" office:value="19441376" calcext:value-type="float">
            <text:p/>
          </table:table-cell>
          <table:table-cell table:formula="of:=[.B478]/SUM([.B$2:.B$502])" office:value-type="percentage" office:value="0.00000272596893794399" calcext:value-type="percentage">
            <text:p/>
          </table:table-cell>
          <table:table-cell table:formula="of:=[.C478]/SUM([.B$2:.B$502])" office:value-type="percentage" office:value="0.99993560541301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35" calcext:value-type="float">
            <text:p>35</text:p>
          </table:table-cell>
          <table:table-cell table:formula="of:=SUM([.B$2:.B479])" office:value-type="float" office:value="19441411" calcext:value-type="float">
            <text:p/>
          </table:table-cell>
          <table:table-cell table:formula="of:=[.B479]/SUM([.B$2:.B$502])" office:value-type="percentage" office:value="0.00000180016816656678" calcext:value-type="percentage">
            <text:p/>
          </table:table-cell>
          <table:table-cell table:formula="of:=[.C479]/SUM([.B$2:.B$502])" office:value-type="percentage" office:value="0.9999374055811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table:formula="of:=SUM([.B$2:.B480])" office:value-type="float" office:value="19441453" calcext:value-type="float">
            <text:p/>
          </table:table-cell>
          <table:table-cell table:formula="of:=[.B480]/SUM([.B$2:.B$502])" office:value-type="percentage" office:value="0.00000216020179988014" calcext:value-type="percentage">
            <text:p/>
          </table:table-cell>
          <table:table-cell table:formula="of:=[.C480]/SUM([.B$2:.B$502])" office:value-type="percentage" office:value="0.9999395657829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40" calcext:value-type="float">
            <text:p>40</text:p>
          </table:table-cell>
          <table:table-cell table:formula="of:=SUM([.B$2:.B481])" office:value-type="float" office:value="19441493" calcext:value-type="float">
            <text:p/>
          </table:table-cell>
          <table:table-cell table:formula="of:=[.B481]/SUM([.B$2:.B$502])" office:value-type="percentage" office:value="0.0000020573350475049" calcext:value-type="percentage">
            <text:p/>
          </table:table-cell>
          <table:table-cell table:formula="of:=[.C481]/SUM([.B$2:.B$502])" office:value-type="percentage" office:value="0.999941623118027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41" calcext:value-type="float">
            <text:p>41</text:p>
          </table:table-cell>
          <table:table-cell table:formula="of:=SUM([.B$2:.B482])" office:value-type="float" office:value="19441534" calcext:value-type="float">
            <text:p/>
          </table:table-cell>
          <table:table-cell table:formula="of:=[.B482]/SUM([.B$2:.B$502])" office:value-type="percentage" office:value="0.00000210876842369252" calcext:value-type="percentage">
            <text:p/>
          </table:table-cell>
          <table:table-cell table:formula="of:=[.C482]/SUM([.B$2:.B$502])" office:value-type="percentage" office:value="0.99994373188645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40" calcext:value-type="float">
            <text:p>40</text:p>
          </table:table-cell>
          <table:table-cell table:formula="of:=SUM([.B$2:.B483])" office:value-type="float" office:value="19441574" calcext:value-type="float">
            <text:p/>
          </table:table-cell>
          <table:table-cell table:formula="of:=[.B483]/SUM([.B$2:.B$502])" office:value-type="percentage" office:value="0.0000020573350475049" calcext:value-type="percentage">
            <text:p/>
          </table:table-cell>
          <table:table-cell table:formula="of:=[.C483]/SUM([.B$2:.B$502])" office:value-type="percentage" office:value="0.99994578922149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52" calcext:value-type="float">
            <text:p>52</text:p>
          </table:table-cell>
          <table:table-cell table:formula="of:=SUM([.B$2:.B484])" office:value-type="float" office:value="19441626" calcext:value-type="float">
            <text:p/>
          </table:table-cell>
          <table:table-cell table:formula="of:=[.B484]/SUM([.B$2:.B$502])" office:value-type="percentage" office:value="0.00000267453556175636" calcext:value-type="percentage">
            <text:p/>
          </table:table-cell>
          <table:table-cell table:formula="of:=[.C484]/SUM([.B$2:.B$502])" office:value-type="percentage" office:value="0.9999484637570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3" calcext:value-type="float">
            <text:p>43</text:p>
          </table:table-cell>
          <table:table-cell table:formula="of:=SUM([.B$2:.B485])" office:value-type="float" office:value="19441669" calcext:value-type="float">
            <text:p/>
          </table:table-cell>
          <table:table-cell table:formula="of:=[.B485]/SUM([.B$2:.B$502])" office:value-type="percentage" office:value="0.00000221163517606776" calcext:value-type="percentage">
            <text:p/>
          </table:table-cell>
          <table:table-cell table:formula="of:=[.C485]/SUM([.B$2:.B$502])" office:value-type="percentage" office:value="0.999950675392236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35" calcext:value-type="float">
            <text:p>35</text:p>
          </table:table-cell>
          <table:table-cell table:formula="of:=SUM([.B$2:.B486])" office:value-type="float" office:value="19441704" calcext:value-type="float">
            <text:p/>
          </table:table-cell>
          <table:table-cell table:formula="of:=[.B486]/SUM([.B$2:.B$502])" office:value-type="percentage" office:value="0.00000180016816656678" calcext:value-type="percentage">
            <text:p/>
          </table:table-cell>
          <table:table-cell table:formula="of:=[.C486]/SUM([.B$2:.B$502])" office:value-type="percentage" office:value="0.99995247556040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42" calcext:value-type="float">
            <text:p>42</text:p>
          </table:table-cell>
          <table:table-cell table:formula="of:=SUM([.B$2:.B487])" office:value-type="float" office:value="19441746" calcext:value-type="float">
            <text:p/>
          </table:table-cell>
          <table:table-cell table:formula="of:=[.B487]/SUM([.B$2:.B$502])" office:value-type="percentage" office:value="0.00000216020179988014" calcext:value-type="percentage">
            <text:p/>
          </table:table-cell>
          <table:table-cell table:formula="of:=[.C487]/SUM([.B$2:.B$502])" office:value-type="percentage" office:value="0.99995463576220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43" calcext:value-type="float">
            <text:p>43</text:p>
          </table:table-cell>
          <table:table-cell table:formula="of:=SUM([.B$2:.B488])" office:value-type="float" office:value="19441789" calcext:value-type="float">
            <text:p/>
          </table:table-cell>
          <table:table-cell table:formula="of:=[.B488]/SUM([.B$2:.B$502])" office:value-type="percentage" office:value="0.00000221163517606776" calcext:value-type="percentage">
            <text:p/>
          </table:table-cell>
          <table:table-cell table:formula="of:=[.C488]/SUM([.B$2:.B$502])" office:value-type="percentage" office:value="0.99995684739737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43" calcext:value-type="float">
            <text:p>43</text:p>
          </table:table-cell>
          <table:table-cell table:formula="of:=SUM([.B$2:.B489])" office:value-type="float" office:value="19441832" calcext:value-type="float">
            <text:p/>
          </table:table-cell>
          <table:table-cell table:formula="of:=[.B489]/SUM([.B$2:.B$502])" office:value-type="percentage" office:value="0.00000221163517606776" calcext:value-type="percentage">
            <text:p/>
          </table:table-cell>
          <table:table-cell table:formula="of:=[.C489]/SUM([.B$2:.B$502])" office:value-type="percentage" office:value="0.99995905903255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58" calcext:value-type="float">
            <text:p>58</text:p>
          </table:table-cell>
          <table:table-cell table:formula="of:=SUM([.B$2:.B490])" office:value-type="float" office:value="19441890" calcext:value-type="float">
            <text:p/>
          </table:table-cell>
          <table:table-cell table:formula="of:=[.B490]/SUM([.B$2:.B$502])" office:value-type="percentage" office:value="0.0000029831358188821" calcext:value-type="percentage">
            <text:p/>
          </table:table-cell>
          <table:table-cell table:formula="of:=[.C490]/SUM([.B$2:.B$502])" office:value-type="percentage" office:value="0.99996204216837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45" calcext:value-type="float">
            <text:p>45</text:p>
          </table:table-cell>
          <table:table-cell table:formula="of:=SUM([.B$2:.B491])" office:value-type="float" office:value="19441935" calcext:value-type="float">
            <text:p/>
          </table:table-cell>
          <table:table-cell table:formula="of:=[.B491]/SUM([.B$2:.B$502])" office:value-type="percentage" office:value="0.00000231450192844301" calcext:value-type="percentage">
            <text:p/>
          </table:table-cell>
          <table:table-cell table:formula="of:=[.C491]/SUM([.B$2:.B$502])" office:value-type="percentage" office:value="0.99996435667030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57" calcext:value-type="float">
            <text:p>57</text:p>
          </table:table-cell>
          <table:table-cell table:formula="of:=SUM([.B$2:.B492])" office:value-type="float" office:value="19441992" calcext:value-type="float">
            <text:p/>
          </table:table-cell>
          <table:table-cell table:formula="of:=[.B492]/SUM([.B$2:.B$502])" office:value-type="percentage" office:value="0.00000293170244269448" calcext:value-type="percentage">
            <text:p/>
          </table:table-cell>
          <table:table-cell table:formula="of:=[.C492]/SUM([.B$2:.B$502])" office:value-type="percentage" office:value="0.99996728837274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55" calcext:value-type="float">
            <text:p>55</text:p>
          </table:table-cell>
          <table:table-cell table:formula="of:=SUM([.B$2:.B493])" office:value-type="float" office:value="19442047" calcext:value-type="float">
            <text:p/>
          </table:table-cell>
          <table:table-cell table:formula="of:=[.B493]/SUM([.B$2:.B$502])" office:value-type="percentage" office:value="0.00000282883569031923" calcext:value-type="percentage">
            <text:p/>
          </table:table-cell>
          <table:table-cell table:formula="of:=[.C493]/SUM([.B$2:.B$502])" office:value-type="percentage" office:value="0.99997011720843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45" calcext:value-type="float">
            <text:p>45</text:p>
          </table:table-cell>
          <table:table-cell table:formula="of:=SUM([.B$2:.B494])" office:value-type="float" office:value="19442092" calcext:value-type="float">
            <text:p/>
          </table:table-cell>
          <table:table-cell table:formula="of:=[.B494]/SUM([.B$2:.B$502])" office:value-type="percentage" office:value="0.00000231450192844301" calcext:value-type="percentage">
            <text:p/>
          </table:table-cell>
          <table:table-cell table:formula="of:=[.C494]/SUM([.B$2:.B$502])" office:value-type="percentage" office:value="0.999972431710363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39" calcext:value-type="float">
            <text:p>39</text:p>
          </table:table-cell>
          <table:table-cell table:formula="of:=SUM([.B$2:.B495])" office:value-type="float" office:value="19442131" calcext:value-type="float">
            <text:p/>
          </table:table-cell>
          <table:table-cell table:formula="of:=[.B495]/SUM([.B$2:.B$502])" office:value-type="percentage" office:value="0.00000200590167131727" calcext:value-type="percentage">
            <text:p/>
          </table:table-cell>
          <table:table-cell table:formula="of:=[.C495]/SUM([.B$2:.B$502])" office:value-type="percentage" office:value="0.999974437612035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35" calcext:value-type="float">
            <text:p>35</text:p>
          </table:table-cell>
          <table:table-cell table:formula="of:=SUM([.B$2:.B496])" office:value-type="float" office:value="19442166" calcext:value-type="float">
            <text:p/>
          </table:table-cell>
          <table:table-cell table:formula="of:=[.B496]/SUM([.B$2:.B$502])" office:value-type="percentage" office:value="0.00000180016816656678" calcext:value-type="percentage">
            <text:p/>
          </table:table-cell>
          <table:table-cell table:formula="of:=[.C496]/SUM([.B$2:.B$502])" office:value-type="percentage" office:value="0.999976237780201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53" calcext:value-type="float">
            <text:p>53</text:p>
          </table:table-cell>
          <table:table-cell table:formula="of:=SUM([.B$2:.B497])" office:value-type="float" office:value="19442219" calcext:value-type="float">
            <text:p/>
          </table:table-cell>
          <table:table-cell table:formula="of:=[.B497]/SUM([.B$2:.B$502])" office:value-type="percentage" office:value="0.00000272596893794399" calcext:value-type="percentage">
            <text:p/>
          </table:table-cell>
          <table:table-cell table:formula="of:=[.C497]/SUM([.B$2:.B$502])" office:value-type="percentage" office:value="0.999978963749139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45" calcext:value-type="float">
            <text:p>45</text:p>
          </table:table-cell>
          <table:table-cell table:formula="of:=SUM([.B$2:.B498])" office:value-type="float" office:value="19442264" calcext:value-type="float">
            <text:p/>
          </table:table-cell>
          <table:table-cell table:formula="of:=[.B498]/SUM([.B$2:.B$502])" office:value-type="percentage" office:value="0.00000231450192844301" calcext:value-type="percentage">
            <text:p/>
          </table:table-cell>
          <table:table-cell table:formula="of:=[.C498]/SUM([.B$2:.B$502])" office:value-type="percentage" office:value="0.999981278251068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43" calcext:value-type="float">
            <text:p>43</text:p>
          </table:table-cell>
          <table:table-cell table:formula="of:=SUM([.B$2:.B499])" office:value-type="float" office:value="19442307" calcext:value-type="float">
            <text:p/>
          </table:table-cell>
          <table:table-cell table:formula="of:=[.B499]/SUM([.B$2:.B$502])" office:value-type="percentage" office:value="0.00000221163517606776" calcext:value-type="percentage">
            <text:p/>
          </table:table-cell>
          <table:table-cell table:formula="of:=[.C499]/SUM([.B$2:.B$502])" office:value-type="percentage" office:value="0.99998348988624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45" calcext:value-type="float">
            <text:p>45</text:p>
          </table:table-cell>
          <table:table-cell table:formula="of:=SUM([.B$2:.B500])" office:value-type="float" office:value="19442352" calcext:value-type="float">
            <text:p/>
          </table:table-cell>
          <table:table-cell table:formula="of:=[.B500]/SUM([.B$2:.B$502])" office:value-type="percentage" office:value="0.00000231450192844301" calcext:value-type="percentage">
            <text:p/>
          </table:table-cell>
          <table:table-cell table:formula="of:=[.C500]/SUM([.B$2:.B$502])" office:value-type="percentage" office:value="0.999985804388172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65" calcext:value-type="float">
            <text:p>65</text:p>
          </table:table-cell>
          <table:table-cell table:formula="of:=SUM([.B$2:.B501])" office:value-type="float" office:value="19442417" calcext:value-type="float">
            <text:p/>
          </table:table-cell>
          <table:table-cell table:formula="of:=[.B501]/SUM([.B$2:.B$502])" office:value-type="percentage" office:value="0.00000334316945219545" calcext:value-type="percentage">
            <text:p/>
          </table:table-cell>
          <table:table-cell table:formula="of:=[.C501]/SUM([.B$2:.B$502])" office:value-type="percentage" office:value="0.999989147557624" calcext:value-type="percentage">
            <text:p/>
          </table:table-cell>
          <table:table-cell table:number-columns-repeated="1019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11" calcext:value-type="float">
            <text:p>211</text:p>
          </table:table-cell>
          <table:table-cell table:formula="of:=SUM([.B$2:.B502])" office:value-type="float" office:value="19442628" calcext:value-type="float">
            <text:p/>
          </table:table-cell>
          <table:table-cell table:formula="of:=[.B502]/SUM([.B$2:.B$502])" office:value-type="percentage" office:value="0.0000108524423755883" calcext:value-type="percentage">
            <text:p/>
          </table:table-cell>
          <table:table-cell table:formula="of:=[.C502]/SUM([.B$2:.B$502])" office:value-type="percentage" office:value="1" calcext:value-type="percentage">
            <text:p/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 style:data-style-name="N2" text:time-value="17:12:43.238920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$Build-3</meta:generator>
    <dc:date>2014-08-05T17:21:27.578739269</dc:date>
    <meta:editing-duration>P0D</meta:editing-duration>
    <meta:editing-cycles>2</meta:editing-cycles>
    <meta:document-statistic meta:table-count="1" meta:cell-count="25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0">
      <style:chart-properties chart:display-label="true" chart:logarithmic="false" chart:minimum="0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097cm" svg:height="20.726cm" xlink:href=".." xlink:type="simple" chart:class="chart:scatter" chart:style-name="ch1">
        <chart:title svg:x="18.811cm" svg:y="0.55cm" chart:style-name="ch2">
          <text:p>Number of Clicks</text:p>
        </chart:title>
        <chart:subtitle svg:x="18.493cm" svg:y="1.743cm" chart:style-name="ch3">
          <text:p> in function of item rank</text:p>
        </chart:subtitle>
        <chart:plot-area chart:style-name="ch4" table:cell-range-address="Sheet1.A3:Sheet1.B502 Sheet1.B2:Sheet1.B2" chart:data-source-has-labels="row" svg:x="1.832cm" svg:y="3.254cm" svg:width="37.623cm" svg:height="16.077cm">
          <chartooo:coordinate-region svg:x="3.565cm" svg:y="3.454cm" svg:width="35.61cm" svg:height="15.23cm"/>
          <chart:axis chart:dimension="x" chart:name="primary-x" chart:style-name="ch5">
            <chart:title svg:x="19.342cm" svg:y="19.745cm" chart:style-name="ch6">
              <text:p>item rank (0-500)</text:p>
            </chart:title>
            <chart:grid chart:style-name="ch7" chart:class="major"/>
          </chart:axis>
          <chart:axis chart:dimension="y" chart:name="primary-y" chart:style-name="ch8">
            <chart:title svg:x="0.451cm" svg:y="12.54cm" chart:style-name="ch9">
              <text:p>number of clicks</text:p>
            </chart:title>
            <chart:grid chart:style-name="ch7" chart:class="major"/>
          </chart:axis>
          <chart:series chart:style-name="ch10" chart:values-cell-range-address="Sheet1.B3:Sheet1.B502" chart:label-cell-address="Sheet1.B2:Sheet1.B2" chart:class="chart:scatter">
            <chart:domain table:cell-range-address="Sheet1.A3:Sheet1.A502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88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502</svg:desc>
                </draw:g>
              </table:table-cell>
              <table:table-cell office:value-type="float" office:value="8220278">
                <text:p>8220278</text:p>
                <draw:g>
                  <svg:desc>Sheet1.B3:Sheet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16738">
                <text:p>2316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40751">
                <text:p>1640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71642">
                <text:p>1171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43667">
                <text:p>943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74718">
                <text:p>774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5914">
                <text:p>655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9206">
                <text:p>579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9196">
                <text:p>549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7325">
                <text:p>577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7688">
                <text:p>127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8555">
                <text:p>108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1802">
                <text:p>101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4221">
                <text:p>94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1020">
                <text:p>910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006">
                <text:p>75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0054">
                <text:p>70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5832">
                <text:p>65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2141">
                <text:p>62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8384">
                <text:p>58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5471">
                <text:p>55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3273">
                <text:p>53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2538">
                <text:p>52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5048">
                <text:p>55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5641">
                <text:p>656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423">
                <text:p>314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494">
                <text:p>274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269">
                <text:p>26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4917">
                <text:p>24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951">
                <text:p>239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041">
                <text:p>23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2099">
                <text:p>220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175">
                <text:p>21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0492">
                <text:p>20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951">
                <text:p>19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418">
                <text:p>19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675">
                <text:p>18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972">
                <text:p>189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181">
                <text:p>20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4946">
                <text:p>2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4024">
                <text:p>14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492">
                <text:p>124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889">
                <text:p>11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245">
                <text:p>11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179">
                <text:p>111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328">
                <text:p>103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493">
                <text:p>9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036">
                <text:p>90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071">
                <text:p>100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555">
                <text:p>12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743">
                <text:p>67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485">
                <text:p>6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474">
                <text:p>64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149">
                <text:p>6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536">
                <text:p>5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426">
                <text:p>54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98">
                <text:p>71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559">
                <text:p>25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149">
                <text:p>21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546cm" svg:height="23.369cm" xlink:href=".." xlink:type="simple" chart:class="chart:scatter" chart:style-name="ch1">
        <chart:title svg:x="17.528cm" svg:y="0.603cm" chart:style-name="ch2">
          <text:p>Percentage of Clicks Up To Rank</text:p>
        </chart:title>
        <chart:plot-area chart:style-name="ch3" table:cell-range-address="Sheet1.A2:Sheet1.A502 Sheet1.E1:Sheet1.E502" chart:data-source-has-labels="row" svg:x="1.841cm" svg:y="2.783cm" svg:width="38.045cm" svg:height="19.138cm">
          <chartooo:coordinate-region svg:x="3.441cm" svg:y="2.982cm" svg:width="36.165cm" svg:height="18.292cm"/>
          <chart:axis chart:dimension="x" chart:name="primary-x" chart:style-name="ch4">
            <chart:title svg:x="20.422cm" svg:y="22.388cm" chart:style-name="ch5">
              <text:p>Rank</text:p>
            </chart:title>
            <chart:grid chart:style-name="ch6" chart:class="major"/>
          </chart:axis>
          <chart:axis chart:dimension="y" chart:name="primary-y" chart:style-name="ch7">
            <chart:title svg:x="0.451cm" svg:y="14.923cm" chart:style-name="ch8">
              <text:p>Percentage of clicks up to this rank</text:p>
            </chart:title>
            <chart:grid chart:style-name="ch6" chart:class="major"/>
          </chart:axis>
          <chart:series chart:style-name="ch9" chart:values-cell-range-address="Sheet1.E2:Sheet1.E502" chart:label-cell-address="Sheet1.E1:Sheet1.E1" chart:class="chart:scatter">
            <chart:domain table:cell-range-address="Sheet1.A2:Sheet1.A502"/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Percentag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02</svg:desc>
                </draw:g>
              </table:table-cell>
              <table:table-cell office:value-type="float" office:value="0.00041599314660549">
                <text:p>0.00041599314660549</text:p>
                <draw:g>
                  <svg:desc>Sheet1.E2:Sheet1.E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23212643887442">
                <text:p>0.423212643887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42370300969601">
                <text:p>0.542370300969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26759664382819">
                <text:p>0.626759664382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87021168126037">
                <text:p>0.687021168126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35557147932882">
                <text:p>0.7355571479328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75403510266205">
                <text:p>0.775403510266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09139381774933">
                <text:p>0.8091393817749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38929901863061">
                <text:p>0.838929901863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7176906331798">
                <text:p>0.867176906331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96870680239318">
                <text:p>0.896870680239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03438105177962">
                <text:p>0.903438105177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0902145533001">
                <text:p>0.90902145533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14257475892662">
                <text:p>0.914257475892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19103580030436">
                <text:p>0.919103580030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23785045931034">
                <text:p>0.923785045931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27642857745362">
                <text:p>0.92764285774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3124597148081">
                <text:p>0.93124597148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34631933501994">
                <text:p>0.934631933501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37828054931669">
                <text:p>0.937828054931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40830941167007">
                <text:p>0.940830941167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4368400197751">
                <text:p>0.94368400197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46424012227154">
                <text:p>0.946424012227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49126218945299">
                <text:p>0.949126218945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51957523437675">
                <text:p>0.951957523437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55333661684007">
                <text:p>0.9553336616840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56949852663951">
                <text:p>0.956949852663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58363961908853">
                <text:p>0.9583639619088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59715065267926">
                <text:p>0.959715065267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60996630702393">
                <text:p>0.9609966307023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62228511495462">
                <text:p>0.962228511495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63413587916202">
                <text:p>0.963413587916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64550214096572">
                <text:p>0.964550214096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65639315837345">
                <text:p>0.965639315837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66693288582181">
                <text:p>0.9666932885821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67719435870501">
                <text:p>0.967719435870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68718169169312">
                <text:p>0.968718169169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69678687469616">
                <text:p>0.969678687469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70654481482647">
                <text:p>0.970654481482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7169245844749">
                <text:p>0.971692458447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72975515449866">
                <text:p>0.9729755154498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73696817117521">
                <text:p>0.973696817117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74339322852857">
                <text:p>0.974339322852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74950814262352">
                <text:p>0.974950814262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75529182577582">
                <text:p>0.975529182577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76104156289983">
                <text:p>0.9761041562899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76654956315576">
                <text:p>0.9766549563155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77186160224842">
                <text:p>0.977186160224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77710420628323">
                <text:p>0.9777104206283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78215804982742">
                <text:p>0.978215804982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78715840266038">
                <text:p>0.9787158402660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79204097306187">
                <text:p>0.9792040973061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79668849293419">
                <text:p>0.9796688492934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80143065021868">
                <text:p>0.980143065021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80661050553454">
                <text:p>0.980661050553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8130679659149">
                <text:p>0.98130679659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81701907787363">
                <text:p>0.981701907787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82064564522862">
                <text:p>0.982064564522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82411379778495">
                <text:p>0.982411379778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82744925223072">
                <text:p>0.982744925223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8307790490051">
                <text:p>0.983077904900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83394168730688">
                <text:p>0.983394168730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83703180454823">
                <text:p>0.983703180454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84011729278573">
                <text:p>0.9840117292785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84302173553904">
                <text:p>0.984302173553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84586908724479">
                <text:p>0.9845869087244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84868506459106">
                <text:p>0.9848685064591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851475839583">
                <text:p>0.9851475839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85428564492413">
                <text:p>0.9854285644924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85735518881501">
                <text:p>0.9857355188815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86105736323299">
                <text:p>0.986105736323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86364240472019">
                <text:p>0.9863642404720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86598519500553">
                <text:p>0.986598519500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86811762278227">
                <text:p>0.986811762278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87019964585035">
                <text:p>0.9870199645850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87230532827147">
                <text:p>0.9872305328271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87432357395307">
                <text:p>0.9874323573953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87632227495172">
                <text:p>0.987632227495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87819856451504">
                <text:p>0.987819856451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88001416269447">
                <text:p>0.9880014162694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88186679290475">
                <text:p>0.9881866792904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88365976039865">
                <text:p>0.988365976039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88544809888869">
                <text:p>0.988544809888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88728324175106">
                <text:p>0.988728324175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88926959873943">
                <text:p>0.988926959873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89176411748453">
                <text:p>0.989176411748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89345678989486">
                <text:p>0.9893456789894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950198501972">
                <text:p>0.989501985019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89649238775746">
                <text:p>0.9896492387757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89796441098395">
                <text:p>0.989796441098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89939477317572">
                <text:p>0.9899394773175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90072946928779">
                <text:p>0.990072946928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90206210806482">
                <text:p>0.990206210806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90335771481098">
                <text:p>0.990335771481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90468315291534">
                <text:p>0.990468315291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90593606995927">
                <text:p>0.990593606995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90717715732667">
                <text:p>0.990717715732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90842390236546">
                <text:p>0.990842390236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90964647371744">
                <text:p>0.9909646473717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91101460152403">
                <text:p>0.9911014601524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91271653194208">
                <text:p>0.9912716531942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991401213868825">
                <text:p>0.9914012138688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991527945707751">
                <text:p>0.9915279457077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991644596604944">
                <text:p>0.9916445966049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991751166560405">
                <text:p>0.9917511665604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99186092538519">
                <text:p>0.991860925385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991968009674412">
                <text:p>0.9919680096744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992069436292254">
                <text:p>0.9920694362922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992168805575049">
                <text:p>0.992168805575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992266683289934">
                <text:p>0.9922666832899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992362966570157">
                <text:p>0.992362966570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992459558450637">
                <text:p>0.9924595584506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992554298729575">
                <text:p>0.9925542987295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992651713544074">
                <text:p>0.9926517135440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992757306265388">
                <text:p>0.9927573062653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99288691837338">
                <text:p>0.992886918373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992982738753218">
                <text:p>0.9929827387532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993071409893765">
                <text:p>0.9930714098937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993159823867432">
                <text:p>0.9931598238674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993240368534542">
                <text:p>0.9932403685345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993321839002423">
                <text:p>0.9933218390024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993400634934742">
                <text:p>0.993400634934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993479790900695">
                <text:p>0.9934797909006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993553443495396">
                <text:p>0.9935534434953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993627919024116">
                <text:p>0.993627919024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993699462850393">
                <text:p>0.993699462850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993771366710303">
                <text:p>0.993771366710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993845276471884">
                <text:p>0.9938452764718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99391697459829">
                <text:p>0.993916974598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993997210665142">
                <text:p>0.993997210665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99409519124678">
                <text:p>0.994095191246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994247845507305">
                <text:p>0.9942478455073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99438254951954">
                <text:p>0.994382549519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994514167529204">
                <text:p>0.9945141675292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994635756030512">
                <text:p>0.9946357560305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994756058697415">
                <text:p>0.9947560586974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99487430402927">
                <text:p>0.994874304029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994984834354697">
                <text:p>0.9949848343546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99508908980823">
                <text:p>0.995089089808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9951917508271">
                <text:p>0.99519175082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995289628541985">
                <text:p>0.9952896285419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995389203558284">
                <text:p>0.9953892035582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995488058507317">
                <text:p>0.995488058507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995584856121302">
                <text:p>0.9955848561213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995692917644672">
                <text:p>0.9956929176446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995829627558579">
                <text:p>0.9958296275585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9958868214729">
                <text:p>0.99588682147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995936660414425">
                <text:p>0.9959366604144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995985419255051">
                <text:p>0.9959854192550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996030474892592">
                <text:p>0.9960304748925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996077433565051">
                <text:p>0.9960774335650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996126192405677">
                <text:p>0.9961261924056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996173716845274">
                <text:p>0.9961737168452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996219286816576">
                <text:p>0.9962192868165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996263159486464">
                <text:p>0.9962631594864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996307546490114">
                <text:p>0.9963075464901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996350544792607">
                <text:p>0.9963505447926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9963913828933">
                <text:p>0.99639138289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996433352528269">
                <text:p>0.9964333525282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996481802768638">
                <text:p>0.996481802768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99654249415254">
                <text:p>0.996542494152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996585441021656">
                <text:p>0.9965854410216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996622318752383">
                <text:p>0.9966223187523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9966609452179">
                <text:p>0.99666094521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996696485680845">
                <text:p>0.9966964856808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996729351608229">
                <text:p>0.996729351608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996762320402365">
                <text:p>0.9967623204023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996794311962354">
                <text:p>0.9967943119623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996828000823757">
                <text:p>0.996828000823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996862975519564">
                <text:p>0.9968629755195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996895532846691">
                <text:p>0.9968955328466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996927267239799">
                <text:p>0.9969272672397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996959927433678">
                <text:p>0.9969599274336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996992587627557">
                <text:p>0.9969925876275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997030545459184">
                <text:p>0.9970305454591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997076578330872">
                <text:p>0.9970765783308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997109392824879">
                <text:p>0.9971093928248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997139944250335">
                <text:p>0.9971399442503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997170289942286">
                <text:p>0.9971702899422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997196418097389">
                <text:p>0.9971964180973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997223626353392">
                <text:p>0.9972236263533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9972510403429">
                <text:p>0.9972510403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997278145732151">
                <text:p>0.9972781457321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997304685354264">
                <text:p>0.9973046853542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997330350608981">
                <text:p>0.9973303506089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997356787364342">
                <text:p>0.9973567873643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997382915519445">
                <text:p>0.9973829155194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997408940807796">
                <text:p>0.9974089408077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997433783128495">
                <text:p>0.997433783128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997463357319803">
                <text:p>0.9974633573198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99749766338172">
                <text:p>0.997497663381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99753839861566">
                <text:p>0.997538398615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99757388764523">
                <text:p>0.997573887645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997609119507918">
                <text:p>0.9976091195079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997641573968293">
                <text:p>0.997641573968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997674542762429">
                <text:p>0.9976745427624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997706071422032">
                <text:p>0.9977060714220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997737240048002">
                <text:p>0.997737240048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997768305807219">
                <text:p>0.997768305807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997800554534089">
                <text:p>0.9978005545340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997829202924625">
                <text:p>0.997829202924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997858314215547">
                <text:p>0.9978583142155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997886859739332">
                <text:p>0.9978868597393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997918542699063">
                <text:p>0.9979185426990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997951357193071">
                <text:p>0.9979513571930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99799615566373">
                <text:p>0.997996155663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998017654814977">
                <text:p>0.9980176548149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998037096631176">
                <text:p>0.9980370966311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99805525261297">
                <text:p>0.998055252612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998073614328269">
                <text:p>0.9980736143282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998092284643825">
                <text:p>0.9980922846438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998110749225876">
                <text:p>0.9981107492258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99812756793989">
                <text:p>0.998127567939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99814361515326">
                <text:p>0.998143615153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998159765233383">
                <text:p>0.9981597652333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998176789680901">
                <text:p>0.9981767896809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998193916995172">
                <text:p>0.9981939169951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998210221375423">
                <text:p>0.9982102213754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998226834355932">
                <text:p>0.9982268343559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998246224738754">
                <text:p>0.9982462247387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998270192692058">
                <text:p>0.9982701926920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998288142940347">
                <text:p>0.9982881429403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998304138720342">
                <text:p>0.9983041387203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99832116316786">
                <text:p>0.998321163167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99833613028033">
                <text:p>0.998336130280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998350634492415">
                <text:p>0.9983506344924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998365704471638">
                <text:p>0.9983657044716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998379797216714">
                <text:p>0.9983797972167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998395587263203">
                <text:p>0.9983955872632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998408702774131">
                <text:p>0.9984087027741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998422024018564">
                <text:p>0.9984220240185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998436733964153">
                <text:p>0.9984367339641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998449335141319">
                <text:p>0.9984493351413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998463479319771">
                <text:p>0.9984634793197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998477726364975">
                <text:p>0.9984777263649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998496293813779">
                <text:p>0.9984962938137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998511209492873">
                <text:p>0.9985112094928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99852622803872">
                <text:p>0.998526228038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998539703583281">
                <text:p>0.9985397035832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998552099026942">
                <text:p>0.9985520990269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998562745735813">
                <text:p>0.9985627457358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998573238144555">
                <text:p>0.9985732381445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998584296320436">
                <text:p>0.9985842963204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998595868830078">
                <text:p>0.9985958688300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998607904240106">
                <text:p>0.9986079042401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998619836783381">
                <text:p>0.9986198367833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998630072025243">
                <text:p>0.9986300720252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998641130201123">
                <text:p>0.9986411302011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998654091411922">
                <text:p>0.9986540914119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998668698490759">
                <text:p>0.99866869849075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998685002871011">
                <text:p>0.9986850028710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998702335918786">
                <text:p>0.9987023359187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998717920231771">
                <text:p>0.9987179202317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998732270143727">
                <text:p>0.9987322701437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998746928655941">
                <text:p>0.9987469286559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998762667269054">
                <text:p>0.9987626672690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998777222914515">
                <text:p>0.9987772229145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998791418526343">
                <text:p>0.9987914185263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998806591372319">
                <text:p>0.9988065913723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998818626782346">
                <text:p>0.9988186267823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998832770960798">
                <text:p>0.9988327709607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998846246505359">
                <text:p>0.9988462465053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998858796249149">
                <text:p>0.9988587962491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998870574492296">
                <text:p>0.9988705744922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998885644471519">
                <text:p>0.9988856444715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998905497754727">
                <text:p>0.9989054977547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998915887296717">
                <text:p>0.9989158872967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998924168070283">
                <text:p>0.9989241680702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998932551710602">
                <text:p>0.9989325517106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998942015451821">
                <text:p>0.9989420154518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998950039058506">
                <text:p>0.9989500390585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998957959798439">
                <text:p>0.9989579597984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998965006170976">
                <text:p>0.9989650061709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998972824044157">
                <text:p>0.9989728240441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998980179016952">
                <text:p>0.9989801790169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998989488458042">
                <text:p>0.9989894884580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998996894864213">
                <text:p>0.9989968948642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999004661304017">
                <text:p>0.9990046613040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999012684910702">
                <text:p>0.9990126849107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999021840051664">
                <text:p>0.9990218400516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999033926895068">
                <text:p>0.9990339268950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999043596369791">
                <text:p>0.9990435963697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99905198001011">
                <text:p>0.999051980010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999060826550814">
                <text:p>0.9990608265508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999068592990618">
                <text:p>0.9990685929906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999075845096661">
                <text:p>0.9990758450966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999083508669713">
                <text:p>0.9990835086697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999090760775755">
                <text:p>0.9990907607757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999099555883083">
                <text:p>0.9990995558830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999107528056392">
                <text:p>0.9991075280563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999114883029187">
                <text:p>0.9991148830291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999122855202496">
                <text:p>0.9991228552024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999131341709567">
                <text:p>0.9991313417095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999137976615095">
                <text:p>0.9991379766150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999147388922938">
                <text:p>0.9991473889229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999158807132451">
                <text:p>0.9991588071324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999166933605889">
                <text:p>0.9991669336058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999174288578684">
                <text:p>0.9991742885786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999180974917588">
                <text:p>0.9991809749175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999188844224145">
                <text:p>0.9991888442241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999195324829545">
                <text:p>0.9991953248295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999201959735073">
                <text:p>0.9992019597350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999209571874749">
                <text:p>0.9992095718747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999216412513782">
                <text:p>0.9992164125137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999222018751786">
                <text:p>0.9992220187517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99922870509069">
                <text:p>0.999228705090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999234362762071">
                <text:p>0.9992343627620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999240431900461">
                <text:p>0.9992404319004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999246963939237">
                <text:p>0.9992469639392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999254627512289">
                <text:p>0.9992546275122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99926378265325">
                <text:p>0.999263782653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99927458366225">
                <text:p>0.999274583662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999283790236587">
                <text:p>0.9992837902365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999291968143401">
                <text:p>0.9992919681434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999300711817353">
                <text:p>0.9993007118173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999308941157543">
                <text:p>0.9993089411575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999317119064357">
                <text:p>0.9993171190643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999325091237666">
                <text:p>0.9993250912376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999332394777085">
                <text:p>0.9993323947770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999339389716246">
                <text:p>0.9993393897162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999347413322931">
                <text:p>0.9993474133229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999354871162479">
                <text:p>0.9993548711624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999361814668264">
                <text:p>0.9993618146682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999369941141702">
                <text:p>0.9993699411417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999378119048516">
                <text:p>0.9993781190485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999389640124782">
                <text:p>0.9993896401247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999395040629281">
                <text:p>0.9993950406292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999400904034167">
                <text:p>0.9994009040341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999406150238538">
                <text:p>0.9994061502385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999411293576156">
                <text:p>0.999411293576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999416539780528">
                <text:p>0.9994165397805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999420860184127">
                <text:p>0.9994208601841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99942595208837">
                <text:p>0.999425952088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999430015325089">
                <text:p>0.9994300153250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99943376996155">
                <text:p>0.999433769961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999438553265536">
                <text:p>0.9994385532655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999442925102512">
                <text:p>0.9994429251025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999446936905854">
                <text:p>0.9994469369058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99945130874283">
                <text:p>0.999451308742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999456092046816">
                <text:p>0.9994560920468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99946277838572">
                <text:p>0.99946277838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999468024590091">
                <text:p>0.9994680245900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999472653593948">
                <text:p>0.9994726535939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999477179731053">
                <text:p>0.9994771797310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999481963035038">
                <text:p>0.9994819630350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99948638630539">
                <text:p>0.999486386305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999491221042752">
                <text:p>0.9994912210427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999495644313104">
                <text:p>0.999495644313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999499450382942">
                <text:p>0.9994994503829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999503102152651">
                <text:p>0.9995031021526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999507062522618">
                <text:p>0.9995070625226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999511228626089">
                <text:p>0.9995112286260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999516011930074">
                <text:p>0.9995160119300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999520023733417">
                <text:p>0.9995200237334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999524447003769">
                <text:p>0.9995244470037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999530516142159">
                <text:p>0.9995305161421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999536276680292">
                <text:p>0.9995362766802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999540288483635">
                <text:p>0.9995402884836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999544814620739">
                <text:p>0.9995448146207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999548466390449">
                <text:p>0.9995484663904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999553403994563">
                <text:p>0.9995534039945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99955762153141">
                <text:p>0.999557621531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999561633334753">
                <text:p>0.9995616333347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9995658508716">
                <text:p>0.99956585087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999570119841824">
                <text:p>0.9995701198418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999573668744781">
                <text:p>0.9995736687447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999577371947866">
                <text:p>0.9995773719478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999581743784842">
                <text:p>0.9995817437848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999584366887028">
                <text:p>0.9995843668870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999588327256994">
                <text:p>0.9995883272569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999593419161237">
                <text:p>0.9995934191612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999600722700655">
                <text:p>0.99960072270065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999606843272422">
                <text:p>0.9996068432724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999611986610041">
                <text:p>0.9996119866100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99961779858155">
                <text:p>0.999617798581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99962237615203">
                <text:p>0.999622376152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99962777665653">
                <text:p>0.999627776656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999632354227011">
                <text:p>0.9996323542270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999636983230868">
                <text:p>0.9996369832308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99964207513511">
                <text:p>0.999642075135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999648504307134">
                <text:p>0.9996485043071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999653287611119">
                <text:p>0.9996532876111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999657762314848">
                <text:p>0.9996577623148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999662494185457">
                <text:p>0.9996624941854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999667997556709">
                <text:p>0.9996679975567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999674735328989">
                <text:p>0.9996747353289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999677718464808">
                <text:p>0.9996777184648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999681113067637">
                <text:p>0.9996811130676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999685022004227">
                <text:p>0.9996850220042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999688365173679">
                <text:p>0.99968836517367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999691554043003">
                <text:p>0.9996915540430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999694177145188">
                <text:p>0.9996941771451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999697366014512">
                <text:p>0.9996973660145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999700297716955">
                <text:p>0.9997002977169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999703023685893">
                <text:p>0.9997030236858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99970657258885">
                <text:p>0.999706572588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999710121491807">
                <text:p>0.9997101214918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999713207494378">
                <text:p>0.9997132074943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999716036330068">
                <text:p>0.9997160363300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999719945266658">
                <text:p>0.9997199452666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999724471403763">
                <text:p>0.9997244714037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99972802030672">
                <text:p>0.999728020306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999730643408905">
                <text:p>0.9997306434089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999733780844853">
                <text:p>0.9997337808448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999737226881057">
                <text:p>0.9997372268810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999739901416619">
                <text:p>0.9997399014166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999742781685686">
                <text:p>0.9997427816856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999745353354495">
                <text:p>0.9997453533544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999747770723176">
                <text:p>0.9997477707231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999750702425619">
                <text:p>0.9997507024256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999754302761952">
                <text:p>0.9997543027619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999756771564009">
                <text:p>0.9997567715640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999760166166837">
                <text:p>0.9997601661668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999762943569151">
                <text:p>0.9997629435691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999765875271594">
                <text:p>0.9997658752715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999771070042589">
                <text:p>0.9997710700425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999775184712684">
                <text:p>0.9997751847126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999778630748888">
                <text:p>0.9997786307488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999781459584579">
                <text:p>0.9997814595845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999784031253388">
                <text:p>0.9997840312533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999787065822583">
                <text:p>0.9997870658225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999789843224897">
                <text:p>0.9997898432248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999792980660845">
                <text:p>0.9997929806608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999795963796664">
                <text:p>0.99979596379666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999798484032097">
                <text:p>0.9997984840320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999800798534025">
                <text:p>0.9998007985340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999803113035954">
                <text:p>0.9998031130359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999805427537882">
                <text:p>0.99980542753788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999807947773315">
                <text:p>0.9998079477733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999810468008749">
                <text:p>0.9998104680087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999814068345082">
                <text:p>0.9998140683450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99981854304881">
                <text:p>0.9998185430488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999822040518391">
                <text:p>0.99982204051839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999825795154852">
                <text:p>0.9998257951548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999829241191057">
                <text:p>0.9998292411910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999832532927133">
                <text:p>0.9998325329271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999835156029319">
                <text:p>0.9998351560293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999838190598514">
                <text:p>0.9998381905985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999841533767966">
                <text:p>0.9998415337679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999844465470409">
                <text:p>0.9998444654704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999847860073237">
                <text:p>0.9998478600732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999851563276322">
                <text:p>0.9998515632763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999854443545389">
                <text:p>0.9998544435453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99985794101497">
                <text:p>0.9998579410149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999862158551817">
                <text:p>0.9998621585518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999866736122298">
                <text:p>0.9998667361222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999868947757474">
                <text:p>0.9998689477574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999871673726412">
                <text:p>0.9998716737264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999873936794964">
                <text:p>0.9998739367949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999876354163645">
                <text:p>0.9998763541636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999878257198564">
                <text:p>0.9998782571985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999880160233483">
                <text:p>0.9998801602334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999881754668145">
                <text:p>0.9998817546681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999883863436568">
                <text:p>0.9998838634365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99988586933824">
                <text:p>0.999885869338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999887978106663">
                <text:p>0.9998879781066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999890241175216">
                <text:p>0.9998902411752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999893070010906">
                <text:p>0.9998930700109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999894355845311">
                <text:p>0.9998943558453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999896516047111">
                <text:p>0.9998965160471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999900219250196">
                <text:p>0.9999002192501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99990232801862">
                <text:p>0.999902328018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999904436787043">
                <text:p>0.9999044367870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999906185521834">
                <text:p>0.9999061855218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999908448590386">
                <text:p>0.9999084485903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999910351625305">
                <text:p>0.9999103516253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999912768993986">
                <text:p>0.9999127689939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999914723462281">
                <text:p>0.9999147234622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999916780797328">
                <text:p>0.9999167807973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999918683832247">
                <text:p>0.9999186838322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999920689733919">
                <text:p>0.9999206897339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999922644202214">
                <text:p>0.9999226442022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999924598670509">
                <text:p>0.9999245986705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999926398838676">
                <text:p>0.9999263988386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999929279107742">
                <text:p>0.9999292791077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999932879444075">
                <text:p>0.9999328794440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999935605413013">
                <text:p>0.9999356054130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99993740558118">
                <text:p>0.999937405581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999939565782979">
                <text:p>0.9999395657829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999941623118027">
                <text:p>0.9999416231180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999943731886451">
                <text:p>0.99994373188645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999945789221498">
                <text:p>0.9999457892214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99994846375706">
                <text:p>0.999948463757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999950675392236">
                <text:p>0.9999506753922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999952475560403">
                <text:p>0.9999524755604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999954635762203">
                <text:p>0.9999546357622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999956847397379">
                <text:p>0.9999568473973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999959059032555">
                <text:p>0.9999590590325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999962042168374">
                <text:p>0.9999620421683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999964356670302">
                <text:p>0.9999643566703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999967288372745">
                <text:p>0.9999672883727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999970117208435">
                <text:p>0.9999701172084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999972431710363">
                <text:p>0.9999724317103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999974437612035">
                <text:p>0.9999744376120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999976237780201">
                <text:p>0.9999762377802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999978963749139">
                <text:p>0.9999789637491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999981278251068">
                <text:p>0.9999812782510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999983489886244">
                <text:p>0.9999834898862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999985804388172">
                <text:p>0.9999858043881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999989147557624">
                <text:p>0.9999891475576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